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81.3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nmap mapping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6" office:value-type="string" calcext:value-type="string">
            <text:p>Script</text:p>
          </table:table-cell>
          <table:table-cell table:style-name="ce1" office:value-type="string" calcext:value-type="string">
            <text:p>Without NSE</text:p>
          </table:table-cell>
          <table:table-cell office:value-type="string" calcext:value-type="string">
            <text:p>Implemented where</text:p>
          </table:table-cell>
          <table:table-cell office:value-type="string" calcext:value-type="string">
            <text:p>Where to Go?</text:p>
          </table:table-cell>
          <table:table-cell office:value-type="string" calcext:value-type="string">
            <text:p>Description / Notes</text:p>
          </table:table-cell>
          <table:table-cell office:value-type="string" calcext:value-type="string">
            <text:p>Comment Bl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dobe-coldfusion-apsa1301.nse" xlink:type="simple">http-adobe-coldfusion-apsa1301.nse</text:a> </text:p>
          </table:table-cell>
          <table:table-cell table:style-name="ce1" table:formula="of:=LEFT(TRIM([.A2]);LEN(TRIM([.A2]))-4)" office:value-type="string" office:string-value="http-adobe-coldfusion-apsa1301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 an auth bypass in Coldfusion</text:p>
          </table:table-cell>
          <table:table-cell table:formula="of:=&quot;#&quot; &amp; [.B2] &amp; &quot;: &quot; &amp; [.E2]" office:value-type="string" office:string-value="#http-adobe-coldfusion-apsa1301: Exploit an auth bypass in Coldfusion" calcext:value-type="string">
            <text:p>#http-adobe-coldfusion-apsa1301: Exploit an auth bypass in Coldfu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ffiliate-id.nse" xlink:type="simple">http-affiliate-id.nse</text:a> </text:p>
          </table:table-cell>
          <table:table-cell table:style-name="ce1" table:formula="of:=LEFT(TRIM([.A3]);LEN(TRIM([.A3]))-4)" office:value-type="string" office:string-value="http-affiliate-id" calcext:value-type="string">
            <text:p>http-affiliate-i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rab affiliate network IDs (AdSense, analytics, amazon, etc)</text:p>
          </table:table-cell>
          <table:table-cell table:formula="of:=&quot;#&quot; &amp; [.B3] &amp; &quot;: &quot; &amp; [.E3]" office:value-type="string" office:string-value="#http-affiliate-id: Grab affiliate network IDs (AdSense, analytics, amazon, etc)" calcext:value-type="string">
            <text:p>#http-affiliate-id: Grab affiliate network IDs (AdSense, analytics, amazon, etc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pache-negotiation.nse" xlink:type="simple">http-apache-negotiation.nse</text:a> </text:p>
          </table:table-cell>
          <table:table-cell table:style-name="ce1" table:formula="of:=LEFT(TRIM([.A4]);LEN(TRIM([.A4]))-4)" office:value-type="string" office:string-value="http-apache-negotiation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mod_negotiation. If GET index, does site return index or index.html,etc</text:p>
          </table:table-cell>
          <table:table-cell table:formula="of:=&quot;#&quot; &amp; [.B4] &amp; &quot;: &quot; &amp; [.E4]" office:value-type="string" office:string-value="#http-apache-negotiation: check for mod_negotiation. If GET index, does site return index or index.html,etc" calcext:value-type="string">
            <text:p>#http-apache-negotiation: check for mod_negotiation. If GET index, does site return index or index.html,et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pache-server-status.nse" xlink:type="simple">http-apache-server-status.nse</text:a> </text:p>
          </table:table-cell>
          <table:table-cell table:style-name="ce1" table:formula="of:=LEFT(TRIM([.A5]);LEN(TRIM([.A5]))-4)" office:value-type="string" office:string-value="http-apache-server-status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retrieve server-status if mod_status is enabled <text:s/>/server-status</text:p>
          </table:table-cell>
          <table:table-cell table:formula="of:=&quot;#&quot; &amp; [.B5] &amp; &quot;: &quot; &amp; [.E5]" office:value-type="string" office:string-value="#http-apache-server-status: attempt to retrieve server-status if mod_status is enabled  /server-status" calcext:value-type="string">
            <text:p>#http-apache-server-status: attempt to retrieve server-status if mod_status is enabled <text:s/>/server-stat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spnet-debug.nse" xlink:type="simple">http-aspnet-debug.nse</text:a> </text:p>
          </table:table-cell>
          <table:table-cell table:style-name="ce1" table:formula="of:=LEFT(TRIM([.A6]);LEN(TRIM([.A6]))-4)" office:value-type="string" office:string-value="http-aspnet-debu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rmines if an ASP.NET has debugging enabled using HTTP DEBUG</text:p>
          </table:table-cell>
          <table:table-cell table:formula="of:=&quot;#&quot; &amp; [.B6] &amp; &quot;: &quot; &amp; [.E6]" office:value-type="string" office:string-value="#http-aspnet-debug: Determines if an ASP.NET has debugging enabled using HTTP DEBUG" calcext:value-type="string">
            <text:p>#http-aspnet-debug: Determines if an ASP.NET has debugging enabled using HTTP DEBU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uth-finder.nse" xlink:type="simple">http-auth-finder.nse</text:a> </text:p>
          </table:table-cell>
          <table:table-cell table:style-name="ce1" table:formula="of:=LEFT(TRIM([.A7]);LEN(TRIM([.A7]))-4)" office:value-type="string" office:string-value="http-auth-finder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s a site to find web pages requiring form-based or HTTP-based authentication</text:p>
          </table:table-cell>
          <table:table-cell table:formula="of:=&quot;#&quot; &amp; [.B7] &amp; &quot;: &quot; &amp; [.E7]" office:value-type="string" office:string-value="#http-auth-finder: Spiders a site to find web pages requiring form-based or HTTP-based authentication" calcext:value-type="string">
            <text:p>#http-auth-finder: Spiders a site to find web pages requiring form-based or HTTP-based authentic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uth.nse" xlink:type="simple">http-auth.nse</text:a> </text:p>
          </table:table-cell>
          <table:table-cell table:style-name="ce1" table:formula="of:=LEFT(TRIM([.A8]);LEN(TRIM([.A8]))-4)" office:value-type="string" office:string-value="http-auth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Retrieves the authentication scheme and realm of a web services that requires auth</text:p>
          </table:table-cell>
          <table:table-cell table:formula="of:=&quot;#&quot; &amp; [.B8] &amp; &quot;: &quot; &amp; [.E8]" office:value-type="string" office:string-value="#http-auth: Retrieves the authentication scheme and realm of a web services that requires auth" calcext:value-type="string">
            <text:p>#http-auth: Retrieves the authentication scheme and realm of a web services that requires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vaya-ipoffice-users.nse" xlink:type="simple">http-avaya-ipoffice-users.nse</text:a> </text:p>
          </table:table-cell>
          <table:table-cell table:style-name="ce1" table:formula="of:=LEFT(TRIM([.A9]);LEN(TRIM([.A9]))-4)" office:value-type="string" office:string-value="http-avaya-ipoffice-users" calcext:value-type="string">
            <text:p>http-avaya-ipoffice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 users in Avaya IP office systems</text:p>
          </table:table-cell>
          <table:table-cell table:formula="of:=&quot;#&quot; &amp; [.B9] &amp; &quot;: &quot; &amp; [.E9]" office:value-type="string" office:string-value="#http-avaya-ipoffice-users: Enumerate users in Avaya IP office systems" calcext:value-type="string">
            <text:p>#http-avaya-ipoffice-users: Enumerate users in Avaya IP office system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wstatstotals-exec.nse" xlink:type="simple">http-awstatstotals-exec.nse</text:a> </text:p>
          </table:table-cell>
          <table:table-cell table:style-name="ce1" table:formula="of:=LEFT(TRIM([.A10]);LEN(TRIM([.A10]))-4)" office:value-type="string" office:string-value="http-awstatstotals-exec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RCE in Awstats Totals 1-1.14</text:p>
          </table:table-cell>
          <table:table-cell table:formula="of:=&quot;#&quot; &amp; [.B10] &amp; &quot;: &quot; &amp; [.E10]" office:value-type="string" office:string-value="#http-awstatstotals-exec: Exploits RCE in Awstats Totals 1-1.14" calcext:value-type="string">
            <text:p>#http-awstatstotals-exec: Exploits RCE in Awstats Totals 1-1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xis2-dir-traversal.nse" xlink:type="simple">http-axis2-dir-traversal.nse</text:a> </text:p>
          </table:table-cell>
          <table:table-cell table:style-name="ce1" table:formula="of:=LEFT(TRIM([.A11]);LEN(TRIM([.A11]))-4)" office:value-type="string" office:string-value="http-axis2-dir-traversal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a dirTrav vuln in Apache Axis2 version 1.4.1</text:p>
          </table:table-cell>
          <table:table-cell table:formula="of:=&quot;#&quot; &amp; [.B11] &amp; &quot;: &quot; &amp; [.E11]" office:value-type="string" office:string-value="#http-axis2-dir-traversal: Exploits a dirTrav vuln in Apache Axis2 version 1.4.1" calcext:value-type="string">
            <text:p>#http-axis2-dir-traversal: Exploits a dirTrav vuln in Apache Axis2 version 1.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ackup-finder.nse" xlink:type="simple">http-backup-finder.nse</text:a> </text:p>
          </table:table-cell>
          <table:table-cell table:style-name="ce1" table:formula="of:=LEFT(TRIM([.A12]);LEN(TRIM([.A12]))-4)" office:value-type="string" office:string-value="http-backup-finder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identify backup copies of discovered files (.bak, ~ files, 'copy of index.html', etc)</text:p>
          </table:table-cell>
          <table:table-cell table:formula="of:=&quot;#&quot; &amp; [.B12] &amp; &quot;: &quot; &amp; [.E12]" office:value-type="string" office:string-value="#http-backup-finder: attempt to identify backup copies of discovered files (.bak, ~ files, 'copy of index.html', etc)" calcext:value-type="string">
            <text:p>#http-backup-finder: attempt to identify backup copies of discovered files (.bak, ~ files, 'copy of index.html', etc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arracuda-dir-traversal.nse" xlink:type="simple">http-barracuda-dir-traversal.nse</text:a> </text:p>
          </table:table-cell>
          <table:table-cell table:style-name="ce1" table:formula="of:=LEFT(TRIM([.A13]);LEN(TRIM([.A13]))-4)" office:value-type="string" office:string-value="http-barracuda-dir-traversal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s to retrieve conf from Barracuda Networks Spam &amp; Virus Firewall using DirTrav</text:p>
          </table:table-cell>
          <table:table-cell table:formula="of:=&quot;#&quot; &amp; [.B13] &amp; &quot;: &quot; &amp; [.E13]" office:value-type="string" office:string-value="#http-barracuda-dir-traversal: Attempts to retrieve conf from Barracuda Networks Spam &amp; Virus Firewall using DirTrav" calcext:value-type="string">
            <text:p>#http-barracuda-dir-traversal: Attempts to retrieve conf from Barracuda Networks Spam &amp; Virus Firewall using DirTrav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igip-cookie.nse" xlink:type="simple">http-bigip-cookie.nse</text:a> </text:p>
          </table:table-cell>
          <table:table-cell table:style-name="ce1" table:formula="of:=LEFT(TRIM([.A14]);LEN(TRIM([.A14]))-4)" office:value-type="string" office:string-value="http-bigip-cookie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codes unencrypted F5 BIG-IP cookies in HTTP responses</text:p>
          </table:table-cell>
          <table:table-cell table:formula="of:=&quot;#&quot; &amp; [.B14] &amp; &quot;: &quot; &amp; [.E14]" office:value-type="string" office:string-value="#http-bigip-cookie: Decodes unencrypted F5 BIG-IP cookies in HTTP responses" calcext:value-type="string">
            <text:p>#http-bigip-cookie: Decodes unencrypted F5 BIG-IP cookies in HTTP respons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rute.nse" xlink:type="simple">http-brute.nse</text:a> </text:p>
          </table:table-cell>
          <table:table-cell table:style-name="ce1" table:formula="of:=LEFT(TRIM([.A15]);LEN(TRIM([.A15]))-4)" office:value-type="string" office:string-value="http-brute" calcext:value-type="string">
            <text:p>http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basic, digest, and ntlm auth</text:p>
          </table:table-cell>
          <table:table-cell table:formula="of:=&quot;#&quot; &amp; [.B15] &amp; &quot;: &quot; &amp; [.E15]" office:value-type="string" office:string-value="#http-brute: Brute against http basic, digest, and ntlm auth" calcext:value-type="string">
            <text:p>#http-brute: Brute against http basic, digest, and ntlm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akephp-version.nse" xlink:type="simple">http-cakephp-version.nse</text:a> </text:p>
          </table:table-cell>
          <table:table-cell table:style-name="ce1" table:formula="of:=LEFT(TRIM([.A16]);LEN(TRIM([.A16]))-4)" office:value-type="string" office:string-value="http-cakephp-version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Version CakePHP by detecting certain files</text:p>
          </table:table-cell>
          <table:table-cell table:formula="of:=&quot;#&quot; &amp; [.B16] &amp; &quot;: &quot; &amp; [.E16]" office:value-type="string" office:string-value="#http-cakephp-version: Version CakePHP by detecting certain files" calcext:value-type="string">
            <text:p>#http-cakephp-version: Version CakePHP by detecting certain fi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hrono.nse" xlink:type="simple">http-chrono.nse</text:a> </text:p>
          </table:table-cell>
          <table:table-cell table:style-name="ce1" table:formula="of:=LEFT(TRIM([.A17]);LEN(TRIM([.A17]))-4)" office:value-type="string" office:string-value="http-chrono" calcext:value-type="string">
            <text:p>http-chron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Measure time it takes for website to deliver a page and returns statistics</text:p>
          </table:table-cell>
          <table:table-cell table:formula="of:=&quot;#&quot; &amp; [.B17] &amp; &quot;: &quot; &amp; [.E17]" office:value-type="string" office:string-value="#http-chrono: Measure time it takes for website to deliver a page and returns statistics" calcext:value-type="string">
            <text:p>#http-chrono: Measure time it takes for website to deliver a page and returns statistic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isco-anyconnect.nse" xlink:type="simple">http-cisco-anyconnect.nse</text:a> </text:p>
          </table:table-cell>
          <table:table-cell table:style-name="ce1" table:formula="of:=LEFT(TRIM([.A18]);LEN(TRIM([.A18]))-4)" office:value-type="string" office:string-value="http-cisco-anyconnect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 as Cisco AnyConnect client to Cisco SSL VPN and retrieves <text:s/>version and tunnel information</text:p>
          </table:table-cell>
          <table:table-cell table:formula="of:=&quot;#&quot; &amp; [.B18] &amp; &quot;: &quot; &amp; [.E18]" office:value-type="string" office:string-value="#http-cisco-anyconnect: Connect as Cisco AnyConnect client to Cisco SSL VPN and retrieves  version and tunnel information" calcext:value-type="string">
            <text:p>#http-cisco-anyconnect: Connect as Cisco AnyConnect client to Cisco SSL VPN and retrieves <text:s/>version and tunnel inform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ldfusion-subzero.nse" xlink:type="simple">http-coldfusion-subzero.nse</text:a> </text:p>
          </table:table-cell>
          <table:table-cell table:style-name="ce1" table:formula="of:=LEFT(TRIM([.A19]);LEN(TRIM([.A19]))-4)" office:value-type="string" office:string-value="http-coldfusion-subzero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trieve version, abs path of admin panel from vulnerable ColdFusion 9 and 10</text:p>
          </table:table-cell>
          <table:table-cell table:formula="of:=&quot;#&quot; &amp; [.B19] &amp; &quot;: &quot; &amp; [.E19]" office:value-type="string" office:string-value="#http-coldfusion-subzero: Retrieve version, abs path of admin panel from vulnerable ColdFusion 9 and 10" calcext:value-type="string">
            <text:p>#http-coldfusion-subzero: Retrieve version, abs path of admin panel from vulnerable ColdFusion 9 and 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mments-displayer.nse" xlink:type="simple">http-comments-displayer.nse</text:a> </text:p>
          </table:table-cell>
          <table:table-cell table:style-name="ce1" table:formula="of:=LEFT(TRIM([.A20]);LEN(TRIM([.A20]))-4)" office:value-type="string" office:string-value="http-comments-displayer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tract and output HTML and JavaScript comments from responses</text:p>
          </table:table-cell>
          <table:table-cell table:formula="of:=&quot;#&quot; &amp; [.B20] &amp; &quot;: &quot; &amp; [.E20]" office:value-type="string" office:string-value="#http-comments-displayer: Extract and output HTML and JavaScript comments from responses" calcext:value-type="string">
            <text:p>#http-comments-displayer: Extract and output HTML and JavaScript comments from respons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nfig-backup.nse" xlink:type="simple">http-config-backup.nse</text:a> </text:p>
          </table:table-cell>
          <table:table-cell table:style-name="ce1" table:formula="of:=LEFT(TRIM([.A21]);LEN(TRIM([.A21]))-4)" office:value-type="string" office:string-value="http-config-backup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backups and swap files of common CMS and web config files</text:p>
          </table:table-cell>
          <table:table-cell table:formula="of:=&quot;#&quot; &amp; [.B21] &amp; &quot;: &quot; &amp; [.E21]" office:value-type="string" office:string-value="#http-config-backup: checks for backups and swap files of common CMS and web config files" calcext:value-type="string">
            <text:p>#http-config-backup: checks for backups and swap files of common CMS and web config fi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okie-flags.nse" xlink:type="simple">http-cookie-flags.nse</text:a> </text:p>
          </table:table-cell>
          <table:table-cell table:style-name="ce1" table:formula="of:=LEFT(TRIM([.A22]);LEN(TRIM([.A22]))-4)" office:value-type="string" office:string-value="http-cookie-flags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amines cookies and reports on flags and paths</text:p>
          </table:table-cell>
          <table:table-cell table:formula="of:=&quot;#&quot; &amp; [.B22] &amp; &quot;: &quot; &amp; [.E22]" office:value-type="string" office:string-value="#http-cookie-flags: Examines cookies and reports on flags and paths" calcext:value-type="string">
            <text:p>#http-cookie-flags: Examines cookies and reports on flags and path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rs.nse" xlink:type="simple">http-cors.nse</text:a> </text:p>
          </table:table-cell>
          <table:table-cell table:style-name="ce1" table:formula="of:=LEFT(TRIM([.A23]);LEN(TRIM([.A23]))-4)" office:value-type="string" office:string-value="http-cors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s for CORS by sending Access-Control-Request-Method headers</text:p>
          </table:table-cell>
          <table:table-cell table:formula="of:=&quot;#&quot; &amp; [.B23] &amp; &quot;: &quot; &amp; [.E23]" office:value-type="string" office:string-value="#http-cors: tests for CORS by sending Access-Control-Request-Method headers" calcext:value-type="string">
            <text:p>#http-cors: tests for CORS by sending Access-Control-Request-Method head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ross-domain-policy.nse" xlink:type="simple">http-cross-domain-policy.nse</text:a> </text:p>
          </table:table-cell>
          <table:table-cell table:style-name="ce1" table:formula="of:=LEFT(TRIM([.A24]);LEN(TRIM([.A24]))-4)" office:value-type="string" office:string-value="http-cross-domain-policy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/crossdomain.xml and /clientaccesspolicy.xml for information</text:p>
          </table:table-cell>
          <table:table-cell table:formula="of:=&quot;#&quot; &amp; [.B24] &amp; &quot;: &quot; &amp; [.E24]" office:value-type="string" office:string-value="#http-cross-domain-policy: checks for /crossdomain.xml and /clientaccesspolicy.xml for information" calcext:value-type="string">
            <text:p>#http-cross-domain-policy: checks for /crossdomain.xml and /clientaccesspolicy.xml for inform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srf.nse" xlink:type="simple">http-csrf.nse</text:a> </text:p>
          </table:table-cell>
          <table:table-cell table:style-name="ce1" table:formula="of:=LEFT(TRIM([.A25]);LEN(TRIM([.A25]))-4)" office:value-type="string" office:string-value="http-csrf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etects CSRF (possibly unreliable)</text:p>
          </table:table-cell>
          <table:table-cell table:formula="of:=&quot;#&quot; &amp; [.B25] &amp; &quot;: &quot; &amp; [.E25]" office:value-type="string" office:string-value="#http-csrf: Detects CSRF (possibly unreliable)" calcext:value-type="string">
            <text:p>#http-csrf: Detects CSRF (possibly unreliable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ate.nse" xlink:type="simple">http-date.nse</text:a> </text:p>
          </table:table-cell>
          <table:table-cell table:style-name="ce1" table:formula="of:=LEFT(TRIM([.A26]);LEN(TRIM([.A26]))-4)" office:value-type="string" office:string-value="http-date" calcext:value-type="string">
            <text:p>http-da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ets date from services and prints diff</text:p>
          </table:table-cell>
          <table:table-cell table:formula="of:=&quot;#&quot; &amp; [.B26] &amp; &quot;: &quot; &amp; [.E26]" office:value-type="string" office:string-value="#http-date: Gets date from services and prints diff" calcext:value-type="string">
            <text:p>#http-date: Gets date from services and prints diff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efault-accounts.nse" xlink:type="simple">http-default-accounts.nse</text:a> </text:p>
          </table:table-cell>
          <table:table-cell table:style-name="ce1" table:formula="of:=LEFT(TRIM([.A27]);LEN(TRIM([.A27]))-4)" office:value-type="string" office:string-value="http-default-accounts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access with default creds used by a variety of web applications and devices</text:p>
          </table:table-cell>
          <table:table-cell table:formula="of:=&quot;#&quot; &amp; [.B27] &amp; &quot;: &quot; &amp; [.E27]" office:value-type="string" office:string-value="#http-default-accounts: test for access with default creds used by a variety of web applications and devices" calcext:value-type="string">
            <text:p>#http-default-accounts: test for access with default creds used by a variety of web applications and devi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evframework.nse" xlink:type="simple">http-devframework.nse</text:a> </text:p>
          </table:table-cell>
          <table:table-cell table:style-name="ce1" table:formula="of:=LEFT(TRIM([.A28]);LEN(TRIM([.A28]))-4)" office:value-type="string" office:string-value="http-devframework" calcext:value-type="string">
            <text:p>http-devframework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spider and identify devframeworks (better tools to more accurately detect)</text:p>
          </table:table-cell>
          <table:table-cell table:formula="of:=&quot;#&quot; &amp; [.B28] &amp; &quot;: &quot; &amp; [.E28]" office:value-type="string" office:string-value="#http-devframework: attempt to spider and identify devframeworks (better tools to more accurately detect)" calcext:value-type="string">
            <text:p>#http-devframework: attempt to spider and identify devframeworks (better tools to more accurately detect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link-backdoor.nse" xlink:type="simple">http-dlink-backdoor.nse</text:a> </text:p>
          </table:table-cell>
          <table:table-cell table:style-name="ce1" table:formula="of:=LEFT(TRIM([.A29]);LEN(TRIM([.A29]))-4)" office:value-type="string" office:string-value="http-dlink-backdoor" calcext:value-type="string">
            <text:p>http-dlink-backdoor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firmware backdoor on some D-Link routers via User-Agent</text:p>
          </table:table-cell>
          <table:table-cell table:formula="of:=&quot;#&quot; &amp; [.B29] &amp; &quot;: &quot; &amp; [.E29]" office:value-type="string" office:string-value="#http-dlink-backdoor: Detects firmware backdoor on some D-Link routers via User-Agent" calcext:value-type="string">
            <text:p>#http-dlink-backdoor: Detects firmware backdoor on some D-Link routers via User-Age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ombased-xss.nse" xlink:type="simple">http-dombased-xss.nse</text:a> </text:p>
          </table:table-cell>
          <table:table-cell table:style-name="ce1" table:formula="of:=LEFT(TRIM([.A30]);LEN(TRIM([.A30]))-4)" office:value-type="string" office:string-value="http-dombased-xss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Looks where attacker-controlled info in DOM may be used to affect JavaScript</text:p>
          </table:table-cell>
          <table:table-cell table:formula="of:=&quot;#&quot; &amp; [.B30] &amp; &quot;: &quot; &amp; [.E30]" office:value-type="string" office:string-value="#http-dombased-xss: Looks where attacker-controlled info in DOM may be used to affect JavaScript" calcext:value-type="string">
            <text:p>#http-dombased-xss: Looks where attacker-controlled info in DOM may be used to affect JavaScrip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omino-enum-passwords.nse" xlink:type="simple">http-domino-enum-passwords.nse</text:a> </text:p>
          </table:table-cell>
          <table:table-cell table:style-name="ce1" table:formula="of:=LEFT(TRIM([.A31]);LEN(TRIM([.A31]))-4)" office:value-type="string" office:string-value="http-domino-enum-passwords" calcext:value-type="string">
            <text:p>http-domino-enum-password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num hashed Domino Internet Passwords (authenticated only)</text:p>
          </table:table-cell>
          <table:table-cell table:formula="of:=&quot;#&quot; &amp; [.B31] &amp; &quot;: &quot; &amp; [.E31]" office:value-type="string" office:string-value="#http-domino-enum-passwords: Enum hashed Domino Internet Passwords (authenticated only)" calcext:value-type="string">
            <text:p>#http-domino-enum-passwords: Enum hashed Domino Internet Passwords (authenticated only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rupal-enum-users.nse" xlink:type="simple">http-drupal-enum-users.nse</text:a> </text:p>
          </table:table-cell>
          <table:table-cell table:style-name="ce1" table:formula="of:=LEFT(TRIM([.A32]);LEN(TRIM([.A32]))-4)" office:value-type="string" office:string-value="http-drupal-enum-users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numerates Drual users by exploiting information disclosure vuln</text:p>
          </table:table-cell>
          <table:table-cell table:formula="of:=&quot;#&quot; &amp; [.B32] &amp; &quot;: &quot; &amp; [.E32]" office:value-type="string" office:string-value="#http-drupal-enum-users: Enumerates Drual users by exploiting information disclosure vuln" calcext:value-type="string">
            <text:p>#http-drupal-enum-users: Enumerates Drual users by exploiting information disclosure vul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rupal-enum.nse" xlink:type="simple">http-drupal-enum.nse</text:a> </text:p>
          </table:table-cell>
          <table:table-cell table:style-name="ce1" table:formula="of:=LEFT(TRIM([.A33]);LEN(TRIM([.A33]))-4)" office:value-type="string" office:string-value="http-drupal-enum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num installed Drupal modules/themes by using a list of known modules and themes</text:p>
          </table:table-cell>
          <table:table-cell table:formula="of:=&quot;#&quot; &amp; [.B33] &amp; &quot;: &quot; &amp; [.E33]" office:value-type="string" office:string-value="#http-drupal-enum: Enum installed Drupal modules/themes by using a list of known modules and themes" calcext:value-type="string">
            <text:p>#http-drupal-enum: Enum installed Drupal modules/themes by using a list of known modules and them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enum.nse" xlink:type="simple">http-enum.nse</text:a> </text:p>
          </table:table-cell>
          <table:table-cell table:style-name="ce1" table:formula="of:=LEFT(TRIM([.A34]);LEN(TRIM([.A34]))-4)" office:value-type="string" office:string-value="http-enum" calcext:value-type="string">
            <text:p>http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s directories used by popular web applications and servers (args to make it better, complex, but could be worth it)</text:p>
          </table:table-cell>
          <table:table-cell table:formula="of:=&quot;#&quot; &amp; [.B34] &amp; &quot;: &quot; &amp; [.E34]" office:value-type="string" office:string-value="#http-enum: Enumerates directories used by popular web applications and servers (args to make it better, complex, but could be worth it)" calcext:value-type="string">
            <text:p>#http-enum: Enumerates directories used by popular web applications and servers (args to make it better, complex, but could be worth it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errors.nse" xlink:type="simple">http-errors.nse</text:a> </text:p>
          </table:table-cell>
          <table:table-cell table:style-name="ce1" table:formula="of:=LEFT(TRIM([.A35]);LEN(TRIM([.A35]))-4)" office:value-type="string" office:string-value="http-errors" calcext:value-type="string">
            <text:p>http-erro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and reports on error pages</text:p>
          </table:table-cell>
          <table:table-cell table:formula="of:=&quot;#&quot; &amp; [.B35] &amp; &quot;: &quot; &amp; [.E35]" office:value-type="string" office:string-value="#http-errors: Crawls and reports on error pages" calcext:value-type="string">
            <text:p>#http-errors: Crawls and reports on error pag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exif-spider.nse" xlink:type="simple">http-exif-spider.nse</text:a> </text:p>
          </table:table-cell>
          <table:table-cell table:style-name="ce1" table:formula="of:=LEFT(TRIM([.A36]);LEN(TRIM([.A36]))-4)" office:value-type="string" office:string-value="http-exif-spider" calcext:value-type="string">
            <text:p>http-exif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images looking for ‘interesting’ exif data</text:p>
          </table:table-cell>
          <table:table-cell table:formula="of:=&quot;#&quot; &amp; [.B36] &amp; &quot;: &quot; &amp; [.E36]" office:value-type="string" office:string-value="#http-exif-spider: Spider images looking for ‘interesting’ exif data" calcext:value-type="string">
            <text:p>#http-exif-spider: Spider images looking for ‘interesting’ exif da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avicon.nse" xlink:type="simple">http-favicon.nse</text:a> </text:p>
          </table:table-cell>
          <table:table-cell table:style-name="ce1" table:formula="of:=LEFT(TRIM([.A37]);LEN(TRIM([.A37]))-4)" office:value-type="string" office:string-value="http-favicon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Gets the favicon, hashes it, and checks against known applications for fingerprinting</text:p>
          </table:table-cell>
          <table:table-cell table:formula="of:=&quot;#&quot; &amp; [.B37] &amp; &quot;: &quot; &amp; [.E37]" office:value-type="string" office:string-value="#http-favicon: Gets the favicon, hashes it, and checks against known applications for fingerprinting" calcext:value-type="string">
            <text:p>#http-favicon: Gets the favicon, hashes it, and checks against known applications for fingerprin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eed.nse" xlink:type="simple">http-feed.nse</text:a> </text:p>
          </table:table-cell>
          <table:table-cell table:style-name="ce1" table:formula="of:=LEFT(TRIM([.A38]);LEN(TRIM([.A38]))-4)" office:value-type="string" office:string-value="http-feed" calcext:value-type="string">
            <text:p>http-fe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SS or atom feeds</text:p>
          </table:table-cell>
          <table:table-cell table:formula="of:=&quot;#&quot; &amp; [.B38] &amp; &quot;: &quot; &amp; [.E38]" office:value-type="string" office:string-value="#http-feed: Crawls for RSS or atom feeds" calcext:value-type="string">
            <text:p>#http-feed: Crawls for RSS or atom fee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etch.nse" xlink:type="simple">http-fetch.nse</text:a> </text:p>
          </table:table-cell>
          <table:table-cell table:style-name="ce1" table:formula="of:=LEFT(TRIM([.A39]);LEN(TRIM([.A39]))-4)" office:value-type="string" office:string-value="http-fetch" calcext:value-type="string">
            <text:p>http-fetch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sed to fetch files from servers</text:p>
          </table:table-cell>
          <table:table-cell table:formula="of:=&quot;#&quot; &amp; [.B39] &amp; &quot;: &quot; &amp; [.E39]" office:value-type="string" office:string-value="#http-fetch: used to fetch files from servers" calcext:value-type="string">
            <text:p>#http-fetch: used to fetch files from serv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ileupload-exploiter.nse" xlink:type="simple">http-fileupload-exploiter.nse</text:a> </text:p>
          </table:table-cell>
          <table:table-cell table:style-name="ce1" table:formula="of:=LEFT(TRIM([.A40]);LEN(TRIM([.A40]))-4)" office:value-type="string" office:string-value="http-fileupload-exploiter" calcext:value-type="string">
            <text:p>http-fileupload-exploit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tries 3 methods to exploit upload forms</text:p>
          </table:table-cell>
          <table:table-cell table:formula="of:=&quot;#&quot; &amp; [.B40] &amp; &quot;: &quot; &amp; [.E40]" office:value-type="string" office:string-value="#http-fileupload-exploiter: tries 3 methods to exploit upload forms" calcext:value-type="string">
            <text:p>#http-fileupload-exploiter: tries 3 methods to exploit upload form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orm-brute.nse" xlink:type="simple">http-form-brute.nse</text:a> </text:p>
          </table:table-cell>
          <table:table-cell table:style-name="ce1" table:formula="of:=LEFT(TRIM([.A41]);LEN(TRIM([.A41]))-4)" office:value-type="string" office:string-value="http-form-brute" calcext:value-type="string">
            <text:p>http-form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force pass against http form-based auth</text:p>
          </table:table-cell>
          <table:table-cell table:formula="of:=&quot;#&quot; &amp; [.B41] &amp; &quot;: &quot; &amp; [.E41]" office:value-type="string" office:string-value="#http-form-brute: Brute force pass against http form-based auth" calcext:value-type="string">
            <text:p>#http-form-brute: Brute force pass against http form-based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orm-fuzzer.nse" xlink:type="simple">http-form-fuzzer.nse</text:a> </text:p>
          </table:table-cell>
          <table:table-cell table:style-name="ce1" table:formula="of:=LEFT(TRIM([.A42]);LEN(TRIM([.A42]))-4)" office:value-type="string" office:string-value="http-form-fuzzer" calcext:value-type="string">
            <text:p>http-form-fuzz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Fuzz fields in forms it detects (requires specific args/setup)</text:p>
          </table:table-cell>
          <table:table-cell table:formula="of:=&quot;#&quot; &amp; [.B42] &amp; &quot;: &quot; &amp; [.E42]" office:value-type="string" office:string-value="#http-form-fuzzer: Fuzz fields in forms it detects (requires specific args/setup)" calcext:value-type="string">
            <text:p>#http-form-fuzzer: Fuzz fields in forms it detects (requires specific args/setup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rontpage-login.nse" xlink:type="simple">http-frontpage-login.nse</text:a> </text:p>
          </table:table-cell>
          <table:table-cell table:style-name="ce1" table:formula="of:=LEFT(TRIM([.A43]);LEN(TRIM([.A43]))-4)" office:value-type="string" office:string-value="http-frontpage-login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whether target machiens are vuln to anonymous Frontpage login</text:p>
          </table:table-cell>
          <table:table-cell table:formula="of:=&quot;#&quot; &amp; [.B43] &amp; &quot;: &quot; &amp; [.E43]" office:value-type="string" office:string-value="#http-frontpage-login: Checks whether target machiens are vuln to anonymous Frontpage login" calcext:value-type="string">
            <text:p>#http-frontpage-login: Checks whether target machiens are vuln to anonymous Frontpage log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enerator.nse" xlink:type="simple">http-generator.nse</text:a> </text:p>
          </table:table-cell>
          <table:table-cell table:style-name="ce1" table:formula="of:=LEFT(TRIM([.A44]);LEN(TRIM([.A44]))-4)" office:value-type="string" office:string-value="http-generator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isplays contents of the “generator” meta tag of a web page if it exists</text:p>
          </table:table-cell>
          <table:table-cell table:formula="of:=&quot;#&quot; &amp; [.B44] &amp; &quot;: &quot; &amp; [.E44]" office:value-type="string" office:string-value="#http-generator: Displays contents of the “generator” meta tag of a web page if it exists" calcext:value-type="string">
            <text:p>#http-generator: Displays contents of the “generator” meta tag of a web page if it exis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it.nse" xlink:type="simple">http-git.nse</text:a> </text:p>
          </table:table-cell>
          <table:table-cell table:style-name="ce1" table:formula="of:=LEFT(TRIM([.A45]);LEN(TRIM([.A45]))-4)" office:value-type="string" office:string-value="http-git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.git and retrieve as much repo information as possible</text:p>
          </table:table-cell>
          <table:table-cell table:formula="of:=&quot;#&quot; &amp; [.B45] &amp; &quot;: &quot; &amp; [.E45]" office:value-type="string" office:string-value="#http-git: check for .git and retrieve as much repo information as possible" calcext:value-type="string">
            <text:p>#http-git: check for .git and retrieve as much repo information as possi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itweb-projects-enum.nse" xlink:type="simple">http-gitweb-projects-enum.nse</text:a> </text:p>
          </table:table-cell>
          <table:table-cell table:style-name="ce1" table:formula="of:=LEFT(TRIM([.A46]);LEN(TRIM([.A46]))-4)" office:value-type="string" office:string-value="http-gitweb-projects-enum" calcext:value-type="string">
            <text:p>http-gitweb-project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a list of Git projects, owners, and descriptions from a gitweb</text:p>
          </table:table-cell>
          <table:table-cell table:formula="of:=&quot;#&quot; &amp; [.B46] &amp; &quot;: &quot; &amp; [.E46]" office:value-type="string" office:string-value="#http-gitweb-projects-enum: Retrieves a list of Git projects, owners, and descriptions from a gitweb" calcext:value-type="string">
            <text:p>#http-gitweb-projects-enum: Retrieves a list of Git projects, owners, and descriptions from a gitwe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oogle-malware.nse" xlink:type="simple">http-google-malware.nse</text:a> </text:p>
          </table:table-cell>
          <table:table-cell table:style-name="ce1" table:formula="of:=LEFT(TRIM([.A47]);LEN(TRIM([.A47]))-4)" office:value-type="string" office:string-value="http-google-malware" calcext:value-type="string">
            <text:p>http-google-malwa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if hosts are on Google’s blacklist</text:p>
          </table:table-cell>
          <table:table-cell table:formula="of:=&quot;#&quot; &amp; [.B47] &amp; &quot;: &quot; &amp; [.E47]" office:value-type="string" office:string-value="#http-google-malware: Checks if hosts are on Google’s blacklist" calcext:value-type="string">
            <text:p>#http-google-malware: Checks if hosts are on Google’s blackli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rep.nse" xlink:type="simple">http-grep.nse</text:a> </text:p>
          </table:table-cell>
          <table:table-cell table:style-name="ce1" table:formula="of:=LEFT(TRIM([.A48]);LEN(TRIM([.A48]))-4)" office:value-type="string" office:string-value="http-grep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 and attempt to match pages/urls against a given string. Search for email/ip by default. Configure more!</text:p>
          </table:table-cell>
          <table:table-cell table:formula="of:=&quot;#&quot; &amp; [.B48] &amp; &quot;: &quot; &amp; [.E48]" office:value-type="string" office:string-value="#http-grep: spider and attempt to match pages/urls against a given string. Search for email/ip by default. Configure more!" calcext:value-type="string">
            <text:p>#http-grep: spider and attempt to match pages/urls against a given string. Search for email/ip by default. Configure more!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headers.nse" xlink:type="simple">http-headers.nse</text:a> </text:p>
          </table:table-cell>
          <table:table-cell table:style-name="ce1" table:formula="of:=LEFT(TRIM([.A49]);LEN(TRIM([.A49]))-4)" office:value-type="string" office:string-value="http-headers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Performs a HEAD request and displays headers</text:p>
          </table:table-cell>
          <table:table-cell table:formula="of:=&quot;#&quot; &amp; [.B49] &amp; &quot;: &quot; &amp; [.E49]" office:value-type="string" office:string-value="#http-headers: Performs a HEAD request and displays headers" calcext:value-type="string">
            <text:p>#http-headers: Performs a HEAD request and displays head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huawei-hg5xx-vuln.nse" xlink:type="simple">http-huawei-hg5xx-vuln.nse</text:a> </text:p>
          </table:table-cell>
          <table:table-cell table:style-name="ce1" table:formula="of:=LEFT(TRIM([.A50]);LEN(TRIM([.A50]))-4)" office:value-type="string" office:string-value="http-huawei-hg5xx-vuln" calcext:value-type="string">
            <text:p>http-huawei-hg5xx-vuln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Huawei modem models vulnerable to information disclosure vulnerabilities</text:p>
          </table:table-cell>
          <table:table-cell table:formula="of:=&quot;#&quot; &amp; [.B50] &amp; &quot;: &quot; &amp; [.E50]" office:value-type="string" office:string-value="#http-huawei-hg5xx-vuln: Detects Huawei modem models vulnerable to information disclosure vulnerabilities" calcext:value-type="string">
            <text:p>#http-huawei-hg5xx-vuln: Detects Huawei modem models vulnerable to information disclosure vulnerabilit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cloud-findmyiphone.nse" xlink:type="simple">http-icloud-findmyiphone.nse</text:a> </text:p>
          </table:table-cell>
          <table:table-cell table:style-name="ce1" table:formula="of:=LEFT(TRIM([.A51]);LEN(TRIM([.A51]))-4)" office:value-type="string" office:string-value="http-icloud-findmyiphone" calcext:value-type="string">
            <text:p>http-icloud-findmyiphon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locations of all “find my iphone” enabled iOS devices by querying MobleMe (auth required)</text:p>
          </table:table-cell>
          <table:table-cell table:formula="of:=&quot;#&quot; &amp; [.B51] &amp; &quot;: &quot; &amp; [.E51]" office:value-type="string" office:string-value="#http-icloud-findmyiphone: Retrieves locations of all “find my iphone” enabled iOS devices by querying MobleMe (auth required)" calcext:value-type="string">
            <text:p>#http-icloud-findmyiphone: Retrieves locations of all “find my iphone” enabled iOS devices by querying MobleMe (auth required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cloud-sendmsg.nse" xlink:type="simple">http-icloud-sendmsg.nse</text:a> </text:p>
          </table:table-cell>
          <table:table-cell table:style-name="ce1" table:formula="of:=LEFT(TRIM([.A52]);LEN(TRIM([.A52]))-4)" office:value-type="string" office:string-value="http-icloud-sendmsg" calcext:value-type="string">
            <text:p>http-icloud-sendmsg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nds message to iOS through MobleMe</text:p>
          </table:table-cell>
          <table:table-cell table:formula="of:=&quot;#&quot; &amp; [.B52] &amp; &quot;: &quot; &amp; [.E52]" office:value-type="string" office:string-value="#http-icloud-sendmsg: Sennds message to iOS through MobleMe" calcext:value-type="string">
            <text:p>#http-icloud-sendmsg: Sennds message to iOS through Moble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is-short-name-brute.nse" xlink:type="simple">http-iis-short-name-brute.nse</text:a> </text:p>
          </table:table-cell>
          <table:table-cell table:style-name="ce1" table:formula="of:=LEFT(TRIM([.A53]);LEN(TRIM([.A53]))-4)" office:value-type="string" office:string-value="http-iis-short-name-brute" calcext:value-type="string">
            <text:p>http-iis-short-name-brute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brute force short names of files and dirs in the root folder of vulnerable IIS servers</text:p>
          </table:table-cell>
          <table:table-cell table:formula="of:=&quot;#&quot; &amp; [.B53] &amp; &quot;: &quot; &amp; [.E53]" office:value-type="string" office:string-value="#http-iis-short-name-brute: (DoS) brute force short names of files and dirs in the root folder of vulnerable IIS servers" calcext:value-type="string">
            <text:p>#http-iis-short-name-brute: (DoS) brute force short names of files and dirs in the root folder of vulnerable IIS serv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is-webdav-vuln.nse" xlink:type="simple">http-iis-webdav-vuln.nse</text:a> </text:p>
          </table:table-cell>
          <table:table-cell table:style-name="ce1" table:formula="of:=LEFT(TRIM([.A54]);LEN(TRIM([.A54]))-4)" office:value-type="string" office:string-value="http-iis-webdav-vuln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IS vuln 5.1/6.0 access to secured WebDAV folders</text:p>
          </table:table-cell>
          <table:table-cell table:formula="of:=&quot;#&quot; &amp; [.B54] &amp; &quot;: &quot; &amp; [.E54]" office:value-type="string" office:string-value="#http-iis-webdav-vuln: IIS vuln 5.1/6.0 access to secured WebDAV folders" calcext:value-type="string">
            <text:p>#http-iis-webdav-vuln: IIS vuln 5.1/6.0 access to secured WebDAV fold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nternal-ip-disclosure.nse" xlink:type="simple">http-internal-ip-disclosure.nse</text:a> </text:p>
          </table:table-cell>
          <table:table-cell table:style-name="ce1" table:formula="of:=LEFT(TRIM([.A55]);LEN(TRIM([.A55]))-4)" office:value-type="string" office:string-value="http-internal-ip-disclosure" calcext:value-type="string">
            <text:p>http-internal-ip-disclosu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d HTTP/1.0 request without host header to see if website will disclose IP</text:p>
          </table:table-cell>
          <table:table-cell table:formula="of:=&quot;#&quot; &amp; [.B55] &amp; &quot;: &quot; &amp; [.E55]" office:value-type="string" office:string-value="#http-internal-ip-disclosure: send HTTP/1.0 request without host header to see if website will disclose IP" calcext:value-type="string">
            <text:p>#http-internal-ip-disclosure: send HTTP/1.0 request without host header to see if website will disclose I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joomla-brute.nse" xlink:type="simple">http-joomla-brute.nse</text:a> </text:p>
          </table:table-cell>
          <table:table-cell table:style-name="ce1" table:formula="of:=LEFT(TRIM([.A56]);LEN(TRIM([.A56]))-4)" office:value-type="string" office:string-value="http-joomla-brute" calcext:value-type="string">
            <text:p>http-joomla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Joomla auth brute </text:p>
          </table:table-cell>
          <table:table-cell table:formula="of:=&quot;#&quot; &amp; [.B56] &amp; &quot;: &quot; &amp; [.E56]" office:value-type="string" office:string-value="#http-joomla-brute: Joomla auth brute " calcext:value-type="string">
            <text:p>#http-joomla-brute: Joomla auth brute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jsonp-detection.nse" xlink:type="simple">http-jsonp-detection.nse</text:a> </text:p>
          </table:table-cell>
          <table:table-cell table:style-name="ce1" table:formula="of:=LEFT(TRIM([.A57]);LEN(TRIM([.A57]))-4)" office:value-type="string" office:string-value="http-jsonp-detection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iscover JSONP endpoints (possible use for bypass Same Origin Policy)</text:p>
          </table:table-cell>
          <table:table-cell table:formula="of:=&quot;#&quot; &amp; [.B57] &amp; &quot;: &quot; &amp; [.E57]" office:value-type="string" office:string-value="#http-jsonp-detection: Attempt to discover JSONP endpoints (possible use for bypass Same Origin Policy)" calcext:value-type="string">
            <text:p>#http-jsonp-detection: Attempt to discover JSONP endpoints (possible use for bypass Same Origin Policy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litespeed-sourcecode-download.nse" xlink:type="simple">http-litespeed-sourcecode-download.nse</text:a> </text:p>
          </table:table-cell>
          <table:table-cell table:style-name="ce1" table:formula="of:=LEFT(TRIM([.A58]);LEN(TRIM([.A58]))-4)" office:value-type="string" office:string-value="http-litespeed-sourcecode-download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null-byte poisoning in Litespeed 4-4.0.15</text:p>
          </table:table-cell>
          <table:table-cell table:formula="of:=&quot;#&quot; &amp; [.B58] &amp; &quot;: &quot; &amp; [.E58]" office:value-type="string" office:string-value="#http-litespeed-sourcecode-download: Exploits null-byte poisoning in Litespeed 4-4.0.15" calcext:value-type="string">
            <text:p>#http-litespeed-sourcecode-download: Exploits null-byte poisoning in Litespeed 4-4.0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ls.nse" xlink:type="simple">http-ls.nse</text:a> </text:p>
          </table:table-cell>
          <table:table-cell table:style-name="ce1" table:formula="of:=LEFT(TRIM([.A59]);LEN(TRIM([.A59]))-4)" office:value-type="string" office:string-value="http-ls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content of an "index" page</text:p>
          </table:table-cell>
          <table:table-cell table:formula="of:=&quot;#&quot; &amp; [.B59] &amp; &quot;: &quot; &amp; [.E59]" office:value-type="string" office:string-value="#http-ls: shows content of an &quot;index&quot; page" calcext:value-type="string">
            <text:p>#http-ls: shows content of an "index" pag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ajordomo2-dir-traversal.nse" xlink:type="simple">http-majordomo2-dir-traversal.nse</text:a> </text:p>
          </table:table-cell>
          <table:table-cell table:style-name="ce1" table:formula="of:=LEFT(TRIM([.A60]);LEN(TRIM([.A60]))-4)" office:value-type="string" office:string-value="http-majordomo2-dir-traversal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Majordomo2</text:p>
          </table:table-cell>
          <table:table-cell table:formula="of:=&quot;#&quot; &amp; [.B60] &amp; &quot;: &quot; &amp; [.E60]" office:value-type="string" office:string-value="#http-majordomo2-dir-traversal: Exploits dirTrav in Majordomo2" calcext:value-type="string">
            <text:p>#http-majordomo2-dir-traversal: Exploits dirTrav in Majordomo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alware-host.nse" xlink:type="simple">http-malware-host.nse</text:a> </text:p>
          </table:table-cell>
          <table:table-cell table:style-name="ce1" table:formula="of:=LEFT(TRIM([.A61]);LEN(TRIM([.A61]))-4)" office:value-type="string" office:string-value="http-malware-host" calcext:value-type="string">
            <text:p>http-malware-hos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Looks for signature of known server compromises (attempts to detect servers that always return 302)</text:p>
          </table:table-cell>
          <table:table-cell table:formula="of:=&quot;#&quot; &amp; [.B61] &amp; &quot;: &quot; &amp; [.E61]" office:value-type="string" office:string-value="#http-malware-host: Looks for signature of known server compromises (attempts to detect servers that always return 302)" calcext:value-type="string">
            <text:p>#http-malware-host: Looks for signature of known server compromises (attempts to detect servers that always return 302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cmp.nse" xlink:type="simple">http-mcmp.nse</text:a> </text:p>
          </table:table-cell>
          <table:table-cell table:style-name="ce1" table:formula="of:=LEFT(TRIM([.A62]);LEN(TRIM([.A62]))-4)" office:value-type="string" office:string-value="http-mcmp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if server allows mod_cluster management protocol (MCMP) methods</text:p>
          </table:table-cell>
          <table:table-cell table:formula="of:=&quot;#&quot; &amp; [.B62] &amp; &quot;: &quot; &amp; [.E62]" office:value-type="string" office:string-value="#http-mcmp: Checks if server allows mod_cluster management protocol (MCMP) methods" calcext:value-type="string">
            <text:p>#http-mcmp: Checks if server allows mod_cluster management protocol (MCMP) meth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ethod-tamper.nse" xlink:type="simple">http-method-tamper.nse</text:a> </text:p>
          </table:table-cell>
          <table:table-cell table:style-name="ce1" table:formula="of:=LEFT(TRIM([.A63]);LEN(TRIM([.A63]))-4)" office:value-type="string" office:string-value="http-method-tamper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verb tamper to access protected resources</text:p>
          </table:table-cell>
          <table:table-cell table:formula="of:=&quot;#&quot; &amp; [.B63] &amp; &quot;: &quot; &amp; [.E63]" office:value-type="string" office:string-value="#http-method-tamper: Attempt to verb tamper to access protected resources" calcext:value-type="string">
            <text:p>#http-method-tamper: Attempt to verb tamper to access protected resour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ethods.nse" xlink:type="simple">http-methods.nse</text:a> </text:p>
          </table:table-cell>
          <table:table-cell table:style-name="ce1" table:formula="of:=LEFT(TRIM([.A64]);LEN(TRIM([.A64]))-4)" office:value-type="string" office:string-value="http-methods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ind what options are supported by a server by sending OPTIONS request</text:p>
          </table:table-cell>
          <table:table-cell table:formula="of:=&quot;#&quot; &amp; [.B64] &amp; &quot;: &quot; &amp; [.E64]" office:value-type="string" office:string-value="#http-methods: find what options are supported by a server by sending OPTIONS request" calcext:value-type="string">
            <text:p>#http-methods: find what options are supported by a server by sending OPTIONS reque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obileversion-checker.nse" xlink:type="simple">http-mobileversion-checker.nse</text:a> </text:p>
          </table:table-cell>
          <table:table-cell table:style-name="ce1" table:formula="of:=LEFT(TRIM([.A65]);LEN(TRIM([.A65]))-4)" office:value-type="string" office:string-value="http-mobileversion-checker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to see if a mobile UA will redirect to a mobile specific website</text:p>
          </table:table-cell>
          <table:table-cell table:formula="of:=&quot;#&quot; &amp; [.B65] &amp; &quot;: &quot; &amp; [.E65]" office:value-type="string" office:string-value="#http-mobileversion-checker: check to see if a mobile UA will redirect to a mobile specific website" calcext:value-type="string">
            <text:p>#http-mobileversion-checker: check to see if a mobile UA will redirect to a mobile specific websi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ntlm-info.nse" xlink:type="simple">http-ntlm-info.nse</text:a> </text:p>
          </table:table-cell>
          <table:table-cell table:style-name="ce1" table:formula="of:=LEFT(TRIM([.A66]);LEN(TRIM([.A66]))-4)" office:value-type="string" office:string-value="http-ntlm-info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nds HTTP NTLM auth request with null domain and user, obtain NetBIOS, DNS, and OS build if available</text:p>
          </table:table-cell>
          <table:table-cell table:formula="of:=&quot;#&quot; &amp; [.B66] &amp; &quot;: &quot; &amp; [.E66]" office:value-type="string" office:string-value="#http-ntlm-info: sends HTTP NTLM auth request with null domain and user, obtain NetBIOS, DNS, and OS build if available" calcext:value-type="string">
            <text:p>#http-ntlm-info: sends HTTP NTLM auth request with null domain and user, obtain NetBIOS, DNS, and OS build if avail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open-proxy.nse" xlink:type="simple">http-open-proxy.nse</text:a> </text:p>
          </table:table-cell>
          <table:table-cell table:style-name="ce1" table:formula="of:=LEFT(TRIM([.A67]);LEN(TRIM([.A67]))-4)" office:value-type="string" office:string-value="http-open-proxy" calcext:value-type="string">
            <text:p>http-open-proxy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connect to google through the proxy</text:p>
          </table:table-cell>
          <table:table-cell table:formula="of:=&quot;#&quot; &amp; [.B67] &amp; &quot;: &quot; &amp; [.E67]" office:value-type="string" office:string-value="#http-open-proxy: Attempt to connect to google through the proxy" calcext:value-type="string">
            <text:p>#http-open-proxy: Attempt to connect to google through the prox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open-redirect.nse" xlink:type="simple">http-open-redirect.nse</text:a> </text:p>
          </table:table-cell>
          <table:table-cell table:style-name="ce1" table:formula="of:=LEFT(TRIM([.A68]);LEN(TRIM([.A68]))-4)" office:value-type="string" office:string-value="http-open-redirect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Spiders and attempts to identify open redirects</text:p>
          </table:table-cell>
          <table:table-cell table:formula="of:=&quot;#&quot; &amp; [.B68] &amp; &quot;: &quot; &amp; [.E68]" office:value-type="string" office:string-value="#http-open-redirect: Spiders and attempts to identify open redirects" calcext:value-type="string">
            <text:p>#http-open-redirect: Spiders and attempts to identify open redirec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asswd.nse" xlink:type="simple">http-passwd.nse</text:a> </text:p>
          </table:table-cell>
          <table:table-cell table:style-name="ce1" table:formula="of:=LEFT(TRIM([.A69]);LEN(TRIM([.A69]))-4)" office:value-type="string" office:string-value="http-passwd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if vuln to dir traversal</text:p>
          </table:table-cell>
          <table:table-cell table:formula="of:=&quot;#&quot; &amp; [.B69] &amp; &quot;: &quot; &amp; [.E69]" office:value-type="string" office:string-value="#http-passwd: check if vuln to dir traversal" calcext:value-type="string">
            <text:p>#http-passwd: check if vuln to dir travers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hp-version.nse" xlink:type="simple">http-php-version.nse</text:a> </text:p>
          </table:table-cell>
          <table:table-cell table:style-name="ce1" table:formula="of:=LEFT(TRIM([.A70]);LEN(TRIM([.A70]))-4)" office:value-type="string" office:string-value="http-php-version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s to retrieve PHP version through use of Magic Queries</text:p>
          </table:table-cell>
          <table:table-cell table:formula="of:=&quot;#&quot; &amp; [.B70] &amp; &quot;: &quot; &amp; [.E70]" office:value-type="string" office:string-value="#http-php-version: Attempts to retrieve PHP version through use of Magic Queries" calcext:value-type="string">
            <text:p>#http-php-version: Attempts to retrieve PHP version through use of Magic Que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hpmyadmin-dir-traversal.nse" xlink:type="simple">http-phpmyadmin-dir-traversal.nse</text:a> </text:p>
          </table:table-cell>
          <table:table-cell table:style-name="ce1" table:formula="of:=LEFT(TRIM([.A71]);LEN(TRIM([.A71]))-4)" office:value-type="string" office:string-value="http-phpmyadmin-dir-traversal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phpMyAdmin 2.6.4</text:p>
          </table:table-cell>
          <table:table-cell table:formula="of:=&quot;#&quot; &amp; [.B71] &amp; &quot;: &quot; &amp; [.E71]" office:value-type="string" office:string-value="#http-phpmyadmin-dir-traversal: Exploits dirTrav in phpMyAdmin 2.6.4" calcext:value-type="string">
            <text:p>#http-phpmyadmin-dir-traversal: Exploits dirTrav in phpMyAdmin 2.6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hpself-xss.nse" xlink:type="simple">http-phpself-xss.nse</text:a> </text:p>
          </table:table-cell>
          <table:table-cell table:style-name="ce1" table:formula="of:=LEFT(TRIM([.A72]);LEN(TRIM([.A72]))-4)" office:value-type="string" office:string-value="http-phpself-xss" calcext:value-type="string">
            <text:p>http-phpself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rawls for php and texts XSS via $_SERVER[“PHP_SELF”]</text:p>
          </table:table-cell>
          <table:table-cell table:formula="of:=&quot;#&quot; &amp; [.B72] &amp; &quot;: &quot; &amp; [.E72]" office:value-type="string" office:string-value="#http-phpself-xss: Crawls for php and texts XSS via $_SERVER[“PHP_SELF”]" calcext:value-type="string">
            <text:p>#http-phpself-xss: Crawls for php and texts XSS via $_SERVER[“PHP_SELF”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roxy-brute.nse" xlink:type="simple">http-proxy-brute.nse</text:a> </text:p>
          </table:table-cell>
          <table:table-cell table:style-name="ce1" table:formula="of:=LEFT(TRIM([.A73]);LEN(TRIM([.A73]))-4)" office:value-type="string" office:string-value="http-proxy-brute" calcext:value-type="string">
            <text:p>http-proxy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proxy servers</text:p>
          </table:table-cell>
          <table:table-cell table:formula="of:=&quot;#&quot; &amp; [.B73] &amp; &quot;: &quot; &amp; [.E73]" office:value-type="string" office:string-value="#http-proxy-brute: Brute against HTTP proxy servers" calcext:value-type="string">
            <text:p>#http-proxy-brute: Brute against HTTP proxy serv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ut.nse" xlink:type="simple">http-put.nse</text:a> </text:p>
          </table:table-cell>
          <table:table-cell table:style-name="ce1" table:formula="of:=LEFT(TRIM([.A74]);LEN(TRIM([.A74]))-4)" office:value-type="string" office:string-value="http-put" calcext:value-type="string">
            <text:p>http-pu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pload local file using HTTP PUT</text:p>
          </table:table-cell>
          <table:table-cell table:formula="of:=&quot;#&quot; &amp; [.B74] &amp; &quot;: &quot; &amp; [.E74]" office:value-type="string" office:string-value="#http-put: Upload local file using HTTP PUT" calcext:value-type="string">
            <text:p>#http-put: Upload local file using HTTP P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qnap-nas-info.nse" xlink:type="simple">http-qnap-nas-info.nse</text:a> </text:p>
          </table:table-cell>
          <table:table-cell table:style-name="ce1" table:formula="of:=LEFT(TRIM([.A75]);LEN(TRIM([.A75]))-4)" office:value-type="string" office:string-value="http-qnap-nas-info" calcext:value-type="string">
            <text:p>http-qnap-nas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 model, firmware, and enabled services from a QNAP NAS</text:p>
          </table:table-cell>
          <table:table-cell table:formula="of:=&quot;#&quot; &amp; [.B75] &amp; &quot;: &quot; &amp; [.E75]" office:value-type="string" office:string-value="#http-qnap-nas-info: Retrieve model, firmware, and enabled services from a QNAP NAS" calcext:value-type="string">
            <text:p>#http-qnap-nas-info: Retrieve model, firmware, and enabled services from a QNAP NA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eferer-checker.nse" xlink:type="simple">http-referer-checker.nse</text:a> </text:p>
          </table:table-cell>
          <table:table-cell table:style-name="ce1" table:formula="of:=LEFT(TRIM([.A76]);LEN(TRIM([.A76]))-4)" office:value-type="string" office:string-value="http-referer-checker" calcext:value-type="string">
            <text:p>http-referer-check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s and informs about cross-domain include of scripts</text:p>
          </table:table-cell>
          <table:table-cell table:formula="of:=&quot;#&quot; &amp; [.B76] &amp; &quot;: &quot; &amp; [.E76]" office:value-type="string" office:string-value="#http-referer-checker: Spiders and informs about cross-domain include of scripts" calcext:value-type="string">
            <text:p>#http-referer-checker: Spiders and informs about cross-domain include of scrip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fi-spider.nse" xlink:type="simple">http-rfi-spider.nse</text:a> </text:p>
          </table:table-cell>
          <table:table-cell table:style-name="ce1" table:formula="of:=LEFT(TRIM([.A77]);LEN(TRIM([.A77]))-4)" office:value-type="string" office:string-value="http-rfi-spider" calcext:value-type="string">
            <text:p>http-rfi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FI vulns. tests every form field and every param in URL (specific tools to test this and configure this better)</text:p>
          </table:table-cell>
          <table:table-cell table:formula="of:=&quot;#&quot; &amp; [.B77] &amp; &quot;: &quot; &amp; [.E77]" office:value-type="string" office:string-value="#http-rfi-spider: crawls for RFI vulns. tests every form field and every param in URL (specific tools to test this and configure this better)" calcext:value-type="string">
            <text:p>#http-rfi-spider: crawls for RFI vulns. tests every form field and every param in URL (specific tools to test this and configure this better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obots.txt.nse" xlink:type="simple">http-robots.txt.nse</text:a> </text:p>
          </table:table-cell>
          <table:table-cell table:style-name="ce1" table:formula="of:=LEFT(TRIM([.A78]);LEN(TRIM([.A78]))-4)" office:value-type="string" office:string-value="http-robots.txt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disallowed entries in robots.txt</text:p>
          </table:table-cell>
          <table:table-cell table:formula="of:=&quot;#&quot; &amp; [.B78] &amp; &quot;: &quot; &amp; [.E78]" office:value-type="string" office:string-value="#http-robots.txt: checks for disallowed entries in robots.txt" calcext:value-type="string">
            <text:p>#http-robots.txt: checks for disallowed entries in robots.t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obtex-reverse-ip.nse" xlink:type="simple">http-robtex-reverse-ip.nse</text:a> </text:p>
          </table:table-cell>
          <table:table-cell table:style-name="ce1" table:formula="of:=LEFT(TRIM([.A79]);LEN(TRIM([.A79]))-4)" office:value-type="string" office:string-value="http-robtex-reverse-ip" calcext:value-type="string">
            <text:p>http-robtex-reverse-ip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forward DNS for target IP by querying Robtex</text:p>
          </table:table-cell>
          <table:table-cell table:formula="of:=&quot;#&quot; &amp; [.B79] &amp; &quot;: &quot; &amp; [.E79]" office:value-type="string" office:string-value="#http-robtex-reverse-ip: Obtains up to 100 forward DNS for target IP by querying Robtex" calcext:value-type="string">
            <text:p>#http-robtex-reverse-ip: Obtains up to 100 forward DNS for target IP by querying Robte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obtex-shared-ns.nse" xlink:type="simple">http-robtex-shared-ns.nse</text:a> </text:p>
          </table:table-cell>
          <table:table-cell table:style-name="ce1" table:formula="of:=LEFT(TRIM([.A80]);LEN(TRIM([.A80]))-4)" office:value-type="string" office:string-value="http-robtex-shared-ns" calcext:value-type="string">
            <text:p>http-robtex-shared-n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domain names which use same name server as target by querying Robtex</text:p>
          </table:table-cell>
          <table:table-cell table:formula="of:=&quot;#&quot; &amp; [.B80] &amp; &quot;: &quot; &amp; [.E80]" office:value-type="string" office:string-value="#http-robtex-shared-ns: Obtains up to 100 domain names which use same name server as target by querying Robtex" calcext:value-type="string">
            <text:p>#http-robtex-shared-ns: Obtains up to 100 domain names which use same name server as target by querying Robte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ecurity-headers.nse" xlink:type="simple">http-security-headers.nse</text:a> </text:p>
          </table:table-cell>
          <table:table-cell table:style-name="ce1" table:formula="of:=LEFT(TRIM([.A81]);LEN(TRIM([.A81]))-4)" office:value-type="string" office:string-value="http-security-headers" calcext:value-type="string">
            <text:p>http-security-head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headers for security related headers (headers could be different by page, really best to analyze these per request through a proxy or other)</text:p>
          </table:table-cell>
          <table:table-cell table:formula="of:=&quot;#&quot; &amp; [.B81] &amp; &quot;: &quot; &amp; [.E81]" office:value-type="string" office:string-value="#http-security-headers: checks headers for security related headers (headers could be different by page, really best to analyze these per request through a proxy or other)" calcext:value-type="string">
            <text:p>#http-security-headers: checks headers for security related headers (headers could be different by page, really best to analyze these per request through a proxy or other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erver-header.nse" xlink:type="simple">http-server-header.nse</text:a> </text:p>
          </table:table-cell>
          <table:table-cell table:style-name="ce1" table:formula="of:=LEFT(TRIM([.A82]);LEN(TRIM([.A82]))-4)" office:value-type="string" office:string-value="http-server-header" calcext:value-type="string">
            <text:p>http-server-hea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HTTP server header for missing version info (infeasible with version probes)</text:p>
          </table:table-cell>
          <table:table-cell table:formula="of:=&quot;#&quot; &amp; [.B82] &amp; &quot;: &quot; &amp; [.E82]" office:value-type="string" office:string-value="#http-server-header: HTTP server header for missing version info (infeasible with version probes)" calcext:value-type="string">
            <text:p>#http-server-header: HTTP server header for missing version info (infeasible with version probes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hellshock.nse" xlink:type="simple">http-shellshock.nse</text:a> </text:p>
          </table:table-cell>
          <table:table-cell table:style-name="ce1" table:formula="of:=LEFT(TRIM([.A83]);LEN(TRIM([.A83]))-4)" office:value-type="string" office:string-value="http-shellshock" calcext:value-type="string">
            <text:p>http-shellshock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 to exploit CVE-2014-6271 and CVE-2014-7169 Shellshock vulnerability in web applications http-shellshock.uri=/</text:p>
          </table:table-cell>
          <table:table-cell table:formula="of:=&quot;#&quot; &amp; [.B83] &amp; &quot;: &quot; &amp; [.E83]" office:value-type="string" office:string-value="#http-shellshock: Attempt to exploit CVE-2014-6271 and CVE-2014-7169 Shellshock vulnerability in web applications http-shellshock.uri=/" calcext:value-type="string">
            <text:p>#http-shellshock: Attempt to exploit CVE-2014-6271 and CVE-2014-7169 Shellshock vulnerability in web applications http-shellshock.uri=/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itemap-generator.nse" xlink:type="simple">http-sitemap-generator.nse</text:a> </text:p>
          </table:table-cell>
          <table:table-cell table:style-name="ce1" table:formula="of:=LEFT(TRIM([.A84]);LEN(TRIM([.A84]))-4)" office:value-type="string" office:string-value="http-sitemap-generator" calcext:value-type="string">
            <text:p>http-sitemap-generato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site and display dir structure with number and types of files in each folder (dir brute force better)</text:p>
          </table:table-cell>
          <table:table-cell table:formula="of:=&quot;#&quot; &amp; [.B84] &amp; &quot;: &quot; &amp; [.E84]" office:value-type="string" office:string-value="#http-sitemap-generator: spider site and display dir structure with number and types of files in each folder (dir brute force better)" calcext:value-type="string">
            <text:p>#http-sitemap-generator: spider site and display dir structure with number and types of files in each folder (dir brute force better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lowloris-check.nse" xlink:type="simple">http-slowloris-check.nse</text:a> </text:p>
          </table:table-cell>
          <table:table-cell table:style-name="ce1" table:formula="of:=LEFT(TRIM([.A85]);LEN(TRIM([.A85]))-4)" office:value-type="string" office:string-value="http-slowloris-check" calcext:value-type="string">
            <text:p>http-slowloris-check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Checks if vulnerable to Slowloris</text:p>
          </table:table-cell>
          <table:table-cell table:formula="of:=&quot;#&quot; &amp; [.B85] &amp; &quot;: &quot; &amp; [.E85]" office:value-type="string" office:string-value="#http-slowloris-check: (DoS) Checks if vulnerable to Slowloris" calcext:value-type="string">
            <text:p>#http-slowloris-check: (DoS) Checks if vulnerable to Slowlori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lowloris.nse" xlink:type="simple">http-slowloris.nse</text:a> </text:p>
          </table:table-cell>
          <table:table-cell table:style-name="ce1" table:formula="of:=LEFT(TRIM([.A86]);LEN(TRIM([.A86]))-4)" office:value-type="string" office:string-value="http-slowloris" calcext:value-type="string">
            <text:p>http-slowlori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Execute a slowloris attack</text:p>
          </table:table-cell>
          <table:table-cell table:formula="of:=&quot;#&quot; &amp; [.B86] &amp; &quot;: &quot; &amp; [.E86]" office:value-type="string" office:string-value="#http-slowloris: (DoS) Execute a slowloris attack" calcext:value-type="string">
            <text:p>#http-slowloris: (DoS) Execute a slowloris atta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ql-injection.nse" xlink:type="simple">http-sql-injection.nse</text:a> </text:p>
          </table:table-cell>
          <table:table-cell table:style-name="ce1" table:formula="of:=LEFT(TRIM([.A87]);LEN(TRIM([.A87]))-4)" office:value-type="string" office:string-value="http-sql-injection" calcext:value-type="string">
            <text:p>http-sql-injectio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Very basic attempt to show SQL errors in forms. </text:p>
          </table:table-cell>
          <table:table-cell table:formula="of:=&quot;#&quot; &amp; [.B87] &amp; &quot;: &quot; &amp; [.E87]" office:value-type="string" office:string-value="#http-sql-injection: Very basic attempt to show SQL errors in forms. " calcext:value-type="string">
            <text:p>#http-sql-injection: Very basic attempt to show SQL errors in forms.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tored-xss.nse" xlink:type="simple">http-stored-xss.nse</text:a> </text:p>
          </table:table-cell>
          <table:table-cell table:style-name="ce1" table:formula="of:=LEFT(TRIM([.A88]);LEN(TRIM([.A88]))-4)" office:value-type="string" office:string-value="http-stored-xss" calcext:value-type="string">
            <text:p>http-stored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Spiders forms, posts, and searches for stored XSS </text:p>
          </table:table-cell>
          <table:table-cell table:formula="of:=&quot;#&quot; &amp; [.B88] &amp; &quot;: &quot; &amp; [.E88]" office:value-type="string" office:string-value="#http-stored-xss: Spiders forms, posts, and searches for stored XSS " calcext:value-type="string">
            <text:p>#http-stored-xss: Spiders forms, posts, and searches for stored XSS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vn-enum.nse" xlink:type="simple">http-svn-enum.nse</text:a> </text:p>
          </table:table-cell>
          <table:table-cell table:style-name="ce1" table:formula="of:=LEFT(TRIM([.A89]);LEN(TRIM([.A89]))-4)" office:value-type="string" office:string-value="http-svn-enum" calcext:value-type="string">
            <text:p>http-svn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users of Subversion repo by examining logs of recent commits</text:p>
          </table:table-cell>
          <table:table-cell table:formula="of:=&quot;#&quot; &amp; [.B89] &amp; &quot;: &quot; &amp; [.E89]" office:value-type="string" office:string-value="#http-svn-enum: Enum users of Subversion repo by examining logs of recent commits" calcext:value-type="string">
            <text:p>#http-svn-enum: Enum users of Subversion repo by examining logs of recent commi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vn-info.nse" xlink:type="simple">http-svn-info.nse</text:a> </text:p>
          </table:table-cell>
          <table:table-cell table:style-name="ce1" table:formula="of:=LEFT(TRIM([.A90]);LEN(TRIM([.A90]))-4)" office:value-type="string" office:string-value="http-svn-info" calcext:value-type="string">
            <text:p>http-svn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quests information from subversion repo</text:p>
          </table:table-cell>
          <table:table-cell table:formula="of:=&quot;#&quot; &amp; [.B90] &amp; &quot;: &quot; &amp; [.E90]" office:value-type="string" office:string-value="#http-svn-info: Requests information from subversion repo" calcext:value-type="string">
            <text:p>#http-svn-info: Requests information from subversion rep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itle.nse" xlink:type="simple">http-title.nse</text:a> </text:p>
          </table:table-cell>
          <table:table-cell table:style-name="ce1" table:formula="of:=LEFT(TRIM([.A91]);LEN(TRIM([.A91]))-4)" office:value-type="string" office:string-value="http-title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the title of the default page of a web server</text:p>
          </table:table-cell>
          <table:table-cell table:formula="of:=&quot;#&quot; &amp; [.B91] &amp; &quot;: &quot; &amp; [.E91]" office:value-type="string" office:string-value="#http-title: Shows the title of the default page of a web server" calcext:value-type="string">
            <text:p>#http-title: Shows the title of the default page of a web serv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plink-dir-traversal.nse" xlink:type="simple">http-tplink-dir-traversal.nse</text:a> </text:p>
          </table:table-cell>
          <table:table-cell table:style-name="ce1" table:formula="of:=LEFT(TRIM([.A92]);LEN(TRIM([.A92]))-4)" office:value-type="string" office:string-value="http-tplink-dir-traversal" calcext:value-type="string">
            <text:p>http-tplink-dir-traversal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xploit dirTrav in TP-Link wireless routers</text:p>
          </table:table-cell>
          <table:table-cell table:formula="of:=&quot;#&quot; &amp; [.B92] &amp; &quot;: &quot; &amp; [.E92]" office:value-type="string" office:string-value="#http-tplink-dir-traversal: Exploit dirTrav in TP-Link wireless routers" calcext:value-type="string">
            <text:p>#http-tplink-dir-traversal: Exploit dirTrav in TP-Link wireless rout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race.nse" xlink:type="simple">http-trace.nse</text:a> </text:p>
          </table:table-cell>
          <table:table-cell table:style-name="ce1" table:formula="of:=LEFT(TRIM([.A93]);LEN(TRIM([.A93]))-4)" office:value-type="string" office:string-value="http-trace" calcext:value-type="string">
            <text:p>http-trac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Identifies if TRACE is enabled</text:p>
          </table:table-cell>
          <table:table-cell table:formula="of:=&quot;#&quot; &amp; [.B93] &amp; &quot;: &quot; &amp; [.E93]" office:value-type="string" office:string-value="#http-trace: Identifies if TRACE is enabled" calcext:value-type="string">
            <text:p>#http-trace: Identifies if TRACE is enab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raceroute.nse" xlink:type="simple">http-traceroute.nse</text:a> </text:p>
          </table:table-cell>
          <table:table-cell table:style-name="ce1" table:formula="of:=LEFT(TRIM([.A94]);LEN(TRIM([.A94]))-4)" office:value-type="string" office:string-value="http-traceroute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the presence of reverse proxies</text:p>
          </table:table-cell>
          <table:table-cell table:formula="of:=&quot;#&quot; &amp; [.B94] &amp; &quot;: &quot; &amp; [.E94]" office:value-type="string" office:string-value="#http-traceroute: Detect the presence of reverse proxies" calcext:value-type="string">
            <text:p>#http-traceroute: Detect the presence of reverse prox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rane-info.nse" xlink:type="simple">http-trane-info.nse</text:a> </text:p>
          </table:table-cell>
          <table:table-cell table:style-name="ce1" table:formula="of:=LEFT(TRIM([.A95]);LEN(TRIM([.A95]))-4)" office:value-type="string" office:string-value="http-trane-info" calcext:value-type="string">
            <text:p>http-trane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 info from HVAC equipment controllers</text:p>
          </table:table-cell>
          <table:table-cell table:formula="of:=&quot;#&quot; &amp; [.B95] &amp; &quot;: &quot; &amp; [.E95]" office:value-type="string" office:string-value="#http-trane-info: Obtain info from HVAC equipment controllers" calcext:value-type="string">
            <text:p>#http-trane-info: Obtain info from HVAC equipment controll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unsafe-output-escaping.nse" xlink:type="simple">http-unsafe-output-escaping.nse</text:a> </text:p>
          </table:table-cell>
          <table:table-cell table:style-name="ce1" table:formula="of:=LEFT(TRIM([.A96]);LEN(TRIM([.A96]))-4)" office:value-type="string" office:string-value="http-unsafe-output-escap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uzz parameters and checks to see if they are reflected</text:p>
          </table:table-cell>
          <table:table-cell table:formula="of:=&quot;#&quot; &amp; [.B96] &amp; &quot;: &quot; &amp; [.E96]" office:value-type="string" office:string-value="#http-unsafe-output-escaping: fuzz parameters and checks to see if they are reflected" calcext:value-type="string">
            <text:p>#http-unsafe-output-escaping: fuzz parameters and checks to see if they are reflec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useragent-tester.nse" xlink:type="simple">http-useragent-tester.nse</text:a> </text:p>
          </table:table-cell>
          <table:table-cell table:style-name="ce1" table:formula="of:=LEFT(TRIM([.A97]);LEN(TRIM([.A97]))-4)" office:value-type="string" office:string-value="http-useragent-tester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various tool UA headers to see if they are allowed or not (also see robots.txt)</text:p>
          </table:table-cell>
          <table:table-cell table:formula="of:=&quot;#&quot; &amp; [.B97] &amp; &quot;: &quot; &amp; [.E97]" office:value-type="string" office:string-value="#http-useragent-tester: test for various tool UA headers to see if they are allowed or not (also see robots.txt)" calcext:value-type="string">
            <text:p>#http-useragent-tester: test for various tool UA headers to see if they are allowed or not (also see robots.txt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userdir-enum.nse" xlink:type="simple">http-userdir-enum.nse</text:a> </text:p>
          </table:table-cell>
          <table:table-cell table:style-name="ce1" table:formula="of:=LEFT(TRIM([.A98]);LEN(TRIM([.A98]))-4)" office:value-type="string" office:string-value="http-userdir-enum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enum valid usernames on servers running mod_userdir module or similar enabled</text:p>
          </table:table-cell>
          <table:table-cell table:formula="of:=&quot;#&quot; &amp; [.B98] &amp; &quot;: &quot; &amp; [.E98]" office:value-type="string" office:string-value="#http-userdir-enum: attempt to enum valid usernames on servers running mod_userdir module or similar enabled" calcext:value-type="string">
            <text:p>#http-userdir-enum: attempt to enum valid usernames on servers running mod_userdir module or similar enab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hosts.nse" xlink:type="simple">http-vhosts.nse</text:a> </text:p>
          </table:table-cell>
          <table:table-cell table:style-name="ce1" table:formula="of:=LEFT(TRIM([.A99]);LEN(TRIM([.A99]))-4)" office:value-type="string" office:string-value="http-vhosts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arch for web virtual hostnames by sending HEAD requests</text:p>
          </table:table-cell>
          <table:table-cell table:formula="of:=&quot;#&quot; &amp; [.B99] &amp; &quot;: &quot; &amp; [.E99]" office:value-type="string" office:string-value="#http-vhosts: search for web virtual hostnames by sending HEAD requests" calcext:value-type="string">
            <text:p>#http-vhosts: search for web virtual hostnames by sending HEAD reques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irustotal.nse" xlink:type="simple">http-virustotal.nse</text:a> </text:p>
          </table:table-cell>
          <table:table-cell table:style-name="ce1" table:formula="of:=LEFT(TRIM([.A100]);LEN(TRIM([.A100]))-4)" office:value-type="string" office:string-value="http-virustotal" calcext:value-type="string">
            <text:p>http-virustotal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whether file has been determined as malware by Virustotal</text:p>
          </table:table-cell>
          <table:table-cell table:formula="of:=&quot;#&quot; &amp; [.B100] &amp; &quot;: &quot; &amp; [.E100]" office:value-type="string" office:string-value="#http-virustotal: Checks whether file has been determined as malware by Virustotal" calcext:value-type="string">
            <text:p>#http-virustotal: Checks whether file has been determined as malware by Virusto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lcstreamer-ls.nse" xlink:type="simple">http-vlcstreamer-ls.nse</text:a> </text:p>
          </table:table-cell>
          <table:table-cell table:style-name="ce1" table:formula="of:=LEFT(TRIM([.A101]);LEN(TRIM([.A101]))-4)" office:value-type="string" office:string-value="http-vlcstreamer-ls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s to a VLC Streamer helper service and lists dir contents</text:p>
          </table:table-cell>
          <table:table-cell table:formula="of:=&quot;#&quot; &amp; [.B101] &amp; &quot;: &quot; &amp; [.E101]" office:value-type="string" office:string-value="#http-vlcstreamer-ls: Connects to a VLC Streamer helper service and lists dir contents" calcext:value-type="string">
            <text:p>#http-vlcstreamer-ls: Connects to a VLC Streamer helper service and lists dir conten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mware-path-vuln.nse" xlink:type="simple">http-vmware-path-vuln.nse</text:a> </text:p>
          </table:table-cell>
          <table:table-cell table:style-name="ce1" table:formula="of:=LEFT(TRIM([.A102]);LEN(TRIM([.A102]))-4)" office:value-type="string" office:string-value="http-vmware-path-vuln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for dirTrav in VMWare ESX, ESXi, and Server (2009)</text:p>
          </table:table-cell>
          <table:table-cell table:formula="of:=&quot;#&quot; &amp; [.B102] &amp; &quot;: &quot; &amp; [.E102]" office:value-type="string" office:string-value="#http-vmware-path-vuln: Checks for dirTrav in VMWare ESX, ESXi, and Server (2009)" calcext:value-type="string">
            <text:p>#http-vmware-path-vuln: Checks for dirTrav in VMWare ESX, ESXi, and Server (2009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06-3392.nse" xlink:type="simple">http-vuln-cve2006-3392.nse</text:a> </text:p>
          </table:table-cell>
          <table:table-cell table:style-name="ce1" table:formula="of:=LEFT(TRIM([.A103]);LEN(TRIM([.A103]))-4)" office:value-type="string" office:string-value="http-vuln-cve2006-3392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ebmin before 1.290 and Usermin before 1.220 file disclosure using %01</text:p>
          </table:table-cell>
          <table:table-cell table:formula="of:=&quot;#&quot; &amp; [.B103] &amp; &quot;: &quot; &amp; [.E103]" office:value-type="string" office:string-value="#http-vuln-cve2006-3392: Webmin before 1.290 and Usermin before 1.220 file disclosure using %01" calcext:value-type="string">
            <text:p>#http-vuln-cve2006-3392: Webmin before 1.290 and Usermin before 1.220 file disclosure using %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09-3960.nse" xlink:type="simple">http-vuln-cve2009-3960.nse</text:a> </text:p>
          </table:table-cell>
          <table:table-cell table:style-name="ce1" table:formula="of:=LEFT(TRIM([.A104]);LEN(TRIM([.A104]))-4)" office:value-type="string" office:string-value="http-vuln-cve2009-3960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formula="of:=&quot;#&quot; &amp; [.B104] &amp; &quot;: &quot; &amp; [.E104]" office:value-type="string" office:string-value="#http-vuln-cve2009-3960: Adobe XML External Entity Injection. Read local files in BlazeDS &lt;3.2, LiveCycle 8.0.1 8.2.1 and 9, LiveCycleData Services 2.5.1 2.6.1 and 3, Flex Data Service 2.0.1 and ColdFusion 7.0.2 8.0 8.0.1 and 9.0" calcext:value-type="string">
            <text:p>#http-vuln-cve2009-3960: 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0-0738.nse" xlink:type="simple">http-vuln-cve2010-0738.nse</text:a> </text:p>
          </table:table-cell>
          <table:table-cell table:style-name="ce1" table:formula="of:=LEFT(TRIM([.A105]);LEN(TRIM([.A105]))-4)" office:value-type="string" office:string-value="http-vuln-cve2010-0738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Boss target is vulnerable to JMX console auth bypass via HEAD request</text:p>
          </table:table-cell>
          <table:table-cell table:formula="of:=&quot;#&quot; &amp; [.B105] &amp; &quot;: &quot; &amp; [.E105]" office:value-type="string" office:string-value="#http-vuln-cve2010-0738: JBoss target is vulnerable to JMX console auth bypass via HEAD request" calcext:value-type="string">
            <text:p>#http-vuln-cve2010-0738: JBoss target is vulnerable to JMX console auth bypass via HEAD reque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0-2861.nse" xlink:type="simple">http-vuln-cve2010-2861.nse</text:a> </text:p>
          </table:table-cell>
          <table:table-cell table:style-name="ce1" table:formula="of:=LEFT(TRIM([.A106]);LEN(TRIM([.A106]))-4)" office:value-type="string" office:string-value="http-vuln-cve2010-2861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ir trav against ColdFusion to grab password hash for admin, use hidden salt to crate SHA1 hash and authenticate as admin (ColdFusion pass the hash)</text:p>
          </table:table-cell>
          <table:table-cell table:formula="of:=&quot;#&quot; &amp; [.B106] &amp; &quot;: &quot; &amp; [.E106]" office:value-type="string" office:string-value="#http-vuln-cve2010-2861: Dir trav against ColdFusion to grab password hash for admin, use hidden salt to crate SHA1 hash and authenticate as admin (ColdFusion pass the hash)" calcext:value-type="string">
            <text:p>#http-vuln-cve2010-2861: Dir trav against ColdFusion to grab password hash for admin, use hidden salt to crate SHA1 hash and authenticate as admin (ColdFusion pass the hash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1-3192.nse" xlink:type="simple">http-vuln-cve2011-3192.nse</text:a> </text:p>
          </table:table-cell>
          <table:table-cell table:style-name="ce1" table:formula="of:=LEFT(TRIM([.A107]);LEN(TRIM([.A107]))-4)" office:value-type="string" office:string-value="http-vuln-cve2011-3192" calcext:value-type="string">
            <text:p>http-vuln-cve2011-3192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nial of service against Apache handling multiple overlapping/simple ranges of a page</text:p>
          </table:table-cell>
          <table:table-cell table:formula="of:=&quot;#&quot; &amp; [.B107] &amp; &quot;: &quot; &amp; [.E107]" office:value-type="string" office:string-value="#http-vuln-cve2011-3192: Denial of service against Apache handling multiple overlapping/simple ranges of a page" calcext:value-type="string">
            <text:p>#http-vuln-cve2011-3192: Denial of service against Apache handling multiple overlapping/simple ranges of a pag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1-3368.nse" xlink:type="simple">http-vuln-cve2011-3368.nse</text:a> </text:p>
          </table:table-cell>
          <table:table-cell table:style-name="ce1" table:formula="of:=LEFT(TRIM([.A108]);LEN(TRIM([.A108]))-4)" office:value-type="string" office:string-value="http-vuln-cve2011-3368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verse Proxy Bypass vuln in Apache. Loopback test, internal hosts test, <text:s/>external website test</text:p>
          </table:table-cell>
          <table:table-cell table:formula="of:=&quot;#&quot; &amp; [.B108] &amp; &quot;: &quot; &amp; [.E108]" office:value-type="string" office:string-value="#http-vuln-cve2011-3368: Reverse Proxy Bypass vuln in Apache. Loopback test, internal hosts test,  external website test" calcext:value-type="string">
            <text:p>#http-vuln-cve2011-3368: Reverse Proxy Bypass vuln in Apache. Loopback test, internal hosts test, <text:s/>external website te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2-1823.nse" xlink:type="simple">http-vuln-cve2012-1823.nse</text:a> </text:p>
          </table:table-cell>
          <table:table-cell table:style-name="ce1" table:formula="of:=LEFT(TRIM([.A109]);LEN(TRIM([.A109]))-4)" office:value-type="string" office:string-value="http-vuln-cve2012-1823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PHP-CGI installations that are vuln to this cve. Retrieve source code and execute code. append multiple ?</text:p>
          </table:table-cell>
          <table:table-cell table:formula="of:=&quot;#&quot; &amp; [.B109] &amp; &quot;: &quot; &amp; [.E109]" office:value-type="string" office:string-value="#http-vuln-cve2012-1823: PHP-CGI installations that are vuln to this cve. Retrieve source code and execute code. append multiple ?" calcext:value-type="string">
            <text:p>#http-vuln-cve2012-1823: PHP-CGI installations that are vuln to this cve. Retrieve source code and execute code. append multiple 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3-0156.nse" xlink:type="simple">http-vuln-cve2013-0156.nse</text:a> </text:p>
          </table:table-cell>
          <table:table-cell table:style-name="ce1" table:formula="of:=LEFT(TRIM([.A110]);LEN(TRIM([.A110]))-4)" office:value-type="string" office:string-value="http-vuln-cve2013-0156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uby on Rails object injection, remote command exec, and DoS. All Ruby &lt; 2.3.15, 3.0.x - 3.0.19, 3.1.x - 3.1.10, and 3.2.x - 3.2.11 are vuln. If 500 response, likely vulnerable</text:p>
          </table:table-cell>
          <table:table-cell table:formula="of:=&quot;#&quot; &amp; [.B110] &amp; &quot;: &quot; &amp; [.E110]" office:value-type="string" office:string-value="#http-vuln-cve2013-0156: Ruby on Rails object injection, remote command exec, and DoS. All Ruby &lt; 2.3.15, 3.0.x - 3.0.19, 3.1.x - 3.1.10, and 3.2.x - 3.2.11 are vuln. If 500 response, likely vulnerable" calcext:value-type="string">
            <text:p>#http-vuln-cve2013-0156: Ruby on Rails object injection, remote command exec, and DoS. All Ruby &lt; 2.3.15, 3.0.x - 3.0.19, 3.1.x - 3.1.10, and 3.2.x - 3.2.11 are vuln. If 500 response, likely vulner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3-6786.nse" xlink:type="simple">http-vuln-cve2013-6786.nse</text:a> </text:p>
          </table:table-cell>
          <table:table-cell table:style-name="ce1" table:formula="of:=LEFT(TRIM([.A111]);LEN(TRIM([.A111]))-4)" office:value-type="string" office:string-value="http-vuln-cve2013-6786" calcext:value-type="string">
            <text:p>http-vuln-cve2013-6786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URL redirection and reflected XSS vuln in Allegro RomPager</text:p>
          </table:table-cell>
          <table:table-cell table:formula="of:=&quot;#&quot; &amp; [.B111] &amp; &quot;: &quot; &amp; [.E111]" office:value-type="string" office:string-value="#http-vuln-cve2013-6786: URL redirection and reflected XSS vuln in Allegro RomPager" calcext:value-type="string">
            <text:p>#http-vuln-cve2013-6786: URL redirection and reflected XSS vuln in Allegro RomPag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3-7091.nse" xlink:type="simple">http-vuln-cve2013-7091.nse</text:a> </text:p>
          </table:table-cell>
          <table:table-cell table:style-name="ce1" table:formula="of:=LEFT(TRIM([.A112]);LEN(TRIM([.A112]))-4)" office:value-type="string" office:string-value="http-vuln-cve2013-7091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Zimbra 7.2.6 local file inclusion</text:p>
          </table:table-cell>
          <table:table-cell table:formula="of:=&quot;#&quot; &amp; [.B112] &amp; &quot;: &quot; &amp; [.E112]" office:value-type="string" office:string-value="#http-vuln-cve2013-7091: Zimbra 7.2.6 local file inclusion" calcext:value-type="string">
            <text:p>#http-vuln-cve2013-7091: Zimbra 7.2.6 local file inclu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6.nse" xlink:type="simple">http-vuln-cve2014-2126.nse</text:a> </text:p>
          </table:table-cell>
          <table:table-cell table:style-name="ce1" table:formula="of:=LEFT(TRIM([.A113]);LEN(TRIM([.A113]))-4)" office:value-type="string" office:string-value="http-vuln-cve2014-2126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3] &amp; &quot;: &quot; &amp; [.E113]" office:value-type="string" office:string-value="#http-vuln-cve2014-2126: Cisco ASA ASDM Priv Esc" calcext:value-type="string">
            <text:p>#http-vuln-cve2014-2126: Cisco ASA ASDM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7.nse" xlink:type="simple">http-vuln-cve2014-2127.nse</text:a> </text:p>
          </table:table-cell>
          <table:table-cell table:style-name="ce1" table:formula="of:=LEFT(TRIM([.A114]);LEN(TRIM([.A114]))-4)" office:value-type="string" office:string-value="http-vuln-cve2014-2127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4] &amp; &quot;: &quot; &amp; [.E114]" office:value-type="string" office:string-value="#http-vuln-cve2014-2127: Cisco ASA ASDM Priv Esc" calcext:value-type="string">
            <text:p>#http-vuln-cve2014-2127: Cisco ASA ASDM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8.nse" xlink:type="simple">http-vuln-cve2014-2128.nse</text:a> </text:p>
          </table:table-cell>
          <table:table-cell table:style-name="ce1" table:formula="of:=LEFT(TRIM([.A115]);LEN(TRIM([.A115]))-4)" office:value-type="string" office:string-value="http-vuln-cve2014-2128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SSL VPN Auth bypass</text:p>
          </table:table-cell>
          <table:table-cell table:formula="of:=&quot;#&quot; &amp; [.B115] &amp; &quot;: &quot; &amp; [.E115]" office:value-type="string" office:string-value="#http-vuln-cve2014-2128: Cisco ASA SSL VPN Auth bypass" calcext:value-type="string">
            <text:p>#http-vuln-cve2014-2128: Cisco ASA SSL VPN Auth bypa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9.nse" xlink:type="simple">http-vuln-cve2014-2129.nse</text:a> </text:p>
          </table:table-cell>
          <table:table-cell table:style-name="ce1" table:formula="of:=LEFT(TRIM([.A116]);LEN(TRIM([.A116]))-4)" office:value-type="string" office:string-value="http-vuln-cve2014-2129" calcext:value-type="string">
            <text:p>http-vuln-cve2014-2129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isco ASA DoS</text:p>
          </table:table-cell>
          <table:table-cell table:formula="of:=&quot;#&quot; &amp; [.B116] &amp; &quot;: &quot; &amp; [.E116]" office:value-type="string" office:string-value="#http-vuln-cve2014-2129: Cisco ASA DoS" calcext:value-type="string">
            <text:p>#http-vuln-cve2014-2129: Cisco ASA Do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3704.nse" xlink:type="simple">http-vuln-cve2014-3704.nse</text:a> </text:p>
          </table:table-cell>
          <table:table-cell table:style-name="ce1" table:formula="of:=LEFT(TRIM([.A117]);LEN(TRIM([.A117]))-4)" office:value-type="string" office:string-value="http-vuln-cve2014-3704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rupalgeddon &lt; 7.32, injects new admin and attempt to log in</text:p>
          </table:table-cell>
          <table:table-cell table:formula="of:=&quot;#&quot; &amp; [.B117] &amp; &quot;: &quot; &amp; [.E117]" office:value-type="string" office:string-value="#http-vuln-cve2014-3704: Drupalgeddon &lt; 7.32, injects new admin and attempt to log in" calcext:value-type="string">
            <text:p>#http-vuln-cve2014-3704: Drupalgeddon &lt; 7.32, injects new admin and attempt to log 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8877.nse" xlink:type="simple">http-vuln-cve2014-8877.nse</text:a> </text:p>
          </table:table-cell>
          <table:table-cell table:style-name="ce1" table:formula="of:=LEFT(TRIM([.A118]);LEN(TRIM([.A118]))-4)" office:value-type="string" office:string-value="http-vuln-cve2014-8877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CM Download Manager plugin &lt;= 2.0.0 remote code injection</text:p>
          </table:table-cell>
          <table:table-cell table:formula="of:=&quot;#&quot; &amp; [.B118] &amp; &quot;: &quot; &amp; [.E118]" office:value-type="string" office:string-value="#http-vuln-cve2014-8877: Wordpress CM Download Manager plugin &lt;= 2.0.0 remote code injection" calcext:value-type="string">
            <text:p>#http-vuln-cve2014-8877: Wordpress CM Download Manager plugin &lt;= 2.0.0 remote code inj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5-1427.nse" xlink:type="simple">http-vuln-cve2015-1427.nse</text:a> </text:p>
          </table:table-cell>
          <table:table-cell table:style-name="ce1" table:formula="of:=LEFT(TRIM([.A119]);LEN(TRIM([.A119]))-4)" office:value-type="string" office:string-value="http-vuln-cve2015-1427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lasticsearch 1.3.0-1.3.7 1.4.0-1.4.2 RCE in groovy</text:p>
          </table:table-cell>
          <table:table-cell table:formula="of:=&quot;#&quot; &amp; [.B119] &amp; &quot;: &quot; &amp; [.E119]" office:value-type="string" office:string-value="#http-vuln-cve2015-1427: Elasticsearch 1.3.0-1.3.7 1.4.0-1.4.2 RCE in groovy" calcext:value-type="string">
            <text:p>#http-vuln-cve2015-1427: Elasticsearch 1.3.0-1.3.7 1.4.0-1.4.2 RCE in groov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5-1635.nse" xlink:type="simple">http-vuln-cve2015-1635.nse</text:a> </text:p>
          </table:table-cell>
          <table:table-cell table:style-name="ce1" table:formula="of:=LEFT(TRIM([.A120]);LEN(TRIM([.A120]))-4)" office:value-type="string" office:string-value="http-vuln-cve2015-1635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CE in Windows Systems. HTTP request with no impact on the system to detect. Win 7,8,8.1 and server 2012,2012R2</text:p>
          </table:table-cell>
          <table:table-cell table:formula="of:=&quot;#&quot; &amp; [.B120] &amp; &quot;: &quot; &amp; [.E120]" office:value-type="string" office:string-value="#http-vuln-cve2015-1635: RCE in Windows Systems. HTTP request with no impact on the system to detect. Win 7,8,8.1 and server 2012,2012R2" calcext:value-type="string">
            <text:p>#http-vuln-cve2015-1635: RCE in Windows Systems. HTTP request with no impact on the system to detect. Win 7,8,8.1 and server 2012,2012R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1001000.nse" xlink:type="simple">http-vuln-cve2017-1001000.nse</text:a> </text:p>
          </table:table-cell>
          <table:table-cell table:style-name="ce1" table:formula="of:=LEFT(TRIM([.A121]);LEN(TRIM([.A121]))-4)" office:value-type="string" office:string-value="http-vuln-cve2017-1001000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4.7.0 4.7.1 priv esc</text:p>
          </table:table-cell>
          <table:table-cell table:formula="of:=&quot;#&quot; &amp; [.B121] &amp; &quot;: &quot; &amp; [.E121]" office:value-type="string" office:string-value="#http-vuln-cve2017-1001000: Wordpress 4.7.0 4.7.1 priv esc" calcext:value-type="string">
            <text:p>#http-vuln-cve2017-1001000: Wordpress 4.7.0 4.7.1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5638.nse" xlink:type="simple">http-vuln-cve2017-5638.nse</text:a> </text:p>
          </table:table-cell>
          <table:table-cell table:style-name="ce1" table:formula="of:=LEFT(TRIM([.A122]);LEN(TRIM([.A122]))-4)" office:value-type="string" office:string-value="http-vuln-cve2017-5638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pache Struts RCE</text:p>
          </table:table-cell>
          <table:table-cell table:formula="of:=&quot;#&quot; &amp; [.B122] &amp; &quot;: &quot; &amp; [.E122]" office:value-type="string" office:string-value="#http-vuln-cve2017-5638: Apache Struts RCE" calcext:value-type="string">
            <text:p>#http-vuln-cve2017-5638: Apache Struts R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5689.nse" xlink:type="simple">http-vuln-cve2017-5689.nse</text:a> </text:p>
          </table:table-cell>
          <table:table-cell table:style-name="ce1" table:formula="of:=LEFT(TRIM([.A123]);LEN(TRIM([.A123]))-4)" office:value-type="string" office:string-value="http-vuln-cve2017-5689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ntel AMT priv esc</text:p>
          </table:table-cell>
          <table:table-cell table:formula="of:=&quot;#&quot; &amp; [.B123] &amp; &quot;: &quot; &amp; [.E123]" office:value-type="string" office:string-value="#http-vuln-cve2017-5689: Intel AMT priv esc" calcext:value-type="string">
            <text:p>#http-vuln-cve2017-5689: Intel AMT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8917.nse" xlink:type="simple">http-vuln-cve2017-8917.nse</text:a> </text:p>
          </table:table-cell>
          <table:table-cell table:style-name="ce1" table:formula="of:=LEFT(TRIM([.A124]);LEN(TRIM([.A124]))-4)" office:value-type="string" office:string-value="http-vuln-cve2017-8917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oomla 3.7 - 3.7.1 SQLi</text:p>
          </table:table-cell>
          <table:table-cell table:formula="of:=&quot;#&quot; &amp; [.B124] &amp; &quot;: &quot; &amp; [.E124]" office:value-type="string" office:string-value="#http-vuln-cve2017-8917: Joomla 3.7 - 3.7.1 SQLi" calcext:value-type="string">
            <text:p>#http-vuln-cve2017-8917: Joomla 3.7 - 3.7.1 SQL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misfortune-cookie.nse" xlink:type="simple">http-vuln-misfortune-cookie.nse</text:a> </text:p>
          </table:table-cell>
          <table:table-cell table:style-name="ce1" table:formula="of:=LEFT(TRIM([.A125]);LEN(TRIM([.A125]))-4)" office:value-type="string" office:string-value="http-vuln-misfortune-cookie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omPager 4.07 Misfortune Cookie RCE</text:p>
          </table:table-cell>
          <table:table-cell table:formula="of:=&quot;#&quot; &amp; [.B125] &amp; &quot;: &quot; &amp; [.E125]" office:value-type="string" office:string-value="#http-vuln-misfortune-cookie: RomPager 4.07 Misfortune Cookie RCE" calcext:value-type="string">
            <text:p>#http-vuln-misfortune-cookie: RomPager 4.07 Misfortune Cookie R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wnr1000-creds.nse" xlink:type="simple">http-vuln-wnr1000-creds.nse</text:a> </text:p>
          </table:table-cell>
          <table:table-cell table:style-name="ce1" table:formula="of:=LEFT(TRIM([.A126]);LEN(TRIM([.A126]))-4)" office:value-type="string" office:string-value="http-vuln-wnr1000-creds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NR admin creds 1.0.260_60-0.86 and 1.0.2.54_60.0.82</text:p>
          </table:table-cell>
          <table:table-cell table:formula="of:=&quot;#&quot; &amp; [.B126] &amp; &quot;: &quot; &amp; [.E126]" office:value-type="string" office:string-value="#http-vuln-wnr1000-creds: WNR admin creds 1.0.260_60-0.86 and 1.0.2.54_60.0.82" calcext:value-type="string">
            <text:p>#http-vuln-wnr1000-creds: WNR admin creds 1.0.260_60-0.86 and 1.0.2.54_60.0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af-detect.nse" xlink:type="simple">http-waf-detect.nse</text:a> </text:p>
          </table:table-cell>
          <table:table-cell table:style-name="ce1" table:formula="of:=LEFT(TRIM([.A127]);LEN(TRIM([.A127]))-4)" office:value-type="string" office:string-value="http-waf-detect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etect IPS/IDS/WAF. args: aggro,uri,detectBodyChanges</text:p>
          </table:table-cell>
          <table:table-cell table:formula="of:=&quot;#&quot; &amp; [.B127] &amp; &quot;: &quot; &amp; [.E127]" office:value-type="string" office:string-value="#http-waf-detect: attempt to detect IPS/IDS/WAF. args: aggro,uri,detectBodyChanges" calcext:value-type="string">
            <text:p>#http-waf-detect: attempt to detect IPS/IDS/WAF. args: aggro,uri,detectBodyChang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af-fingerprint.nse" xlink:type="simple">http-waf-fingerprint.nse</text:a> </text:p>
          </table:table-cell>
          <table:table-cell table:style-name="ce1" table:formula="of:=LEFT(TRIM([.A128]);LEN(TRIM([.A128]))-4)" office:value-type="string" office:string-value="http-waf-fingerprint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fingerprint WAF if exists. args: intensive=1</text:p>
          </table:table-cell>
          <table:table-cell table:formula="of:=&quot;#&quot; &amp; [.B128] &amp; &quot;: &quot; &amp; [.E128]" office:value-type="string" office:string-value="#http-waf-fingerprint: attempt to fingerprint WAF if exists. args: intensive=1" calcext:value-type="string">
            <text:p>#http-waf-fingerprint: attempt to fingerprint WAF if exists. args: intensive=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ebdav-scan.nse" xlink:type="simple">http-webdav-scan.nse</text:a> </text:p>
          </table:table-cell>
          <table:table-cell table:style-name="ce1" table:formula="of:=LEFT(TRIM([.A129]);LEN(TRIM([.A129]))-4)" office:value-type="string" office:string-value="http-webdav-scan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WebDAV installations using OPTIONS and PROPFIND methods</text:p>
          </table:table-cell>
          <table:table-cell table:formula="of:=&quot;#&quot; &amp; [.B129] &amp; &quot;: &quot; &amp; [.E129]" office:value-type="string" office:string-value="#http-webdav-scan: detect WebDAV installations using OPTIONS and PROPFIND methods" calcext:value-type="string">
            <text:p>#http-webdav-scan: detect WebDAV installations using OPTIONS and PROPFIND meth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ordpress-brute.nse" xlink:type="simple">http-wordpress-brute.nse</text:a> </text:p>
          </table:table-cell>
          <table:table-cell table:style-name="ce1" table:formula="of:=LEFT(TRIM([.A130]);LEN(TRIM([.A130]))-4)" office:value-type="string" office:string-value="http-wordpress-brute" calcext:value-type="string">
            <text:p>http-wordpress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auth</text:p>
          </table:table-cell>
          <table:table-cell table:formula="of:=&quot;#&quot; &amp; [.B130] &amp; &quot;: &quot; &amp; [.E130]" office:value-type="string" office:string-value="#http-wordpress-brute: Brute wordpress auth" calcext:value-type="string">
            <text:p>#http-wordpress-brute: Brute wordpress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ordpress-enum.nse" xlink:type="simple">http-wordpress-enum.nse</text:a> </text:p>
          </table:table-cell>
          <table:table-cell table:style-name="ce1" table:formula="of:=LEFT(TRIM([.A131]);LEN(TRIM([.A131]))-4)" office:value-type="string" office:string-value="http-wordpress-enum" calcext:value-type="string">
            <text:p>http-wordpres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themes/plugins</text:p>
          </table:table-cell>
          <table:table-cell table:formula="of:=&quot;#&quot; &amp; [.B131] &amp; &quot;: &quot; &amp; [.E131]" office:value-type="string" office:string-value="#http-wordpress-enum: Brute wordpress themes/plugins" calcext:value-type="string">
            <text:p>#http-wordpress-enum: Brute wordpress themes/plugi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ordpress-users.nse" xlink:type="simple">http-wordpress-users.nse</text:a> </text:p>
          </table:table-cell>
          <table:table-cell table:style-name="ce1" table:formula="of:=LEFT(TRIM([.A132]);LEN(TRIM([.A132]))-4)" office:value-type="string" office:string-value="http-wordpress-users" calcext:value-type="string">
            <text:p>http-wordpress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wordpress users</text:p>
          </table:table-cell>
          <table:table-cell table:formula="of:=&quot;#&quot; &amp; [.B132] &amp; &quot;: &quot; &amp; [.E132]" office:value-type="string" office:string-value="#http-wordpress-users: Enum wordpress users" calcext:value-type="string">
            <text:p>#http-wordpress-users: Enum wordpress us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xssed.nse" xlink:type="simple">http-xssed.nse</text:a> </text:p>
          </table:table-cell>
          <table:table-cell table:style-name="ce1" table:formula="of:=LEFT(TRIM([.A133]);LEN(TRIM([.A133]))-4)" office:value-type="string" office:string-value="http-xssed" calcext:value-type="string">
            <text:p>http-xss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arches xssed.com database and outputs results</text:p>
          </table:table-cell>
          <table:table-cell table:formula="of:=&quot;#&quot; &amp; [.B133] &amp; &quot;: &quot; &amp; [.E133]" office:value-type="string" office:string-value="#http-xssed: Searches xssed.com database and outputs results" calcext:value-type="string">
            <text:p>#http-xssed: Searches xssed.com database and outputs resul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s-redirect.nse" xlink:type="simple">https-redirect.nse</text:a> </text:p>
          </table:table-cell>
          <table:table-cell table:style-name="ce1" table:formula="of:=LEFT(TRIM([.A134]);LEN(TRIM([.A134]))-4)" office:value-type="string" office:string-value="https-redirect" calcext:value-type="string">
            <text:p>https-redirec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for HTTP redirects to HTTPS on same port</text:p>
          </table:table-cell>
          <table:table-cell table:formula="of:=&quot;#&quot; &amp; [.B134] &amp; &quot;: &quot; &amp; [.E134]" office:value-type="string" office:string-value="#https-redirect: Checks for HTTP redirects to HTTPS on same port" calcext:value-type="string">
            <text:p>#https-redirect: Checks for HTTP redirects to HTTPS on same po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nfs-ls.nse" xlink:type="simple">nfs-ls.nse</text:a></text:p>
          </table:table-cell>
          <table:table-cell table:style-name="ce1" table:formula="of:=LEFT(TRIM([.A135]);LEN(TRIM([.A135]))-4)" office:value-type="string" office:string-value="nfs-ls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Attempts to get useful info about files from NFS Exports</text:p>
          </table:table-cell>
          <table:table-cell table:formula="of:=&quot;#&quot; &amp; [.B135] &amp; &quot;: &quot; &amp; [.E135]" office:value-type="string" office:string-value="#nfs-ls: Attempts to get useful info about files from NFS Exports" calcext:value-type="string">
            <text:p>#nfs-ls: Attempts to get useful info about files from NFS Expor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nfs-showmount.nse" xlink:type="simple">nfs-showmount.nse</text:a></text:p>
          </table:table-cell>
          <table:table-cell table:style-name="ce1" table:formula="of:=LEFT(TRIM([.A136]);LEN(TRIM([.A136]))-4)" office:value-type="string" office:string-value="nfs-showmount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 table:style-name="ce4"/>
          <table:table-cell office:value-type="string" calcext:value-type="string">
            <text:p>Show NFS explorts like ‘showmount -e’</text:p>
          </table:table-cell>
          <table:table-cell table:formula="of:=&quot;#&quot; &amp; [.B136] &amp; &quot;: &quot; &amp; [.E136]" office:value-type="string" office:string-value="#nfs-showmount: Show NFS explorts like ‘showmount -e’" calcext:value-type="string">
            <text:p>#nfs-showmount: Show NFS explorts like ‘showmount -e’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nfs-statfs.nse" xlink:type="simple">nfs-statfs.nse</text:a></text:p>
          </table:table-cell>
          <table:table-cell table:style-name="ce1" table:formula="of:=LEFT(TRIM([.A137]);LEN(TRIM([.A137]))-4)" office:value-type="string" office:string-value="nfs-statfs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Retrieves disk space from NFS like ‘df’</text:p>
          </table:table-cell>
          <table:table-cell table:formula="of:=&quot;#&quot; &amp; [.B137] &amp; &quot;: &quot; &amp; [.E137]" office:value-type="string" office:string-value="#nfs-statfs: Retrieves disk space from NFS like ‘df’" calcext:value-type="string">
            <text:p>#nfs-statfs: Retrieves disk space from NFS like ‘df’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anon.nse" xlink:type="simple">ftp-anon.nse</text:a></text:p>
          </table:table-cell>
          <table:table-cell table:style-name="ce1" table:formula="of:=LEFT(TRIM([.A138]);LEN(TRIM([.A138]))-4)" office:value-type="string" office:string-value="ftp-anon" calcext:value-type="string">
            <text:p>ftp-anon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checks if FTP server allows anonymous logins, if so, get a dir listing</text:p>
          </table:table-cell>
          <table:table-cell table:formula="of:=&quot;#&quot; &amp; [.B138] &amp; &quot;: &quot; &amp; [.E138]" office:value-type="string" office:string-value="#ftp-anon: checks if FTP server allows anonymous logins, if so, get a dir listing" calcext:value-type="string">
            <text:p>#ftp-anon: checks if FTP server allows anonymous logins, if so, get a dir list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bounce.nse" xlink:type="simple">ftp-bounce.nse</text:a></text:p>
          </table:table-cell>
          <table:table-cell table:style-name="ce1" table:formula="of:=LEFT(TRIM([.A139]);LEN(TRIM([.A139]))-4)" office:value-type="string" office:string-value="ftp-bounce" calcext:value-type="string">
            <text:p>ftp-bounce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s if FTP server allows port scanning using the FTP bounce method, see https://en.wikipedia.org/wiki/FTP_bounce_attack</text:p>
          </table:table-cell>
          <table:table-cell table:formula="of:=&quot;#&quot; &amp; [.B139] &amp; &quot;: &quot; &amp; [.E139]" office:value-type="string" office:string-value="#ftp-bounce: checks if FTP server allows port scanning using the FTP bounce method, see https://en.wikipedia.org/wiki/FTP_bounce_attack" calcext:value-type="string">
            <text:p>#ftp-bounce: checks if FTP server allows port scanning using the FTP bounce method, see https://en.wikipedia.org/wiki/FTP_bounce_attac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brute.nse" xlink:type="simple">ftp-brute.nse</text:a></text:p>
          </table:table-cell>
          <table:table-cell table:style-name="ce1" table:formula="of:=LEFT(TRIM([.A140]);LEN(TRIM([.A140]))-4)" office:value-type="string" office:string-value="ftp-brute" calcext:value-type="string">
            <text:p>ftp-brute</text:p>
          </table:table-cell>
          <table:table-cell table:style-name="ce4" office:value-type="string" calcext:value-type="string">
            <text:p>ftpRecon (turned off)</text:p>
          </table:table-cell>
          <table:table-cell/>
          <table:table-cell office:value-type="string" calcext:value-type="string">
            <text:p>perform brute force against FTP</text:p>
          </table:table-cell>
          <table:table-cell table:formula="of:=&quot;#&quot; &amp; [.B140] &amp; &quot;: &quot; &amp; [.E140]" office:value-type="string" office:string-value="#ftp-brute: perform brute force against FTP" calcext:value-type="string">
            <text:p>#ftp-brute: perform brute force against FT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libopie.nse" xlink:type="simple">ftp-libopie.nse</text:a></text:p>
          </table:table-cell>
          <table:table-cell table:style-name="ce1" table:formula="of:=LEFT(TRIM([.A141]);LEN(TRIM([.A141]))-4)" office:value-type="string" office:string-value="ftp-libopie" calcext:value-type="string">
            <text:p>ftp-libopie</text:p>
          </table:table-cell>
          <table:table-cell table:style-name="ce4" office:value-type="string" calcext:value-type="string">
            <text:p>ftpRecon (turned off)</text:p>
          </table:table-cell>
          <table:table-cell table:style-name="ce4"/>
          <table:table-cell office:value-type="string" calcext:value-type="string">
            <text:p>check for CVE-2010-1938, WARNING will crash if vulnerable, better to manually check...</text:p>
          </table:table-cell>
          <table:table-cell table:formula="of:=&quot;#&quot; &amp; [.B141] &amp; &quot;: &quot; &amp; [.E141]" office:value-type="string" office:string-value="#ftp-libopie: check for CVE-2010-1938, WARNING will crash if vulnerable, better to manually check..." calcext:value-type="string">
            <text:p>#ftp-libopie: check for CVE-2010-1938, WARNING will crash if vulnerable, better to manually check..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proftpd-backdoor.nse" xlink:type="simple">ftp-proftpd-backdoor.nse</text:a></text:p>
          </table:table-cell>
          <table:table-cell table:style-name="ce1" table:formula="of:=LEFT(TRIM([.A142]);LEN(TRIM([.A142]))-4)" office:value-type="string" office:string-value="ftp-proftpd-backdoor" calcext:value-type="string">
            <text:p>ftp-pro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ProFTPD 1.3.3c backdoor, OSVDB-ID 69562. If vuln, telnet or ftp and send: "HELP ACIDBITCHEZ"</text:p>
          </table:table-cell>
          <table:table-cell table:formula="of:=&quot;#&quot; &amp; [.B142] &amp; &quot;: &quot; &amp; [.E142]" office:value-type="string" office:string-value="#ftp-proftpd-backdoor: check for ProFTPD 1.3.3c backdoor, OSVDB-ID 69562. If vuln, telnet or ftp and send: &quot;HELP ACIDBITCHEZ&quot;" calcext:value-type="string">
            <text:p>#ftp-proftpd-backdoor: check for ProFTPD 1.3.3c backdoor, OSVDB-ID 69562. If vuln, telnet or ftp and send: "HELP ACIDBITCHEZ"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syst.nse" xlink:type="simple">ftp-syst.nse</text:a></text:p>
          </table:table-cell>
          <table:table-cell table:style-name="ce1" table:formula="of:=LEFT(TRIM([.A143]);LEN(TRIM([.A143]))-4)" office:value-type="string" office:string-value="ftp-syst" calcext:value-type="string">
            <text:p>ftp-syst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sends SYST and STAT commands and returns result. SYST asks for OS info. STAT asks for server status. see https://cr.yp.to/ftp/syst.html</text:p>
          </table:table-cell>
          <table:table-cell table:formula="of:=&quot;#&quot; &amp; [.B143] &amp; &quot;: &quot; &amp; [.E143]" office:value-type="string" office:string-value="#ftp-syst: sends SYST and STAT commands and returns result. SYST asks for OS info. STAT asks for server status. see https://cr.yp.to/ftp/syst.html" calcext:value-type="string">
            <text:p>#ftp-syst: sends SYST and STAT commands and returns result. SYST asks for OS info. STAT asks for server status. see https://cr.yp.to/ftp/syst.ht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vsftpd-backdoor.nse" xlink:type="simple">ftp-vsftpd-backdoor.nse</text:a></text:p>
          </table:table-cell>
          <table:table-cell table:style-name="ce1" table:formula="of:=LEFT(TRIM([.A144]);LEN(TRIM([.A144]))-4)" office:value-type="string" office:string-value="ftp-vsftpd-backdoor" calcext:value-type="string">
            <text:p>ftp-vs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vsFTPd 2.3.4 backdoor CVE-2011-2523, send a :) and potential to execute a command</text:p>
          </table:table-cell>
          <table:table-cell table:formula="of:=&quot;#&quot; &amp; [.B144] &amp; &quot;: &quot; &amp; [.E144]" office:value-type="string" office:string-value="#ftp-vsftpd-backdoor: check for vsFTPd 2.3.4 backdoor CVE-2011-2523, send a :) and potential to execute a command" calcext:value-type="string">
            <text:p>#ftp-vsftpd-backdoor: check for vsFTPd 2.3.4 backdoor CVE-2011-2523, send a :) and potential to execute a comman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vuln-cve2010-4221.nse" xlink:type="simple">ftp-vuln-cve2010-4221.nse</text:a></text:p>
          </table:table-cell>
          <table:table-cell table:style-name="ce1" table:formula="of:=LEFT(TRIM([.A145]);LEN(TRIM([.A145]))-4)" office:value-type="string" office:string-value="ftp-vuln-cve2010-4221" calcext:value-type="string">
            <text:p>ftp-vuln-cve2010-4221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heck for stack-based buffer overflow in ProFTPD server between 1.3.2rc3 and 1.3.3b. May crash the ftp service. Default tries to run nmap. Check exploit-db.</text:p>
          </table:table-cell>
          <table:table-cell table:formula="of:=&quot;#&quot; &amp; [.B145] &amp; &quot;: &quot; &amp; [.E145]" office:value-type="string" office:string-value="#ftp-vuln-cve2010-4221: heck for stack-based buffer overflow in ProFTPD server between 1.3.2rc3 and 1.3.3b. May crash the ftp service. Default tries to run nmap. Check exploit-db." calcext:value-type="string">
            <text:p>#ftp-vuln-cve2010-4221: heck for stack-based buffer overflow in ProFTPD server between 1.3.2rc3 and 1.3.3b. May crash the ftp service. Default tries to run nmap. Check exploit-db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brute.nse" xlink:type="simple">ms-sql-brute.nse</text:a></text:p>
          </table:table-cell>
          <table:table-cell table:style-name="ce1" table:formula="of:=LEFT(TRIM([.A146]);LEN(TRIM([.A146]))-4)" office:value-type="string" office:string-value="ms-sql-brute" calcext:value-type="string">
            <text:p>ms-sql-brute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brute</text:p>
          </table:table-cell>
          <table:table-cell table:formula="of:=&quot;#&quot; &amp; [.B146] &amp; &quot;: &quot; &amp; [.E146]" office:value-type="string" office:string-value="#ms-sql-brute: brute" calcext:value-type="string">
            <text:p>#ms-sql-brute: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config.nse" xlink:type="simple">ms-sql-config.nse</text:a></text:p>
          </table:table-cell>
          <table:table-cell table:style-name="ce1" table:formula="of:=LEFT(TRIM([.A147]);LEN(TRIM([.A147]))-4)" office:value-type="string" office:string-value="ms-sql-config" calcext:value-type="string">
            <text:p>ms-sql-config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databases, linked servers, settings. auth required.</text:p>
          </table:table-cell>
          <table:table-cell table:formula="of:=&quot;#&quot; &amp; [.B147] &amp; &quot;: &quot; &amp; [.E147]" office:value-type="string" office:string-value="#ms-sql-config: queries for databases, linked servers, settings. auth required." calcext:value-type="string">
            <text:p>#ms-sql-config: queries for databases, linked servers, settings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dac.nse" xlink:type="simple">ms-sql-dac.nse</text:a></text:p>
          </table:table-cell>
          <table:table-cell table:style-name="ce1" table:formula="of:=LEFT(TRIM([.A148]);LEN(TRIM([.A148]))-4)" office:value-type="string" office:string-value="ms-sql-dac" calcext:value-type="string">
            <text:p>ms-sql-dac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ies for the DAC (admin) port of an instance</text:p>
          </table:table-cell>
          <table:table-cell table:formula="of:=&quot;#&quot; &amp; [.B148] &amp; &quot;: &quot; &amp; [.E148]" office:value-type="string" office:string-value="#ms-sql-dac: queries for the DAC (admin) port of an instance" calcext:value-type="string">
            <text:p>#ms-sql-dac: queries for the DAC (admin) port of an instan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dump-hashes.nse" xlink:type="simple">ms-sql-dump-hashes.nse</text:a></text:p>
          </table:table-cell>
          <table:table-cell table:style-name="ce1" table:formula="of:=LEFT(TRIM([.A149]);LEN(TRIM([.A149]))-4)" office:value-type="string" office:string-value="ms-sql-dump-hashes" calcext:value-type="string">
            <text:p>ms-sql-dump-hashes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dump hashes in format for john. requires admin.</text:p>
          </table:table-cell>
          <table:table-cell table:formula="of:=&quot;#&quot; &amp; [.B149] &amp; &quot;: &quot; &amp; [.E149]" office:value-type="string" office:string-value="#ms-sql-dump-hashes: dump hashes in format for john. requires admin." calcext:value-type="string">
            <text:p>#ms-sql-dump-hashes: dump hashes in format for john. requires admi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empty-password.nse" xlink:type="simple">ms-sql-empty-password.nse</text:a></text:p>
          </table:table-cell>
          <table:table-cell table:style-name="ce1" table:formula="of:=LEFT(TRIM([.A150]);LEN(TRIM([.A150]))-4)" office:value-type="string" office:string-value="ms-sql-empty-password" calcext:value-type="string">
            <text:p>ms-sql-empty-password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attempts to auth using empty password for the 'sa' account.</text:p>
          </table:table-cell>
          <table:table-cell table:formula="of:=&quot;#&quot; &amp; [.B150] &amp; &quot;: &quot; &amp; [.E150]" office:value-type="string" office:string-value="#ms-sql-empty-password: attempts to auth using empty password for the 'sa' account." calcext:value-type="string">
            <text:p>#ms-sql-empty-password: attempts to auth using empty password for the 'sa' account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hasdbaccess.nse" xlink:type="simple">ms-sql-hasdbaccess.nse</text:a></text:p>
          </table:table-cell>
          <table:table-cell table:style-name="ce1" table:formula="of:=LEFT(TRIM([.A151]);LEN(TRIM([.A151]))-4)" office:value-type="string" office:string-value="ms-sql-hasdbaccess" calcext:value-type="string">
            <text:p>ms-sql-hasdbacces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list of databases a user has access to. auth required.</text:p>
          </table:table-cell>
          <table:table-cell table:formula="of:=&quot;#&quot; &amp; [.B151] &amp; &quot;: &quot; &amp; [.E151]" office:value-type="string" office:string-value="#ms-sql-hasdbaccess: queries for list of databases a user has access to. auth required." calcext:value-type="string">
            <text:p>#ms-sql-hasdbaccess: queries for list of databases a user has access to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info.nse" xlink:type="simple">ms-sql-info.nse</text:a></text:p>
          </table:table-cell>
          <table:table-cell table:style-name="ce1" table:formula="of:=LEFT(TRIM([.A152]);LEN(TRIM([.A152]))-4)" office:value-type="string" office:string-value="ms-sql-info" calcext:value-type="string">
            <text:p>ms-sql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y browser server (UDP 1434) for info. no auth required.</text:p>
          </table:table-cell>
          <table:table-cell table:formula="of:=&quot;#&quot; &amp; [.B152] &amp; &quot;: &quot; &amp; [.E152]" office:value-type="string" office:string-value="#ms-sql-info: query browser server (UDP 1434) for info. no auth required." calcext:value-type="string">
            <text:p>#ms-sql-info: query browser server (UDP 1434) for info. no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ntlm-info.nse" xlink:type="simple">ms-sql-ntlm-info.nse</text:a></text:p>
          </table:table-cell>
          <table:table-cell table:style-name="ce1" table:formula="of:=LEFT(TRIM([.A153]);LEN(TRIM([.A153]))-4)" office:value-type="string" office:string-value="ms-sql-ntlm-info" calcext:value-type="string">
            <text:p>ms-sql-ntlm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enum info from services with NTLM auth enabled</text:p>
          </table:table-cell>
          <table:table-cell table:formula="of:=&quot;#&quot; &amp; [.B153] &amp; &quot;: &quot; &amp; [.E153]" office:value-type="string" office:string-value="#ms-sql-ntlm-info: enum info from services with NTLM auth enabled" calcext:value-type="string">
            <text:p>#ms-sql-ntlm-info: enum info from services with NTLM auth enabl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query.nse" xlink:type="simple">ms-sql-query.nse</text:a></text:p>
          </table:table-cell>
          <table:table-cell table:style-name="ce1" table:formula="of:=LEFT(TRIM([.A154]);LEN(TRIM([.A154]))-4)" office:value-type="string" office:string-value="ms-sql-query" calcext:value-type="string">
            <text:p>ms-sql-query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query against server. auth required.</text:p>
          </table:table-cell>
          <table:table-cell table:formula="of:=&quot;#&quot; &amp; [.B154] &amp; &quot;: &quot; &amp; [.E154]" office:value-type="string" office:string-value="#ms-sql-query: runs a query against server. auth required." calcext:value-type="string">
            <text:p>#ms-sql-query: runs a query against server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tables.nse" xlink:type="simple">ms-sql-tables.nse</text:a></text:p>
          </table:table-cell>
          <table:table-cell table:style-name="ce1" table:formula="of:=LEFT(TRIM([.A155]);LEN(TRIM([.A155]))-4)" office:value-type="string" office:string-value="ms-sql-tables" calcext:value-type="string">
            <text:p>ms-sql-table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a list of tables per database. auth required.</text:p>
          </table:table-cell>
          <table:table-cell table:formula="of:=&quot;#&quot; &amp; [.B155] &amp; &quot;: &quot; &amp; [.E155]" office:value-type="string" office:string-value="#ms-sql-tables: queries for a list of tables per database. auth required." calcext:value-type="string">
            <text:p>#ms-sql-tables: queries for a list of tables per database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xp-cmdshell.nse" xlink:type="simple">ms-sql-xp-cmdshell.nse</text:a></text:p>
          </table:table-cell>
          <table:table-cell table:style-name="ce1" table:formula="of:=LEFT(TRIM([.A156]);LEN(TRIM([.A156]))-4)" office:value-type="string" office:string-value="ms-sql-xp-cmdshell" calcext:value-type="string">
            <text:p>ms-sql-xp-cmdshell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command. requires admin. args 'username''password''cmd'</text:p>
          </table:table-cell>
          <table:table-cell table:formula="of:=&quot;#&quot; &amp; [.B156] &amp; &quot;: &quot; &amp; [.E156]" office:value-type="string" office:string-value="#ms-sql-xp-cmdshell: runs a command. requires admin. args 'username''password''cmd'" calcext:value-type="string">
            <text:p>#ms-sql-xp-cmdshell: runs a command. requires admin. args 'username''password''cmd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audit.nse" xlink:type="simple">mysql-audit.nse</text:a></text:p>
          </table:table-cell>
          <table:table-cell table:style-name="ce1" table:formula="of:=LEFT(TRIM([.A157]);LEN(TRIM([.A157]))-4)" office:value-type="string" office:string-value="mysql-audit" calcext:value-type="string">
            <text:p>mysql-audit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audit security config against parts of CIS MySQL 1.0.2 benchmark --script-args mysql-audit.username,password,filename</text:p>
          </table:table-cell>
          <table:table-cell table:formula="of:=&quot;#&quot; &amp; [.B157] &amp; &quot;: &quot; &amp; [.E157]" office:value-type="string" office:string-value="#mysql-audit: audit security config against parts of CIS MySQL 1.0.2 benchmark --script-args mysql-audit.username,password,filename" calcext:value-type="string">
            <text:p>#mysql-audit: audit security config against parts of CIS MySQL 1.0.2 benchmark --script-args mysql-audit.username,password,filenam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brute.nse" xlink:type="simple">mysql-brute.nse</text:a></text:p>
          </table:table-cell>
          <table:table-cell table:style-name="ce1" table:formula="of:=LEFT(TRIM([.A158]);LEN(TRIM([.A158]))-4)" office:value-type="string" office:string-value="mysql-brute" calcext:value-type="string">
            <text:p>mysql-brute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brute guess against mySQL, seems beneficial to let nmap brute instead of hydra for additional nmap scripts args 'userdb''passdb'</text:p>
          </table:table-cell>
          <table:table-cell table:formula="of:=&quot;#&quot; &amp; [.B158] &amp; &quot;: &quot; &amp; [.E158]" office:value-type="string" office:string-value="#mysql-brute: brute guess against mySQL, seems beneficial to let nmap brute instead of hydra for additional nmap scripts args 'userdb''passdb'" calcext:value-type="string">
            <text:p>#mysql-brute: brute guess against mySQL, seems beneficial to let nmap brute instead of hydra for additional nmap scripts args 'userdb''passdb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databases.nse" xlink:type="simple">mysql-databases.nse</text:a></text:p>
          </table:table-cell>
          <table:table-cell table:style-name="ce1" table:formula="of:=LEFT(TRIM([.A159]);LEN(TRIM([.A159]))-4)" office:value-type="string" office:string-value="mysql-databases" calcext:value-type="string">
            <text:p>mysql-databas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s to list databases. args mysqluser,mysqlpass. will use empty password if none provided/brute/etc</text:p>
          </table:table-cell>
          <table:table-cell table:formula="of:=&quot;#&quot; &amp; [.B159] &amp; &quot;: &quot; &amp; [.E159]" office:value-type="string" office:string-value="#mysql-databases: attempts to list databases. args mysqluser,mysqlpass. will use empty password if none provided/brute/etc" calcext:value-type="string">
            <text:p>#mysql-databases: attempts to list databases. args mysqluser,mysqlpass. will use empty password if none provided/brute/et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dump-hashes.nse" xlink:type="simple">mysql-dump-hashes.nse</text:a></text:p>
          </table:table-cell>
          <table:table-cell table:style-name="ce1" table:formula="of:=LEFT(TRIM([.A160]);LEN(TRIM([.A160]))-4)" office:value-type="string" office:string-value="mysql-dump-hashes" calcext:value-type="string">
            <text:p>mysql-dump-hash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umps hashes for John. requires root. args username,password</text:p>
          </table:table-cell>
          <table:table-cell table:formula="of:=&quot;#&quot; &amp; [.B160] &amp; &quot;: &quot; &amp; [.E160]" office:value-type="string" office:string-value="#mysql-dump-hashes: dumps hashes for John. requires root. args username,password" calcext:value-type="string">
            <text:p>#mysql-dump-hashes: dumps hashes for John. requires root. args username,passwor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empty-password.nse" xlink:type="simple">mysql-empty-password.nse</text:a></text:p>
          </table:table-cell>
          <table:table-cell table:style-name="ce1" table:formula="of:=LEFT(TRIM([.A161]);LEN(TRIM([.A161]))-4)" office:value-type="string" office:string-value="mysql-empty-password" calcext:value-type="string">
            <text:p>mysql-empty-password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hecks for Mysql servers with an empty password for 'root' or 'anonymous'</text:p>
          </table:table-cell>
          <table:table-cell table:formula="of:=&quot;#&quot; &amp; [.B161] &amp; &quot;: &quot; &amp; [.E161]" office:value-type="string" office:string-value="#mysql-empty-password: checks for Mysql servers with an empty password for 'root' or 'anonymous'" calcext:value-type="string">
            <text:p>#mysql-empty-password: checks for Mysql servers with an empty password for 'root' or 'anonymous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enum.nse" xlink:type="simple">mysql-enum.nse</text:a></text:p>
          </table:table-cell>
          <table:table-cell table:style-name="ce1" table:formula="of:=LEFT(TRIM([.A162]);LEN(TRIM([.A162]))-4)" office:value-type="string" office:string-value="mysql-enum" calcext:value-type="string">
            <text:p>mysql-enum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performs user enum using a bug. 5.x are susceptible when using old auth mechanism. seclists.org/fulldisclosure/2012/Dec/9</text:p>
          </table:table-cell>
          <table:table-cell table:formula="of:=&quot;#&quot; &amp; [.B162] &amp; &quot;: &quot; &amp; [.E162]" office:value-type="string" office:string-value="#mysql-enum: performs user enum using a bug. 5.x are susceptible when using old auth mechanism. seclists.org/fulldisclosure/2012/Dec/9" calcext:value-type="string">
            <text:p>#mysql-enum: performs user enum using a bug. 5.x are susceptible when using old auth mechanism. seclists.org/fulldisclosure/2012/Dec/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info.nse" xlink:type="simple">mysql-info.nse</text:a></text:p>
          </table:table-cell>
          <table:table-cell table:style-name="ce1" table:formula="of:=LEFT(TRIM([.A163]);LEN(TRIM([.A163]))-4)" office:value-type="string" office:string-value="mysql-info" calcext:value-type="string">
            <text:p>mysql-info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onnects and prints proto, version, thread, status, capabilities, password salt, etc</text:p>
          </table:table-cell>
          <table:table-cell table:formula="of:=&quot;#&quot; &amp; [.B163] &amp; &quot;: &quot; &amp; [.E163]" office:value-type="string" office:string-value="#mysql-info: connects and prints proto, version, thread, status, capabilities, password salt, etc" calcext:value-type="string">
            <text:p>#mysql-info: connects and prints proto, version, thread, status, capabilities, password salt, et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query.nse" xlink:type="simple">mysql-query.nse</text:a></text:p>
          </table:table-cell>
          <table:table-cell table:style-name="ce1" table:formula="of:=LEFT(TRIM([.A164]);LEN(TRIM([.A164]))-4)" office:value-type="string" office:string-value="mysql-query" calcext:value-type="string">
            <text:p>mysql-query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runs a query and returns the table args 'query''username''password'</text:p>
          </table:table-cell>
          <table:table-cell table:formula="of:=&quot;#&quot; &amp; [.B164] &amp; &quot;: &quot; &amp; [.E164]" office:value-type="string" office:string-value="#mysql-query: runs a query and returns the table args 'query''username''password'" calcext:value-type="string">
            <text:p>#mysql-query: runs a query and returns the table args 'query''username''password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users.nse" xlink:type="simple">mysql-users.nse</text:a></text:p>
          </table:table-cell>
          <table:table-cell table:style-name="ce1" table:formula="of:=LEFT(TRIM([.A165]);LEN(TRIM([.A165]))-4)" office:value-type="string" office:string-value="mysql-users" calcext:value-type="string">
            <text:p>mysql-users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List all users (requires auth)</text:p>
          </table:table-cell>
          <table:table-cell table:formula="of:=&quot;#&quot; &amp; [.B165] &amp; &quot;: &quot; &amp; [.E165]" office:value-type="string" office:string-value="#mysql-users: List all users (requires auth)" calcext:value-type="string">
            <text:p>#mysql-users: List all users (requires aut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variables.nse" xlink:type="simple">mysql-variables.nse</text:a></text:p>
          </table:table-cell>
          <table:table-cell table:style-name="ce1" table:formula="of:=LEFT(TRIM([.A166]);LEN(TRIM([.A166]))-4)" office:value-type="string" office:string-value="mysql-variables" calcext:value-type="string">
            <text:p>mysql-variabl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 to show variables on a server. requires auth. will use empty password if non provided.</text:p>
          </table:table-cell>
          <table:table-cell table:formula="of:=&quot;#&quot; &amp; [.B166] &amp; &quot;: &quot; &amp; [.E166]" office:value-type="string" office:string-value="#mysql-variables: attempt to show variables on a server. requires auth. will use empty password if non provided." calcext:value-type="string">
            <text:p>#mysql-variables: attempt to show variables on a server. requires auth. will use empty password if non provid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vuln-cve2012-2122.nse" xlink:type="simple">mysql-vuln-cve2012-2122.nse</text:a></text:p>
          </table:table-cell>
          <table:table-cell table:style-name="ce1" table:formula="of:=LEFT(TRIM([.A167]);LEN(TRIM([.A167]))-4)" office:value-type="string" office:string-value="mysql-vuln-cve2012-2122" calcext:value-type="string">
            <text:p>mysql-vuln-cve2012-2122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uth bypass in versions up to 5.1.61, 5.2.11, 5.3.5, 5.5.22.</text:p>
          </table:table-cell>
          <table:table-cell table:formula="of:=&quot;#&quot; &amp; [.B167] &amp; &quot;: &quot; &amp; [.E167]" office:value-type="string" office:string-value="#mysql-vuln-cve2012-2122: auth bypass in versions up to 5.1.61, 5.2.11, 5.3.5, 5.5.22." calcext:value-type="string">
            <text:p>#mysql-vuln-cve2012-2122: auth bypass in versions up to 5.1.61, 5.2.11, 5.3.5, 5.5.22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dp-enum-encryption.nse" xlink:type="simple">rdp-enum-encryption.nse</text:a></text:p>
          </table:table-cell>
          <table:table-cell table:style-name="ce1" table:formula="of:=LEFT(TRIM([.A168]);LEN(TRIM([.A168]))-4)" office:value-type="string" office:string-value="rdp-enum-encryption" calcext:value-type="string">
            <text:p>rdp-enum-encryption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determines which Security layer and Encryption level is supported by RDP service</text:p>
          </table:table-cell>
          <table:table-cell table:formula="of:=&quot;#&quot; &amp; [.B168] &amp; &quot;: &quot; &amp; [.E168]" office:value-type="string" office:string-value="#rdp-enum-encryption: determines which Security layer and Encryption level is supported by RDP service" calcext:value-type="string">
            <text:p>#rdp-enum-encryption: determines which Security layer and Encryption level is supported by RDP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dp-vuln-ms12-020.nse" xlink:type="simple">rdp-vuln-ms12-020.nse</text:a></text:p>
          </table:table-cell>
          <table:table-cell table:style-name="ce1" table:formula="of:=LEFT(TRIM([.A169]);LEN(TRIM([.A169]))-4)" office:value-type="string" office:string-value="rdp-vuln-ms12-020" calcext:value-type="string">
            <text:p>rdp-vuln-ms12-020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checks for CVE-2012-0002 by checking for CVE-2012-0152 (DoS). Checks without crashing, but could still potentially crash.</text:p>
          </table:table-cell>
          <table:table-cell table:formula="of:=&quot;#&quot; &amp; [.B169] &amp; &quot;: &quot; &amp; [.E169]" office:value-type="string" office:string-value="#rdp-vuln-ms12-020: checks for CVE-2012-0002 by checking for CVE-2012-0152 (DoS). Checks without crashing, but could still potentially crash." calcext:value-type="string">
            <text:p>#rdp-vuln-ms12-020: checks for CVE-2012-0002 by checking for CVE-2012-0152 (DoS). Checks without crashing, but could still potentially crash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elnet-brute.nse" xlink:type="simple">telnet-brute.nse</text:a></text:p>
          </table:table-cell>
          <table:table-cell table:style-name="ce1" table:formula="of:=LEFT(TRIM([.A170]);LEN(TRIM([.A170]))-4)" office:value-type="string" office:string-value="telnet-brute" calcext:value-type="string">
            <text:p>telnet-brute</text:p>
          </table:table-cell>
          <table:table-cell table:style-name="ce4" office:value-type="string" calcext:value-type="string">
            <text:p>telnetRecon (turned off)</text:p>
          </table:table-cell>
          <table:table-cell/>
          <table:table-cell office:value-type="string" calcext:value-type="string">
            <text:p>brute-force password auditing</text:p>
          </table:table-cell>
          <table:table-cell table:formula="of:=&quot;#&quot; &amp; [.B170] &amp; &quot;: &quot; &amp; [.E170]" office:value-type="string" office:string-value="#telnet-brute: brute-force password auditing" calcext:value-type="string">
            <text:p>#telnet-brute: brute-force password audit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elnet-encryption.nse" xlink:type="simple">telnet-encryption.nse</text:a></text:p>
          </table:table-cell>
          <table:table-cell table:style-name="ce1" table:formula="of:=LEFT(TRIM([.A171]);LEN(TRIM([.A171]))-4)" office:value-type="string" office:string-value="telnet-encryption" calcext:value-type="string">
            <text:p>telnet-encryption</text:p>
          </table:table-cell>
          <table:table-cell table:style-name="ce4" office:value-type="string" calcext:value-type="string">
            <text:p>telnetRecon</text:p>
          </table:table-cell>
          <table:table-cell table:style-name="ce4"/>
          <table:table-cell office:value-type="string" calcext:value-type="string">
            <text:p>determines whether encryption is supported. Some implement incorrectly and lead to remote root vuln.</text:p>
          </table:table-cell>
          <table:table-cell table:formula="of:=&quot;#&quot; &amp; [.B171] &amp; &quot;: &quot; &amp; [.E171]" office:value-type="string" office:string-value="#telnet-encryption: determines whether encryption is supported. Some implement incorrectly and lead to remote root vuln." calcext:value-type="string">
            <text:p>#telnet-encryption: determines whether encryption is supported. Some implement incorrectly and lead to remote root vul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elnet-ntlm-info.nse" xlink:type="simple">telnet-ntlm-info.nse</text:a></text:p>
          </table:table-cell>
          <table:table-cell table:style-name="ce1" table:formula="of:=LEFT(TRIM([.A172]);LEN(TRIM([.A172]))-4)" office:value-type="string" office:string-value="telnet-ntlm-info" calcext:value-type="string">
            <text:p>telnet-ntlm-info</text:p>
          </table:table-cell>
          <table:table-cell table:style-name="ce4" office:value-type="string" calcext:value-type="string">
            <text:p>telnetRecon</text:p>
          </table:table-cell>
          <table:table-cell/>
          <table:table-cell office:value-type="string" calcext:value-type="string">
            <text:p>enum information from Microsoft Telnet with NTLM auth enabled.</text:p>
          </table:table-cell>
          <table:table-cell table:formula="of:=&quot;#&quot; &amp; [.B172] &amp; &quot;: &quot; &amp; [.E172]" office:value-type="string" office:string-value="#telnet-ntlm-info: enum information from Microsoft Telnet with NTLM auth enabled." calcext:value-type="string">
            <text:p>#telnet-ntlm-info: enum information from Microsoft Telnet with NTLM auth enabl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auth-methods.nse" xlink:type="simple">ssh-auth-methods.nse</text:a></text:p>
          </table:table-cell>
          <table:table-cell table:style-name="ce1" table:formula="of:=LEFT(TRIM([.A173]);LEN(TRIM([.A173]))-4)" office:value-type="string" office:string-value="ssh-auth-methods" calcext:value-type="string">
            <text:p>ssh-auth-method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turns authentication methods that the SSH server supports</text:p>
          </table:table-cell>
          <table:table-cell table:formula="of:=&quot;#&quot; &amp; [.B173] &amp; &quot;: &quot; &amp; [.E173]" office:value-type="string" office:string-value="#ssh-auth-methods: Returns authentication methods that the SSH server supports" calcext:value-type="string">
            <text:p>#ssh-auth-methods: Returns authentication methods that the SSH server suppor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brute.nse" xlink:type="simple">ssh-brute.nse</text:a></text:p>
          </table:table-cell>
          <table:table-cell table:style-name="ce1" table:formula="of:=LEFT(TRIM([.A174]);LEN(TRIM([.A174]))-4)" office:value-type="string" office:string-value="ssh-brute" calcext:value-type="string">
            <text:p>ssh-brut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login against ssh servers</text:p>
          </table:table-cell>
          <table:table-cell table:formula="of:=&quot;#&quot; &amp; [.B174] &amp; &quot;: &quot; &amp; [.E174]" office:value-type="string" office:string-value="#ssh-brute: Brute-force login against ssh servers" calcext:value-type="string">
            <text:p>#ssh-brute: Brute-force login against ssh serv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hostkey.nse" xlink:type="simple">ssh-hostkey.nse</text:a></text:p>
          </table:table-cell>
          <table:table-cell table:style-name="ce1" table:formula="of:=LEFT(TRIM([.A175]);LEN(TRIM([.A175]))-4)" office:value-type="string" office:string-value="ssh-hostkey" calcext:value-type="string">
            <text:p>ssh-hostkey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Shows target's key fingerprint and (with high verbosity) the public key itself.</text:p>
          </table:table-cell>
          <table:table-cell table:formula="of:=&quot;#&quot; &amp; [.B175] &amp; &quot;: &quot; &amp; [.E175]" office:value-type="string" office:string-value="#ssh-hostkey: Shows target's key fingerprint and (with high verbosity) the public key itself." calcext:value-type="string">
            <text:p>#ssh-hostkey: Shows target's key fingerprint and (with high verbosity) the public key itself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publickey-acceptance.nse" xlink:type="simple">ssh-publickey-acceptance.nse</text:a></text:p>
          </table:table-cell>
          <table:table-cell table:style-name="ce1" table:formula="of:=LEFT(TRIM([.A176]);LEN(TRIM([.A176]))-4)" office:value-type="string" office:string-value="ssh-publickey-acceptance" calcext:value-type="string">
            <text:p>ssh-publickey-acceptanc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with private keys, passphrases, and usernames and checks to see if the target accepts them</text:p>
          </table:table-cell>
          <table:table-cell table:formula="of:=&quot;#&quot; &amp; [.B176] &amp; &quot;: &quot; &amp; [.E176]" office:value-type="string" office:string-value="#ssh-publickey-acceptance: Brute-force with private keys, passphrases, and usernames and checks to see if the target accepts them" calcext:value-type="string">
            <text:p>#ssh-publickey-acceptance: Brute-force with private keys, passphrases, and usernames and checks to see if the target accepts th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run.nse" xlink:type="simple">ssh-run.nse</text:a></text:p>
          </table:table-cell>
          <table:table-cell table:style-name="ce1" table:formula="of:=LEFT(TRIM([.A177]);LEN(TRIM([.A177]))-4)" office:value-type="string" office:string-value="ssh-run" calcext:value-type="string">
            <text:p>ssh-run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runs a remote command on the ssh server and returns the command output</text:p>
          </table:table-cell>
          <table:table-cell table:formula="of:=&quot;#&quot; &amp; [.B177] &amp; &quot;: &quot; &amp; [.E177]" office:value-type="string" office:string-value="#ssh-run: runs a remote command on the ssh server and returns the command output" calcext:value-type="string">
            <text:p>#ssh-run: runs a remote command on the ssh server and returns the command outpu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2-enum-algos.nse" xlink:type="simple">ssh2-enum-algos.nse</text:a></text:p>
          </table:table-cell>
          <table:table-cell table:style-name="ce1" table:formula="of:=LEFT(TRIM([.A178]);LEN(TRIM([.A178]))-4)" office:value-type="string" office:string-value="ssh2-enum-algos" calcext:value-type="string">
            <text:p>ssh2-enum-algo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ports number of algorithms that the server offers.</text:p>
          </table:table-cell>
          <table:table-cell table:formula="of:=&quot;#&quot; &amp; [.B178] &amp; &quot;: &quot; &amp; [.E178]" office:value-type="string" office:string-value="#ssh2-enum-algos: reports number of algorithms that the server offers." calcext:value-type="string">
            <text:p>#ssh2-enum-algos: reports number of algorithms that the server offer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v1.nse" xlink:type="simple">sshv1.nse</text:a></text:p>
          </table:table-cell>
          <table:table-cell table:style-name="ce1" table:formula="of:=LEFT(TRIM([.A179]);LEN(TRIM([.A179]))-4)" office:value-type="string" office:string-value="sshv1" calcext:value-type="string">
            <text:p>sshv1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Check if server supports obsolete less secure SSH Protocol Version 1</text:p>
          </table:table-cell>
          <table:table-cell table:formula="of:=&quot;#&quot; &amp; [.B179] &amp; &quot;: &quot; &amp; [.E179]" office:value-type="string" office:string-value="#sshv1: Check if server supports obsolete less secure SSH Protocol Version 1" calcext:value-type="string">
            <text:p>#sshv1: Check if server supports obsolete less secure SSH Protocol Version 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brute.nse" xlink:type="simple">snmp-brute.nse</text:a></text:p>
          </table:table-cell>
          <table:table-cell table:style-name="ce1" table:formula="of:=LEFT(TRIM([.A180]);LEN(TRIM([.A180]))-4)" office:value-type="string" office:string-value="snmp-brute" calcext:value-type="string">
            <text:p>snmp-brute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s to enum nework interfaces through SNMP. snmp-interfaces.host arg is required</text:p>
          </table:table-cell>
          <table:table-cell table:formula="of:=&quot;#&quot; &amp; [.B180] &amp; &quot;: &quot; &amp; [.E180]" office:value-type="string" office:string-value="#snmp-brute: attempts to enum nework interfaces through SNMP. snmp-interfaces.host arg is required" calcext:value-type="string">
            <text:p>#snmp-brute: attempts to enum nework interfaces through SNMP. snmp-interfaces.host arg is requir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hh3c-logins.nse" xlink:type="simple">snmp-hh3c-logins.nse</text:a></text:p>
          </table:table-cell>
          <table:table-cell table:style-name="ce1" table:formula="of:=LEFT(TRIM([.A181]);LEN(TRIM([.A181]))-4)" office:value-type="string" office:string-value="snmp-hh3c-logins" calcext:value-type="string">
            <text:p>snmp-hh3c-login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s to enum Huawei / HP/H3c Locally defined users through the hh3c-user.mib OID. --script-args creds.snmp=:&lt;community&gt;</text:p>
          </table:table-cell>
          <table:table-cell table:formula="of:=&quot;#&quot; &amp; [.B181] &amp; &quot;: &quot; &amp; [.E181]" office:value-type="string" office:string-value="#snmp-hh3c-logins: Attempts to enum Huawei / HP/H3c Locally defined users through the hh3c-user.mib OID. --script-args creds.snmp=:&lt;community&gt;" calcext:value-type="string">
            <text:p>#snmp-hh3c-logins: Attempts to enum Huawei / HP/H3c Locally defined users through the hh3c-user.mib OID. --script-args creds.snmp=:&lt;community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info.nse" xlink:type="simple">snmp-info.nse</text:a></text:p>
          </table:table-cell>
          <table:table-cell table:style-name="ce1" table:formula="of:=LEFT(TRIM([.A182]);LEN(TRIM([.A182]))-4)" office:value-type="string" office:string-value="snmp-info" calcext:value-type="string">
            <text:p>snmp-info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extract basic information from SNMPv3 GET request</text:p>
          </table:table-cell>
          <table:table-cell table:formula="of:=&quot;#&quot; &amp; [.B182] &amp; &quot;: &quot; &amp; [.E182]" office:value-type="string" office:string-value="#snmp-info: extract basic information from SNMPv3 GET request" calcext:value-type="string">
            <text:p>#snmp-info: extract basic information from SNMPv3 GET reques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interfaces.nse" xlink:type="simple">snmp-interfaces.nse</text:a></text:p>
          </table:table-cell>
          <table:table-cell table:style-name="ce1" table:formula="of:=LEFT(TRIM([.A183]);LEN(TRIM([.A183]))-4)" office:value-type="string" office:string-value="snmp-interfaces" calcext:value-type="string">
            <text:p>snmp-interfaces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 to find community string by brute force guessing. default wordlist: nselib/data/snmpcommunities.lst. provide own with snmp-brute.communitiesdb arg</text:p>
          </table:table-cell>
          <table:table-cell table:formula="of:=&quot;#&quot; &amp; [.B183] &amp; &quot;: &quot; &amp; [.E183]" office:value-type="string" office:string-value="#snmp-interfaces: Attempt to find community string by brute force guessing. default wordlist: nselib/data/snmpcommunities.lst. provide own with snmp-brute.communitiesdb arg" calcext:value-type="string">
            <text:p>#snmp-interfaces: Attempt to find community string by brute force guessing. default wordlist: nselib/data/snmpcommunities.lst. provide own with snmp-brute.communitiesdb ar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ios-config.nse" xlink:type="simple">snmp-ios-config.nse</text:a></text:p>
          </table:table-cell>
          <table:table-cell table:style-name="ce1" table:formula="of:=LEFT(TRIM([.A184]);LEN(TRIM([.A184]))-4)" office:value-type="string" office:string-value="snmp-ios-config" calcext:value-type="string">
            <text:p>snmp-ios-config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download CISCO router IOS config files using SNMP RW (v1) and display or save them --script-args creds.snmp=:&lt;community&gt;</text:p>
          </table:table-cell>
          <table:table-cell table:formula="of:=&quot;#&quot; &amp; [.B184] &amp; &quot;: &quot; &amp; [.E184]" office:value-type="string" office:string-value="#snmp-ios-config: attempt to download CISCO router IOS config files using SNMP RW (v1) and display or save them --script-args creds.snmp=:&lt;community&gt;" calcext:value-type="string">
            <text:p>#snmp-ios-config: attempt to download CISCO router IOS config files using SNMP RW (v1) and display or save them --script-args creds.snmp=:&lt;community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netstat.nse" xlink:type="simple">snmp-netstat.nse</text:a></text:p>
          </table:table-cell>
          <table:table-cell table:style-name="ce1" table:formula="of:=LEFT(TRIM([.A185]);LEN(TRIM([.A185]))-4)" office:value-type="string" office:string-value="snmp-netstat" calcext:value-type="string">
            <text:p>snmp-netstat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query for netstat like output. Can be used to identify and add new targets to scan by using newtargets script arg.</text:p>
          </table:table-cell>
          <table:table-cell table:formula="of:=&quot;#&quot; &amp; [.B185] &amp; &quot;: &quot; &amp; [.E185]" office:value-type="string" office:string-value="#snmp-netstat: attempt to query for netstat like output. Can be used to identify and add new targets to scan by using newtargets script arg." calcext:value-type="string">
            <text:p>#snmp-netstat: attempt to query for netstat like output. Can be used to identify and add new targets to scan by using newtargets script arg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processes.nse" xlink:type="simple">snmp-processes.nse</text:a></text:p>
          </table:table-cell>
          <table:table-cell table:style-name="ce1" table:formula="of:=LEFT(TRIM([.A186]);LEN(TRIM([.A186]))-4)" office:value-type="string" office:string-value="snmp-processes" calcext:value-type="string">
            <text:p>snmp-process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running processes through SNMP</text:p>
          </table:table-cell>
          <table:table-cell table:formula="of:=&quot;#&quot; &amp; [.B186] &amp; &quot;: &quot; &amp; [.E186]" office:value-type="string" office:string-value="#snmp-processes: attempt to enumerate running processes through SNMP" calcext:value-type="string">
            <text:p>#snmp-processes: attempt to enumerate running processe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sysdescr.nse" xlink:type="simple">snmp-sysdescr.nse</text:a></text:p>
          </table:table-cell>
          <table:table-cell table:style-name="ce1" table:formula="of:=LEFT(TRIM([.A187]);LEN(TRIM([.A187]))-4)" office:value-type="string" office:string-value="snmp-sysdescr" calcext:value-type="string">
            <text:p>snmp-sysdescr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xtract system information from SNMP v1 service</text:p>
          </table:table-cell>
          <table:table-cell table:formula="of:=&quot;#&quot; &amp; [.B187] &amp; &quot;: &quot; &amp; [.E187]" office:value-type="string" office:string-value="#snmp-sysdescr: attempt to extract system information from SNMP v1 service" calcext:value-type="string">
            <text:p>#snmp-sysdescr: attempt to extract system information from SNMP v1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services.nse" xlink:type="simple">snmp-win32-services.nse</text:a></text:p>
          </table:table-cell>
          <table:table-cell table:style-name="ce1" table:formula="of:=LEFT(TRIM([.A188]);LEN(TRIM([.A188]))-4)" office:value-type="string" office:string-value="snmp-win32-services" calcext:value-type="string">
            <text:p>snmp-win32-servic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ervices through SNMP</text:p>
          </table:table-cell>
          <table:table-cell table:formula="of:=&quot;#&quot; &amp; [.B188] &amp; &quot;: &quot; &amp; [.E188]" office:value-type="string" office:string-value="#snmp-win32-services: attempt to enumerate windows services through SNMP" calcext:value-type="string">
            <text:p>#snmp-win32-services: attempt to enumerate windows service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shares.nse" xlink:type="simple">snmp-win32-shares.nse</text:a></text:p>
          </table:table-cell>
          <table:table-cell table:style-name="ce1" table:formula="of:=LEFT(TRIM([.A189]);LEN(TRIM([.A189]))-4)" office:value-type="string" office:string-value="snmp-win32-shares" calcext:value-type="string">
            <text:p>snmp-win32-shar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hares through SNMP</text:p>
          </table:table-cell>
          <table:table-cell table:formula="of:=&quot;#&quot; &amp; [.B189] &amp; &quot;: &quot; &amp; [.E189]" office:value-type="string" office:string-value="#snmp-win32-shares: attempt to enumerate windows shares through SNMP" calcext:value-type="string">
            <text:p>#snmp-win32-shares: attempt to enumerate windows share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software.nse" xlink:type="simple">snmp-win32-software.nse</text:a></text:p>
          </table:table-cell>
          <table:table-cell table:style-name="ce1" table:formula="of:=LEFT(TRIM([.A190]);LEN(TRIM([.A190]))-4)" office:value-type="string" office:string-value="snmp-win32-software" calcext:value-type="string">
            <text:p>snmp-win32-software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installed software through SNMP</text:p>
          </table:table-cell>
          <table:table-cell table:formula="of:=&quot;#&quot; &amp; [.B190] &amp; &quot;: &quot; &amp; [.E190]" office:value-type="string" office:string-value="#snmp-win32-software: attempt to enumerate installed software through SNMP" calcext:value-type="string">
            <text:p>#snmp-win32-software: attempt to enumerate installed software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users.nse" xlink:type="simple">snmp-win32-users.nse</text:a></text:p>
          </table:table-cell>
          <table:table-cell table:style-name="ce1" table:formula="of:=LEFT(TRIM([.A191]);LEN(TRIM([.A191]))-4)" office:value-type="string" office:string-value="snmp-win32-users" calcext:value-type="string">
            <text:p>snmp-win32-user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odws users accounts through SNMP</text:p>
          </table:table-cell>
          <table:table-cell table:formula="of:=&quot;#&quot; &amp; [.B191] &amp; &quot;: &quot; &amp; [.E191]" office:value-type="string" office:string-value="#snmp-win32-users: attempt to enumerate winodws users accounts through SNMP" calcext:value-type="string">
            <text:p>#snmp-win32-users: attempt to enumerate winodws users account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brute.nse" xlink:type="simple">smtp-brute.nse</text:a></text:p>
          </table:table-cell>
          <table:table-cell table:style-name="ce1" table:formula="of:=LEFT(TRIM([.A192]);LEN(TRIM([.A192]))-4)" office:value-type="string" office:string-value="smtp-brute" calcext:value-type="string">
            <text:p>smtp-brute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Brute force login/plain/cram-md5/digest-md5/NTLM</text:p>
          </table:table-cell>
          <table:table-cell table:formula="of:=&quot;#&quot; &amp; [.B192] &amp; &quot;: &quot; &amp; [.E192]" office:value-type="string" office:string-value="#smtp-brute: Brute force login/plain/cram-md5/digest-md5/NTLM" calcext:value-type="string">
            <text:p>#smtp-brute: Brute force login/plain/cram-md5/digest-md5/NTL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commands.nse" xlink:type="simple">smtp-commands.nse</text:a></text:p>
          </table:table-cell>
          <table:table-cell table:style-name="ce1" table:formula="of:=LEFT(TRIM([.A193]);LEN(TRIM([.A193]))-4)" office:value-type="string" office:string-value="smtp-commands" calcext:value-type="string">
            <text:p>smtp-commands</text:p>
          </table:table-cell>
          <table:table-cell office:value-type="string" calcext:value-type="string">
            <text:p>snmprecon</text:p>
          </table:table-cell>
          <table:table-cell/>
          <table:table-cell table:style-name="ce4" office:value-type="string" calcext:value-type="string">
            <text:p>attempts to use EHLO and HELP to gather Extended commands supported by a server [--script-args smtp-commands.domain=&lt;domain&gt;]</text:p>
          </table:table-cell>
          <table:table-cell table:formula="of:=&quot;#&quot; &amp; [.B193] &amp; &quot;: &quot; &amp; [.E193]" office:value-type="string" office:string-value="#smtp-commands: attempts to use EHLO and HELP to gather Extended commands supported by a server [--script-args smtp-commands.domain=&lt;domain&gt;]" calcext:value-type="string">
            <text:p>#smtp-commands: attempts to use EHLO and HELP to gather Extended commands supported by a server [--script-args smtp-commands.domain=&lt;domain&gt;]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enum-users.nse" xlink:type="simple">smtp-enum-users.nse</text:a></text:p>
          </table:table-cell>
          <table:table-cell table:style-name="ce1" table:formula="of:=LEFT(TRIM([.A194]);LEN(TRIM([.A194]))-4)" office:value-type="string" office:string-value="smtp-enum-users" calcext:value-type="string">
            <text:p>smtp-enum-users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users by using VRFY, EXPN, or RCPT TO commands. Will stop if auth is enforced.</text:p>
          </table:table-cell>
          <table:table-cell table:formula="of:=&quot;#&quot; &amp; [.B194] &amp; &quot;: &quot; &amp; [.E194]" office:value-type="string" office:string-value="#smtp-enum-users: attempt to enumerate users by using VRFY, EXPN, or RCPT TO commands. Will stop if auth is enforced." calcext:value-type="string">
            <text:p>#smtp-enum-users: attempt to enumerate users by using VRFY, EXPN, or RCPT TO commands. Will stop if auth is enforc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ntlm-info.nse" xlink:type="simple">smtp-ntlm-info.nse</text:a></text:p>
          </table:table-cell>
          <table:table-cell table:style-name="ce1" table:formula="of:=LEFT(TRIM([.A195]);LEN(TRIM([.A195]))-4)" office:value-type="string" office:string-value="smtp-ntlm-info" calcext:value-type="string">
            <text:p>smtp-ntlm-info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enumerate servers that allow NTLM auth. Sending NULL NTLM will cause a response of NetBIOS, DNS, and OS build version</text:p>
          </table:table-cell>
          <table:table-cell table:formula="of:=&quot;#&quot; &amp; [.B195] &amp; &quot;: &quot; &amp; [.E195]" office:value-type="string" office:string-value="#smtp-ntlm-info: enumerate servers that allow NTLM auth. Sending NULL NTLM will cause a response of NetBIOS, DNS, and OS build version" calcext:value-type="string">
            <text:p>#smtp-ntlm-info: enumerate servers that allow NTLM auth. Sending NULL NTLM will cause a response of NetBIOS, DNS, and OS build vers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open-relay.nse" xlink:type="simple">smtp-open-relay.nse</text:a></text:p>
          </table:table-cell>
          <table:table-cell table:style-name="ce1" table:formula="of:=LEFT(TRIM([.A196]);LEN(TRIM([.A196]))-4)" office:value-type="string" office:string-value="smtp-open-relay" calcext:value-type="string">
            <text:p>smtp-open-relay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attempt to relay mail by issuing combination of SMTP commands.</text:p>
          </table:table-cell>
          <table:table-cell table:formula="of:=&quot;#&quot; &amp; [.B196] &amp; &quot;: &quot; &amp; [.E196]" office:value-type="string" office:string-value="#smtp-open-relay: attempt to relay mail by issuing combination of SMTP commands." calcext:value-type="string">
            <text:p>#smtp-open-relay: attempt to relay mail by issuing combination of SMTP command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strangeport.nse" xlink:type="simple">smtp-strangeport.nse</text:a></text:p>
          </table:table-cell>
          <table:table-cell table:style-name="ce1" table:formula="of:=LEFT(TRIM([.A197]);LEN(TRIM([.A197]))-4)" office:value-type="string" office:string-value="smtp-strangeport" calcext:value-type="string">
            <text:p>smtp-strangeport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if SMTP is running on non-standard port.</text:p>
          </table:table-cell>
          <table:table-cell table:formula="of:=&quot;#&quot; &amp; [.B197] &amp; &quot;: &quot; &amp; [.E197]" office:value-type="string" office:string-value="#smtp-strangeport: check if SMTP is running on non-standard port." calcext:value-type="string">
            <text:p>#smtp-strangeport: check if SMTP is running on non-standard port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vuln-cve2010-4344.nse" xlink:type="simple">smtp-vuln-cve2010-4344.nse</text:a></text:p>
          </table:table-cell>
          <table:table-cell table:style-name="ce1" table:formula="of:=LEFT(TRIM([.A198]);LEN(TRIM([.A198]))-4)" office:value-type="string" office:string-value="smtp-vuln-cve2010-4344" calcext:value-type="string">
            <text:p>smtp-vuln-cve2010-4344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Heap overflow within versions of EXIM prior to 4.69 (CVE-2010-4344) and priv exc in EXIM prior to 4.72 (CVE-2010-4345) (Crash)</text:p>
          </table:table-cell>
          <table:table-cell table:formula="of:=&quot;#&quot; &amp; [.B198] &amp; &quot;: &quot; &amp; [.E198]" office:value-type="string" office:string-value="#smtp-vuln-cve2010-4344: check for Heap overflow within versions of EXIM prior to 4.69 (CVE-2010-4344) and priv exc in EXIM prior to 4.72 (CVE-2010-4345) (Crash)" calcext:value-type="string">
            <text:p>#smtp-vuln-cve2010-4344: check for Heap overflow within versions of EXIM prior to 4.69 (CVE-2010-4344) and priv exc in EXIM prior to 4.72 (CVE-2010-4345) (Cras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vuln-cve2011-1720.nse" xlink:type="simple">smtp-vuln-cve2011-1720.nse</text:a></text:p>
          </table:table-cell>
          <table:table-cell table:style-name="ce1" table:formula="of:=LEFT(TRIM([.A199]);LEN(TRIM([.A199]))-4)" office:value-type="string" office:string-value="smtp-vuln-cve2011-1720" calcext:value-type="string">
            <text:p>smtp-vuln-cve2011-1720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memory corruption in Postfix server when using Cyrus SASL library auth (CVE-2011-1720). (Crash)</text:p>
          </table:table-cell>
          <table:table-cell table:formula="of:=&quot;#&quot; &amp; [.B199] &amp; &quot;: &quot; &amp; [.E199]" office:value-type="string" office:string-value="#smtp-vuln-cve2011-1720: check for memory corruption in Postfix server when using Cyrus SASL library auth (CVE-2011-1720). (Crash)" calcext:value-type="string">
            <text:p>#smtp-vuln-cve2011-1720: check for memory corruption in Postfix server when using Cyrus SASL library auth (CVE-2011-1720). (Cras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vuln-cve2011-1764.nse" xlink:type="simple">smtp-vuln-cve2011-1764.nse</text:a></text:p>
          </table:table-cell>
          <table:table-cell table:style-name="ce1" table:formula="of:=LEFT(TRIM([.A200]);LEN(TRIM([.A200]))-4)" office:value-type="string" office:string-value="smtp-vuln-cve2011-1764" calcext:value-type="string">
            <text:p>smtp-vuln-cve2011-1764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check for format string vuln in Exim 4.70-4.75 with DKIM support (CVE-2011-1764). RCE with EXIM priv levels</text:p>
          </table:table-cell>
          <table:table-cell table:formula="of:=&quot;#&quot; &amp; [.B200] &amp; &quot;: &quot; &amp; [.E200]" office:value-type="string" office:string-value="#smtp-vuln-cve2011-1764: check for format string vuln in Exim 4.70-4.75 with DKIM support (CVE-2011-1764). RCE with EXIM priv levels" calcext:value-type="string">
            <text:p>#smtp-vuln-cve2011-1764: check for format string vuln in Exim 4.70-4.75 with DKIM support (CVE-2011-1764). RCE with EXIM priv leve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brute.nse" xlink:type="simple">smb-brute.nse</text:a></text:p>
          </table:table-cell>
          <table:table-cell table:style-name="ce1" table:formula="of:=LEFT(TRIM([.A201]);LEN(TRIM([.A201]))-4)" office:value-type="string" office:string-value="smb-brute" calcext:value-type="string">
            <text:p>smb-brut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guess login over SMB</text:p>
          </table:table-cell>
          <table:table-cell table:formula="of:=&quot;#&quot; &amp; [.B201] &amp; &quot;: &quot; &amp; [.E201]" office:value-type="string" office:string-value="#smb-brute: Attempt to guess login over SMB" calcext:value-type="string">
            <text:p>#smb-brute: Attempt to guess login over SMB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double-pulsar-backdoor.nse" xlink:type="simple">smb-double-pulsar-backdoor.nse</text:a></text:p>
          </table:table-cell>
          <table:table-cell table:style-name="ce1" table:formula="of:=LEFT(TRIM([.A202]);LEN(TRIM([.A202]))-4)" office:value-type="string" office:string-value="smb-double-pulsar-backdoor" calcext:value-type="string">
            <text:p>smb-double-pulsar-backdoor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target is running Double Pulsar SMB backdoor</text:p>
          </table:table-cell>
          <table:table-cell table:formula="of:=&quot;#&quot; &amp; [.B202] &amp; &quot;: &quot; &amp; [.E202]" office:value-type="string" office:string-value="#smb-double-pulsar-backdoor: check if target is running Double Pulsar SMB backdoor" calcext:value-type="string">
            <text:p>#smb-double-pulsar-backdoor: check if target is running Double Pulsar SMB backdoo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domains.nse" xlink:type="simple">smb-enum-domains.nse</text:a></text:p>
          </table:table-cell>
          <table:table-cell table:style-name="ce1" table:formula="of:=LEFT(TRIM([.A203]);LEN(TRIM([.A203]))-4)" office:value-type="string" office:string-value="smb-enum-domains" calcext:value-type="string">
            <text:p>smb-enum-domai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domains on a system with policies. generally requires creds.</text:p>
          </table:table-cell>
          <table:table-cell table:formula="of:=&quot;#&quot; &amp; [.B203] &amp; &quot;: &quot; &amp; [.E203]" office:value-type="string" office:string-value="#smb-enum-domains: attempt to enum domains on a system with policies. generally requires creds." calcext:value-type="string">
            <text:p>#smb-enum-domains: attempt to enum domains on a system with policies. generally requires cred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groups.nse" xlink:type="simple">smb-enum-groups.nse</text:a></text:p>
          </table:table-cell>
          <table:table-cell table:style-name="ce1" table:formula="of:=LEFT(TRIM([.A204]);LEN(TRIM([.A204]))-4)" office:value-type="string" office:string-value="smb-enum-groups" calcext:value-type="string">
            <text:p>smb-enum-group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obtain a list of grous from remote system as well as a list of groups users. Works similar to 'enum.exe /g'</text:p>
          </table:table-cell>
          <table:table-cell table:formula="of:=&quot;#&quot; &amp; [.B204] &amp; &quot;: &quot; &amp; [.E204]" office:value-type="string" office:string-value="#smb-enum-groups: obtain a list of grous from remote system as well as a list of groups users. Works similar to 'enum.exe /g'" calcext:value-type="string">
            <text:p>#smb-enum-groups: obtain a list of grous from remote system as well as a list of groups users. Works similar to 'enum.exe /g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processes.nse" xlink:type="simple">smb-enum-processes.nse</text:a></text:p>
          </table:table-cell>
          <table:table-cell table:style-name="ce1" table:formula="of:=LEFT(TRIM([.A205]);LEN(TRIM([.A205]))-4)" office:value-type="string" office:string-value="smb-enum-processes" calcext:value-type="string">
            <text:p>smb-enum-process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 list of processes from remote server over SMB. Done by query remote registry service. disabled by default on Vista. Requires Admin on others.</text:p>
          </table:table-cell>
          <table:table-cell table:formula="of:=&quot;#&quot; &amp; [.B205] &amp; &quot;: &quot; &amp; [.E205]" office:value-type="string" office:string-value="#smb-enum-processes: pull list of processes from remote server over SMB. Done by query remote registry service. disabled by default on Vista. Requires Admin on others." calcext:value-type="string">
            <text:p>#smb-enum-processes: pull list of processes from remote server over SMB. Done by query remote registry service. disabled by default on Vista. Requires Admin on other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services.nse" xlink:type="simple">smb-enum-services.nse</text:a></text:p>
          </table:table-cell>
          <table:table-cell table:style-name="ce1" table:formula="of:=LEFT(TRIM([.A206]);LEN(TRIM([.A206]))-4)" office:value-type="string" office:string-value="smb-enum-services" calcext:value-type="string">
            <text:p>smb-enum-servic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tries list of services running. Requires Admin. No longer default available.</text:p>
          </table:table-cell>
          <table:table-cell table:formula="of:=&quot;#&quot; &amp; [.B206] &amp; &quot;: &quot; &amp; [.E206]" office:value-type="string" office:string-value="#smb-enum-services: retries list of services running. Requires Admin. No longer default available." calcext:value-type="string">
            <text:p>#smb-enum-services: retries list of services running. Requires Admin. No longer default availabl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sessions.nse" xlink:type="simple">smb-enum-sessions.nse</text:a></text:p>
          </table:table-cell>
          <table:table-cell table:style-name="ce1" table:formula="of:=LEFT(TRIM([.A207]);LEN(TRIM([.A207]))-4)" office:value-type="string" office:string-value="smb-enum-sessions" calcext:value-type="string">
            <text:p>smb-enum-sessio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enumerate users logged in locally or through share. reading remote registry (Vista disabled by default). Requires higher than 'anonymous'</text:p>
          </table:table-cell>
          <table:table-cell table:formula="of:=&quot;#&quot; &amp; [.B207] &amp; &quot;: &quot; &amp; [.E207]" office:value-type="string" office:string-value="#smb-enum-sessions: enumerate users logged in locally or through share. reading remote registry (Vista disabled by default). Requires higher than 'anonymous'" calcext:value-type="string">
            <text:p>#smb-enum-sessions: enumerate users logged in locally or through share. reading remote registry (Vista disabled by default). Requires higher than 'anonymous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shares.nse" xlink:type="simple">smb-enum-shares.nse</text:a></text:p>
          </table:table-cell>
          <table:table-cell table:style-name="ce1" table:formula="of:=LEFT(TRIM([.A208]);LEN(TRIM([.A208]))-4)" office:value-type="string" office:string-value="smb-enum-shares" calcext:value-type="string">
            <text:p>smb-enum-shar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list shares using srvsvc.NetShareEnumAll MSRPC and NetShareGetInfo. NetShareGetInfo requires Admin</text:p>
          </table:table-cell>
          <table:table-cell table:formula="of:=&quot;#&quot; &amp; [.B208] &amp; &quot;: &quot; &amp; [.E208]" office:value-type="string" office:string-value="#smb-enum-shares: attempt to list shares using srvsvc.NetShareEnumAll MSRPC and NetShareGetInfo. NetShareGetInfo requires Admin" calcext:value-type="string">
            <text:p>#smb-enum-shares: attempt to list shares using srvsvc.NetShareEnumAll MSRPC and NetShareGetInfo. NetShareGetInfo requires Admi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users.nse" xlink:type="simple">smb-enum-users.nse</text:a></text:p>
          </table:table-cell>
          <table:table-cell table:style-name="ce1" table:formula="of:=LEFT(TRIM([.A209]);LEN(TRIM([.A209]))-4)" office:value-type="string" office:string-value="smb-enum-users" calcext:value-type="string">
            <text:p>smb-enum-user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users on remote system through MSRPC over 445 or 139. SAMR enum and LSA brute.</text:p>
          </table:table-cell>
          <table:table-cell table:formula="of:=&quot;#&quot; &amp; [.B209] &amp; &quot;: &quot; &amp; [.E209]" office:value-type="string" office:string-value="#smb-enum-users: attempt to enum users on remote system through MSRPC over 445 or 139. SAMR enum and LSA brute." calcext:value-type="string">
            <text:p>#smb-enum-users: attempt to enum users on remote system through MSRPC over 445 or 139. SAMR enum and LSA brut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flood.nse" xlink:type="simple">smb-flood.nse</text:a></text:p>
          </table:table-cell>
          <table:table-cell table:style-name="ce1" table:formula="of:=LEFT(TRIM([.A210]);LEN(TRIM([.A210]))-4)" office:value-type="string" office:string-value="smb-flood" calcext:value-type="string">
            <text:p>smb-flood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exhausts a remote SMB server's connection limit by opening as many as possible.</text:p>
          </table:table-cell>
          <table:table-cell table:formula="of:=&quot;#&quot; &amp; [.B210] &amp; &quot;: &quot; &amp; [.E210]" office:value-type="string" office:string-value="#smb-flood: exhausts a remote SMB server's connection limit by opening as many as possible." calcext:value-type="string">
            <text:p>#smb-flood: exhausts a remote SMB server's connection limit by opening as many as possibl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ls.nse" xlink:type="simple">smb-ls.nse</text:a></text:p>
          </table:table-cell>
          <table:table-cell table:style-name="ce1" table:formula="of:=LEFT(TRIM([.A211]);LEN(TRIM([.A211]))-4)" office:value-type="string" office:string-value="smb-ls" calcext:value-type="string">
            <text:p>smb-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retrieve useful information about files shared on SMB volumes. Resemble output of 'ls' command</text:p>
          </table:table-cell>
          <table:table-cell table:formula="of:=&quot;#&quot; &amp; [.B211] &amp; &quot;: &quot; &amp; [.E211]" office:value-type="string" office:string-value="#smb-ls: attempts to retrieve useful information about files shared on SMB volumes. Resemble output of 'ls' command" calcext:value-type="string">
            <text:p>#smb-ls: attempts to retrieve useful information about files shared on SMB volumes. Resemble output of 'ls' comman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mbenum.nse" xlink:type="simple">smb-mbenum.nse</text:a></text:p>
          </table:table-cell>
          <table:table-cell table:style-name="ce1" table:formula="of:=LEFT(TRIM([.A212]);LEN(TRIM([.A212]))-4)" office:value-type="string" office:string-value="smb-mbenum" calcext:value-type="string">
            <text:p>smb-mbenum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queries information managed by the Windows Master Browser</text:p>
          </table:table-cell>
          <table:table-cell table:formula="of:=&quot;#&quot; &amp; [.B212] &amp; &quot;: &quot; &amp; [.E212]" office:value-type="string" office:string-value="#smb-mbenum: queries information managed by the Windows Master Browser" calcext:value-type="string">
            <text:p>#smb-mbenum: queries information managed by the Windows Master Brows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os-discovery.nse" xlink:type="simple">smb-os-discovery.nse</text:a></text:p>
          </table:table-cell>
          <table:table-cell table:style-name="ce1" table:formula="of:=LEFT(TRIM([.A213]);LEN(TRIM([.A213]))-4)" office:value-type="string" office:string-value="smb-os-discovery" calcext:value-type="string">
            <text:p>smb-os-discovery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rmine OS, computer name, domain, workgroup, and current time over SMB. anonymous.</text:p>
          </table:table-cell>
          <table:table-cell table:formula="of:=&quot;#&quot; &amp; [.B213] &amp; &quot;: &quot; &amp; [.E213]" office:value-type="string" office:string-value="#smb-os-discovery: attempt to determine OS, computer name, domain, workgroup, and current time over SMB. anonymous." calcext:value-type="string">
            <text:p>#smb-os-discovery: attempt to determine OS, computer name, domain, workgroup, and current time over SMB. anonymou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print-text.nse" xlink:type="simple">smb-print-text.nse</text:a></text:p>
          </table:table-cell>
          <table:table-cell table:style-name="ce1" table:formula="of:=LEFT(TRIM([.A214]);LEN(TRIM([.A214]))-4)" office:value-type="string" office:string-value="smb-print-text" calcext:value-type="string">
            <text:p>smb-print-text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print test on a shared printer by calling Printer Spooler Service RPC functions</text:p>
          </table:table-cell>
          <table:table-cell table:formula="of:=&quot;#&quot; &amp; [.B214] &amp; &quot;: &quot; &amp; [.E214]" office:value-type="string" office:string-value="#smb-print-text: attempt to print test on a shared printer by calling Printer Spooler Service RPC functions" calcext:value-type="string">
            <text:p>#smb-print-text: attempt to print test on a shared printer by calling Printer Spooler Service RPC func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protocols.nse" xlink:type="simple">smb-protocols.nse</text:a></text:p>
          </table:table-cell>
          <table:table-cell table:style-name="ce1" table:formula="of:=LEFT(TRIM([.A215]);LEN(TRIM([.A215]))-4)" office:value-type="string" office:string-value="smb-protocols" calcext:value-type="string">
            <text:p>smb-protoco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initiate a connection using each version of SMB. if SMBv1 is found, it will mark it as insecure.</text:p>
          </table:table-cell>
          <table:table-cell table:formula="of:=&quot;#&quot; &amp; [.B215] &amp; &quot;: &quot; &amp; [.E215]" office:value-type="string" office:string-value="#smb-protocols: attempts to initiate a connection using each version of SMB. if SMBv1 is found, it will mark it as insecure." calcext:value-type="string">
            <text:p>#smb-protocols: attempts to initiate a connection using each version of SMB. if SMBv1 is found, it will mark it as insecur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psexec.nse" xlink:type="simple">smb-psexec.nse</text:a></text:p>
          </table:table-cell>
          <table:table-cell table:style-name="ce1" table:formula="of:=LEFT(TRIM([.A216]);LEN(TRIM([.A216]))-4)" office:value-type="string" office:string-value="smb-psexec" calcext:value-type="string">
            <text:p>smb-psexec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rguably most powerful module. requires configuration. config places in /nselib/data/psexec. Read documentation. https://github.com/nmap/nmap/blob/master/scripts/smb-psexec.nse</text:p>
          </table:table-cell>
          <table:table-cell table:formula="of:=&quot;#&quot; &amp; [.B216] &amp; &quot;: &quot; &amp; [.E216]" office:value-type="string" office:string-value="#smb-psexec: arguably most powerful module. requires configuration. config places in /nselib/data/psexec. Read documentation. https://github.com/nmap/nmap/blob/master/scripts/smb-psexec.nse" calcext:value-type="string">
            <text:p>#smb-psexec: arguably most powerful module. requires configuration. config places in /nselib/data/psexec. Read documentation. https://github.com/nmap/nmap/blob/master/scripts/smb-psexec.n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security-mode.nse" xlink:type="simple">smb-security-mode.nse</text:a></text:p>
          </table:table-cell>
          <table:table-cell table:style-name="ce1" table:formula="of:=LEFT(TRIM([.A217]);LEN(TRIM([.A217]))-4)" office:value-type="string" office:string-value="smb-security-mode" calcext:value-type="string">
            <text:p>smb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eturns information about the SMB security level determined by SMB, ie signing, challenge-response, etc</text:p>
          </table:table-cell>
          <table:table-cell table:formula="of:=&quot;#&quot; &amp; [.B217] &amp; &quot;: &quot; &amp; [.E217]" office:value-type="string" office:string-value="#smb-security-mode: returns information about the SMB security level determined by SMB, ie signing, challenge-response, etc" calcext:value-type="string">
            <text:p>#smb-security-mode: returns information about the SMB security level determined by SMB, ie signing, challenge-response, et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server-stats.nse" xlink:type="simple">smb-server-stats.nse</text:a></text:p>
          </table:table-cell>
          <table:table-cell table:style-name="ce1" table:formula="of:=LEFT(TRIM([.A218]);LEN(TRIM([.A218]))-4)" office:value-type="string" office:string-value="smb-server-stats" calcext:value-type="string">
            <text:p>smb-server-stat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quires Admin. grab server stats.</text:p>
          </table:table-cell>
          <table:table-cell table:formula="of:=&quot;#&quot; &amp; [.B218] &amp; &quot;: &quot; &amp; [.E218]" office:value-type="string" office:string-value="#smb-server-stats: requires Admin. grab server stats." calcext:value-type="string">
            <text:p>#smb-server-stats: requires Admin. grab server sta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system-info.nse" xlink:type="simple">smb-system-info.nse</text:a></text:p>
          </table:table-cell>
          <table:table-cell table:style-name="ce1" table:formula="of:=LEFT(TRIM([.A219]);LEN(TRIM([.A219]))-4)" office:value-type="string" office:string-value="smb-system-info" calcext:value-type="string">
            <text:p>smb-system-info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s info from registry. Requires Admin, though auth user should get some info.</text:p>
          </table:table-cell>
          <table:table-cell table:formula="of:=&quot;#&quot; &amp; [.B219] &amp; &quot;: &quot; &amp; [.E219]" office:value-type="string" office:string-value="#smb-system-info: pulls info from registry. Requires Admin, though auth user should get some info." calcext:value-type="string">
            <text:p>#smb-system-info: pulls info from registry. Requires Admin, though auth user should get some info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conficker.nse" xlink:type="simple">smb-vuln-conficker.nse</text:a></text:p>
          </table:table-cell>
          <table:table-cell table:style-name="ce1" table:formula="of:=LEFT(TRIM([.A220]);LEN(TRIM([.A220]))-4)" office:value-type="string" office:string-value="smb-vuln-conficker" calcext:value-type="string">
            <text:p>smb-vuln-conficker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systems infected by conficker worm. dangerous check and may crash systems.</text:p>
          </table:table-cell>
          <table:table-cell table:formula="of:=&quot;#&quot; &amp; [.B220] &amp; &quot;: &quot; &amp; [.E220]" office:value-type="string" office:string-value="#smb-vuln-conficker: Detects systems infected by conficker worm. dangerous check and may crash systems." calcext:value-type="string">
            <text:p>#smb-vuln-conficker: Detects systems infected by conficker worm. dangerous check and may crash system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cve-2017-7494.nse" xlink:type="simple">smb-vuln-cve-2017-7494.nse</text:a></text:p>
          </table:table-cell>
          <table:table-cell table:style-name="ce1" table:formula="of:=LEFT(TRIM([.A221]);LEN(TRIM([.A221]))-4)" office:value-type="string" office:string-value="smb-vuln-cve-2017-7494" calcext:value-type="string">
            <text:p>smb-vuln-cve-2017-7494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Arbitrary Shared Library Load vuln CVE-2017-7494. Unpatched Samba from 3.5.0-4.4.13 and prior to 4.5.10 and 4.6.4 are affected by RCE.</text:p>
          </table:table-cell>
          <table:table-cell table:formula="of:=&quot;#&quot; &amp; [.B221] &amp; &quot;: &quot; &amp; [.E221]" office:value-type="string" office:string-value="#smb-vuln-cve-2017-7494: check if vuln to Arbitrary Shared Library Load vuln CVE-2017-7494. Unpatched Samba from 3.5.0-4.4.13 and prior to 4.5.10 and 4.6.4 are affected by RCE." calcext:value-type="string">
            <text:p>#smb-vuln-cve-2017-7494: check if vuln to Arbitrary Shared Library Load vuln CVE-2017-7494. Unpatched Samba from 3.5.0-4.4.13 and prior to 4.5.10 and 4.6.4 are affected by RC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cve2009-3103.nse" xlink:type="simple">smb-vuln-cve2009-3103.nse</text:a></text:p>
          </table:table-cell>
          <table:table-cell table:style-name="ce1" table:formula="of:=LEFT(TRIM([.A222]);LEN(TRIM([.A222]))-4)" office:value-type="string" office:string-value="smb-vuln-cve2009-3103" calcext:value-type="string">
            <text:p>smb-vuln-cve2009-3103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if vuln to DoS CVE-2009-3103. Will crash the service if it is vulnerable</text:p>
          </table:table-cell>
          <table:table-cell table:formula="of:=&quot;#&quot; &amp; [.B222] &amp; &quot;: &quot; &amp; [.E222]" office:value-type="string" office:string-value="#smb-vuln-cve2009-3103: detects if vuln to DoS CVE-2009-3103. Will crash the service if it is vulnerable" calcext:value-type="string">
            <text:p>#smb-vuln-cve2009-3103: detects if vuln to DoS CVE-2009-3103. Will crash the service if it is vulner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06-025.nse" xlink:type="simple">smb-vuln-ms06-025.nse</text:a></text:p>
          </table:table-cell>
          <table:table-cell table:style-name="ce1" table:formula="of:=LEFT(TRIM([.A223]);LEN(TRIM([.A223]))-4)" office:value-type="string" office:string-value="smb-vuln-ms06-025" calcext:value-type="string">
            <text:p>smb-vuln-ms06-025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6-025 RasRPCSubmitRequest RPC method</text:p>
          </table:table-cell>
          <table:table-cell table:formula="of:=&quot;#&quot; &amp; [.B223] &amp; &quot;: &quot; &amp; [.E223]" office:value-type="string" office:string-value="#smb-vuln-ms06-025: check if vuln to MS06-025 RasRPCSubmitRequest RPC method" calcext:value-type="string">
            <text:p>#smb-vuln-ms06-025: check if vuln to MS06-025 RasRPCSubmitRequest RPC metho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07-029.nse" xlink:type="simple">smb-vuln-ms07-029.nse</text:a></text:p>
          </table:table-cell>
          <table:table-cell table:style-name="ce1" table:formula="of:=LEFT(TRIM([.A224]);LEN(TRIM([.A224]))-4)" office:value-type="string" office:string-value="smb-vuln-ms07-029" calcext:value-type="string">
            <text:p>smb-vuln-ms07-029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7-029 DNS RPC vulnerability. Will crash the service if vulnerable</text:p>
          </table:table-cell>
          <table:table-cell table:formula="of:=&quot;#&quot; &amp; [.B224] &amp; &quot;: &quot; &amp; [.E224]" office:value-type="string" office:string-value="#smb-vuln-ms07-029: check if vuln to MS07-029 DNS RPC vulnerability. Will crash the service if vulnerable" calcext:value-type="string">
            <text:p>#smb-vuln-ms07-029: check if vuln to MS07-029 DNS RPC vulnerability. Will crash the service if vulner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08-067.nse" xlink:type="simple">smb-vuln-ms08-067.nse</text:a></text:p>
          </table:table-cell>
          <table:table-cell table:style-name="ce1" table:formula="of:=LEFT(TRIM([.A225]);LEN(TRIM([.A225]))-4)" office:value-type="string" office:string-value="smb-vuln-ms08-067" calcext:value-type="string">
            <text:p>smb-vuln-ms08-067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8-067. Dangerous and may crash systems</text:p>
          </table:table-cell>
          <table:table-cell table:formula="of:=&quot;#&quot; &amp; [.B225] &amp; &quot;: &quot; &amp; [.E225]" office:value-type="string" office:string-value="#smb-vuln-ms08-067: check if vuln to MS08-067. Dangerous and may crash systems" calcext:value-type="string">
            <text:p>#smb-vuln-ms08-067: check if vuln to MS08-067. Dangerous and may crash system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10-054.nse" xlink:type="simple">smb-vuln-ms10-054.nse</text:a></text:p>
          </table:table-cell>
          <table:table-cell table:style-name="ce1" table:formula="of:=LEFT(TRIM([.A226]);LEN(TRIM([.A226]))-4)" office:value-type="string" office:string-value="smb-vuln-ms10-054" calcext:value-type="string">
            <text:p>smb-vuln-ms10-054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10-054. Dangerous and will BSOD system</text:p>
          </table:table-cell>
          <table:table-cell table:formula="of:=&quot;#&quot; &amp; [.B226] &amp; &quot;: &quot; &amp; [.E226]" office:value-type="string" office:string-value="#smb-vuln-ms10-054: check if vuln to MS10-054. Dangerous and will BSOD system" calcext:value-type="string">
            <text:p>#smb-vuln-ms10-054: check if vuln to MS10-054. Dangerous and will BSOD sys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10-061.nse" xlink:type="simple">smb-vuln-ms10-061.nse</text:a></text:p>
          </table:table-cell>
          <table:table-cell table:style-name="ce1" table:formula="of:=LEFT(TRIM([.A227]);LEN(TRIM([.A227]))-4)" office:value-type="string" office:string-value="smb-vuln-ms10-061" calcext:value-type="string">
            <text:p>smb-vuln-ms10-061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0-061 Printer Spooler impersonation. used in Stuxnet. Checks for vuln in safe way without crashing. Needs access to at least one shared printer.</text:p>
          </table:table-cell>
          <table:table-cell table:formula="of:=&quot;#&quot; &amp; [.B227] &amp; &quot;: &quot; &amp; [.E227]" office:value-type="string" office:string-value="#smb-vuln-ms10-061: check if vuln to ms10-061 Printer Spooler impersonation. used in Stuxnet. Checks for vuln in safe way without crashing. Needs access to at least one shared printer." calcext:value-type="string">
            <text:p>#smb-vuln-ms10-061: check if vuln to ms10-061 Printer Spooler impersonation. used in Stuxnet. Checks for vuln in safe way without crashing. Needs access to at least one shared printer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17-010.nse" xlink:type="simple">smb-vuln-ms17-010.nse</text:a></text:p>
          </table:table-cell>
          <table:table-cell table:style-name="ce1" table:formula="of:=LEFT(TRIM([.A228]);LEN(TRIM([.A228]))-4)" office:value-type="string" office:string-value="smb-vuln-ms17-010" calcext:value-type="string">
            <text:p>smb-vuln-ms17-010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7-010 aka EternalBlue. Connects to $IPC tree, executes transaction and checks if error. SMBv1 vuln.</text:p>
          </table:table-cell>
          <table:table-cell table:formula="of:=&quot;#&quot; &amp; [.B228] &amp; &quot;: &quot; &amp; [.E228]" office:value-type="string" office:string-value="#smb-vuln-ms17-010: check if vuln to MS17-010 aka EternalBlue. Connects to $IPC tree, executes transaction and checks if error. SMBv1 vuln." calcext:value-type="string">
            <text:p>#smb-vuln-ms17-010: check if vuln to MS17-010 aka EternalBlue. Connects to $IPC tree, executes transaction and checks if error. SMBv1 vul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regsvc-dos.nse" xlink:type="simple">smb-vuln-regsvc-dos.nse</text:a></text:p>
          </table:table-cell>
          <table:table-cell table:style-name="ce1" table:formula="of:=LEFT(TRIM([.A229]);LEN(TRIM([.A229]))-4)" office:value-type="string" office:string-value="smb-vuln-regsvc-dos" calcext:value-type="string">
            <text:p>smb-vuln-regsvc-do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null pointer dereference in regsvc. Will crash service if vuln.</text:p>
          </table:table-cell>
          <table:table-cell table:formula="of:=&quot;#&quot; &amp; [.B229] &amp; &quot;: &quot; &amp; [.E229]" office:value-type="string" office:string-value="#smb-vuln-regsvc-dos: check if vuln to null pointer dereference in regsvc. Will crash service if vuln." calcext:value-type="string">
            <text:p>#smb-vuln-regsvc-dos: check if vuln to null pointer dereference in regsvc. Will crash service if vul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capabilities.nse" xlink:type="simple">smb2-capabilities.nse</text:a></text:p>
          </table:table-cell>
          <table:table-cell table:style-name="ce1" table:formula="of:=LEFT(TRIM([.A230]);LEN(TRIM([.A230]))-4)" office:value-type="string" office:string-value="smb2-capabilities" calcext:value-type="string">
            <text:p>smb2-capabiliti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list supported cabilities in a SMBv2 server for each enabled dialect.</text:p>
          </table:table-cell>
          <table:table-cell table:formula="of:=&quot;#&quot; &amp; [.B230] &amp; &quot;: &quot; &amp; [.E230]" office:value-type="string" office:string-value="#smb2-capabilities: attempt to list supported cabilities in a SMBv2 server for each enabled dialect." calcext:value-type="string">
            <text:p>#smb2-capabilities: attempt to list supported cabilities in a SMBv2 server for each enabled dialect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security-mode.nse" xlink:type="simple">smb2-security-mode.nse</text:a></text:p>
          </table:table-cell>
          <table:table-cell table:style-name="ce1" table:formula="of:=LEFT(TRIM([.A231]);LEN(TRIM([.A231]))-4)" office:value-type="string" office:string-value="smb2-security-mode" calcext:value-type="string">
            <text:p>smb2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determines mesage signing config in SMBv2 servers for all supported dialects.</text:p>
          </table:table-cell>
          <table:table-cell table:formula="of:=&quot;#&quot; &amp; [.B231] &amp; &quot;: &quot; &amp; [.E231]" office:value-type="string" office:string-value="#smb2-security-mode: determines mesage signing config in SMBv2 servers for all supported dialects." calcext:value-type="string">
            <text:p>#smb2-security-mode: determines mesage signing config in SMBv2 servers for all supported diale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time.nse" xlink:type="simple">smb2-time.nse</text:a></text:p>
          </table:table-cell>
          <table:table-cell table:style-name="ce1" table:formula="of:=LEFT(TRIM([.A232]);LEN(TRIM([.A232]))-4)" office:value-type="string" office:string-value="smb2-time" calcext:value-type="string">
            <text:p>smb2-time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obtain the current system date and start date of a SMB2 server</text:p>
          </table:table-cell>
          <table:table-cell table:formula="of:=&quot;#&quot; &amp; [.B232] &amp; &quot;: &quot; &amp; [.E232]" office:value-type="string" office:string-value="#smb2-time: attempt to obtain the current system date and start date of a SMB2 server" calcext:value-type="string">
            <text:p>#smb2-time: attempt to obtain the current system date and start date of a SMB2 serv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vuln-uptime.nse" xlink:type="simple">smb2-vuln-uptime.nse</text:a></text:p>
          </table:table-cell>
          <table:table-cell table:style-name="ce1" table:formula="of:=LEFT(TRIM([.A233]);LEN(TRIM([.A233]))-4)" office:value-type="string" office:string-value="smb2-vuln-uptime" calcext:value-type="string">
            <text:p>smb2-vuln-uptim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ct missing patches in windows sytems by checking the uptime returned during the SMB2 protocol negotiation</text:p>
          </table:table-cell>
          <table:table-cell table:formula="of:=&quot;#&quot; &amp; [.B233] &amp; &quot;: &quot; &amp; [.E233]" office:value-type="string" office:string-value="#smb2-vuln-uptime: attempt to detect missing patches in windows sytems by checking the uptime returned during the SMB2 protocol negotiation" calcext:value-type="string">
            <text:p>#smb2-vuln-uptime: attempt to detect missing patches in windows sytems by checking the uptime returned during the SMB2 protocol negoti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amba-vuln-cve-2012-1182.nse" xlink:type="simple">samba-vuln-cve-2012-1182.nse</text:a></text:p>
          </table:table-cell>
          <table:table-cell table:style-name="ce1" table:formula="of:=LEFT(TRIM([.A234]);LEN(TRIM([.A234]))-4)" office:value-type="string" office:string-value="samba-vuln-cve-2012-1182" calcext:value-type="string">
            <text:p>samba-vuln-cve-2012-1182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CE as root from anonymous connection</text:p>
          </table:table-cell>
          <table:table-cell table:formula="of:=&quot;#&quot; &amp; [.B234] &amp; &quot;: &quot; &amp; [.E234]" office:value-type="string" office:string-value="#samba-vuln-cve-2012-1182: RCE as root from anonymous connection" calcext:value-type="string">
            <text:p>#samba-vuln-cve-2012-1182: RCE as root from anonymous connec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brute.nse" xlink:type="simple">ldap-brute.nse</text:a></text:p>
          </table:table-cell>
          <table:table-cell table:style-name="ce1" table:formula="of:=LEFT(TRIM([.A235]);LEN(TRIM([.A235]))-4)" office:value-type="string" office:string-value="ldap-brute" calcext:value-type="string">
            <text:p>ldap-brute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Brute LDAP auth</text:p>
          </table:table-cell>
          <table:table-cell table:formula="of:=&quot;#&quot; &amp; [.B235] &amp; &quot;: &quot; &amp; [.E235]" office:value-type="string" office:string-value="#ldap-brute: Brute LDAP auth" calcext:value-type="string">
            <text:p>#ldap-brute: Brute LDAP auth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novell-getpass.nse" xlink:type="simple">ldap-novell-getpass.nse</text:a></text:p>
          </table:table-cell>
          <table:table-cell table:style-name="ce1" table:formula="of:=LEFT(TRIM([.A236]);LEN(TRIM([.A236]))-4)" office:value-type="string" office:string-value="ldap-novell-getpass" calcext:value-type="string">
            <text:p>ldap-novell-getpass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 Novell Universal Password for a user (requires admin account)</text:p>
          </table:table-cell>
          <table:table-cell table:formula="of:=&quot;#&quot; &amp; [.B236] &amp; &quot;: &quot; &amp; [.E236]" office:value-type="string" office:string-value="#ldap-novell-getpass: Retrieve Novell Universal Password for a user (requires admin account)" calcext:value-type="string">
            <text:p>#ldap-novell-getpass: Retrieve Novell Universal Password for a user (requires admin accoun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rootdse.nse" xlink:type="simple">ldap-rootdse.nse</text:a></text:p>
          </table:table-cell>
          <table:table-cell table:style-name="ce1" table:formula="of:=LEFT(TRIM([.A237]);LEN(TRIM([.A237]))-4)" office:value-type="string" office:string-value="ldap-rootdse" calcext:value-type="string">
            <text:p>ldap-rootdse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s LDAP root DSA-specific Entry</text:p>
          </table:table-cell>
          <table:table-cell table:formula="of:=&quot;#&quot; &amp; [.B237] &amp; &quot;: &quot; &amp; [.E237]" office:value-type="string" office:string-value="#ldap-rootdse: Retrieves LDAP root DSA-specific Entry" calcext:value-type="string">
            <text:p>#ldap-rootdse: Retrieves LDAP root DSA-specific Ent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search.nse" xlink:type="simple">ldap-search.nse</text:a></text:p>
          </table:table-cell>
          <table:table-cell table:style-name="ce1" table:formula="of:=LEFT(TRIM([.A238]);LEN(TRIM([.A238]))-4)" office:value-type="string" office:string-value="ldap-search" calcext:value-type="string">
            <text:p>ldap-search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Attempts to perform an LDAP search and returns all matches (requires account)</text:p>
          </table:table-cell>
          <table:table-cell table:formula="of:=&quot;#&quot; &amp; [.B238] &amp; &quot;: &quot; &amp; [.E238]" office:value-type="string" office:string-value="#ldap-search: Attempts to perform an LDAP search and returns all matches (requires account)" calcext:value-type="string">
            <text:p>#ldap-search: Attempts to perform an LDAP search and returns all matches (requires accoun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-grind.nse" xlink:type="simple">rpc-grind.nse</text:a></text:p>
          </table:table-cell>
          <table:table-cell table:style-name="ce1" table:formula="of:=LEFT(TRIM([.A239]);LEN(TRIM([.A239]))-4)" office:value-type="string" office:string-value="rpc-grind" calcext:value-type="string">
            <text:p>rpc-grind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Fingerprints target RPC port to extract service, rpc number, and version</text:p>
          </table:table-cell>
          <table:table-cell table:formula="of:=&quot;#&quot; &amp; [.B239] &amp; &quot;: &quot; &amp; [.E239]" office:value-type="string" office:string-value="#rpc-grind: Fingerprints target RPC port to extract service, rpc number, and version" calcext:value-type="string">
            <text:p>#rpc-grind: Fingerprints target RPC port to extract service, rpc number, and vers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ap-brute.nse" xlink:type="simple">rpcap-brute.nse</text:a></text:p>
          </table:table-cell>
          <table:table-cell table:style-name="ce1" table:formula="of:=LEFT(TRIM([.A240]);LEN(TRIM([.A240]))-4)" office:value-type="string" office:string-value="rpcap-brute" calcext:value-type="string">
            <text:p>rpcap-brute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Brute against WinPcap Remote Capture</text:p>
          </table:table-cell>
          <table:table-cell table:formula="of:=&quot;#&quot; &amp; [.B240] &amp; &quot;: &quot; &amp; [.E240]" office:value-type="string" office:string-value="#rpcap-brute: Brute against WinPcap Remote Capture" calcext:value-type="string">
            <text:p>#rpcap-brute: Brute against WinPcap Remote Captu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ap-info.nse" xlink:type="simple">rpcap-info.nse</text:a></text:p>
          </table:table-cell>
          <table:table-cell table:style-name="ce1" table:formula="of:=LEFT(TRIM([.A241]);LEN(TRIM([.A241]))-4)" office:value-type="string" office:string-value="rpcap-info" calcext:value-type="string">
            <text:p>rpcap-info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Retrieve interface information through rpcap service</text:p>
          </table:table-cell>
          <table:table-cell table:formula="of:=&quot;#&quot; &amp; [.B241] &amp; &quot;: &quot; &amp; [.E241]" office:value-type="string" office:string-value="#rpcap-info: Retrieve interface information through rpcap service" calcext:value-type="string">
            <text:p>#rpcap-info: Retrieve interface information through rpcap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info.nse" xlink:type="simple">rpcinfo.nse</text:a></text:p>
          </table:table-cell>
          <table:table-cell table:style-name="ce1" table:formula="of:=LEFT(TRIM([.A242]);LEN(TRIM([.A242]))-4)" office:value-type="string" office:string-value="rpcinfo" calcext:value-type="string">
            <text:p>rpcinfo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Connects to portmapper and fetches a list of all registered programs</text:p>
          </table:table-cell>
          <table:table-cell table:formula="of:=&quot;#&quot; &amp; [.B242] &amp; &quot;: &quot; &amp; [.E242]" office:value-type="string" office:string-value="#rpcinfo: Connects to portmapper and fetches a list of all registered programs" calcext:value-type="string">
            <text:p>#rpcinfo: Connects to portmapper and fetches a list of all registered program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auth.nse" xlink:type="simple">ajp-auth.nse</text:a></text:p>
          </table:table-cell>
          <table:table-cell table:style-name="ce1" table:formula="of:=LEFT(TRIM([.A243]);LEN(TRIM([.A243]))-4)" office:value-type="string" office:string-value="ajp-auth" calcext:value-type="string">
            <text:p>ajp-auth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Retrieve auth scheme and realm of AJP service</text:p>
          </table:table-cell>
          <table:table-cell table:formula="of:=&quot;#&quot; &amp; [.B243] &amp; &quot;: &quot; &amp; [.E243]" office:value-type="string" office:string-value="#ajp-auth: Retrieve auth scheme and realm of AJP service" calcext:value-type="string">
            <text:p>#ajp-auth: Retrieve auth scheme and realm of AJP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brute.nse" xlink:type="simple">ajp-brute.nse</text:a></text:p>
          </table:table-cell>
          <table:table-cell table:style-name="ce1" table:formula="of:=LEFT(TRIM([.A244]);LEN(TRIM([.A244]))-4)" office:value-type="string" office:string-value="ajp-brute" calcext:value-type="string">
            <text:p>ajp-brute</text:p>
          </table:table-cell>
          <table:table-cell office:value-type="string" calcext:value-type="string">
            <text:p>jserverecon (turned off)</text:p>
          </table:table-cell>
          <table:table-cell/>
          <table:table-cell office:value-type="string" calcext:value-type="string">
            <text:p>Brute auth against AJP</text:p>
          </table:table-cell>
          <table:table-cell table:formula="of:=&quot;#&quot; &amp; [.B244] &amp; &quot;: &quot; &amp; [.E244]" office:value-type="string" office:string-value="#ajp-brute: Brute auth against AJP" calcext:value-type="string">
            <text:p>#ajp-brute: Brute auth against AJ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headers.nse" xlink:type="simple">ajp-headers.nse</text:a></text:p>
          </table:table-cell>
          <table:table-cell table:style-name="ce1" table:formula="of:=LEFT(TRIM([.A245]);LEN(TRIM([.A245]))-4)" office:value-type="string" office:string-value="ajp-headers" calcext:value-type="string">
            <text:p>ajp-headers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HEAD or GET against root and returns response headers</text:p>
          </table:table-cell>
          <table:table-cell table:formula="of:=&quot;#&quot; &amp; [.B245] &amp; &quot;: &quot; &amp; [.E245]" office:value-type="string" office:string-value="#ajp-headers: HEAD or GET against root and returns response headers" calcext:value-type="string">
            <text:p>#ajp-headers: HEAD or GET against root and returns response head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methods.nse" xlink:type="simple">ajp-methods.nse</text:a></text:p>
          </table:table-cell>
          <table:table-cell table:style-name="ce1" table:formula="of:=LEFT(TRIM([.A246]);LEN(TRIM([.A246]))-4)" office:value-type="string" office:string-value="ajp-methods" calcext:value-type="string">
            <text:p>ajp-methods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Discovers which options are supported by AJP</text:p>
          </table:table-cell>
          <table:table-cell table:formula="of:=&quot;#&quot; &amp; [.B246] &amp; &quot;: &quot; &amp; [.E246]" office:value-type="string" office:string-value="#ajp-methods: Discovers which options are supported by AJP" calcext:value-type="string">
            <text:p>#ajp-methods: Discovers which options are supported by AJ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request.nse" xlink:type="simple">ajp-request.nse</text:a></text:p>
          </table:table-cell>
          <table:table-cell table:style-name="ce1" table:formula="of:=LEFT(TRIM([.A247]);LEN(TRIM([.A247]))-4)" office:value-type="string" office:string-value="ajp-request" calcext:value-type="string">
            <text:p>ajp-request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Requests a URI and displays results</text:p>
          </table:table-cell>
          <table:table-cell table:formula="of:=&quot;#&quot; &amp; [.B247] &amp; &quot;: &quot; &amp; [.E247]" office:value-type="string" office:string-value="#ajp-request: Requests a URI and displays results" calcext:value-type="string">
            <text:p>#ajp-request: Requests a URI and displays resul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ataoe-discover.nse" xlink:type="simple">broadcast-ataoe-discover.nse</text:a></text:p>
          </table:table-cell>
          <table:table-cell table:style-name="ce1" table:formula="of:=LEFT(TRIM([.A248]);LEN(TRIM([.A248]))-4)" office:value-type="string" office:string-value="broadcast-ataoe-discover" calcext:value-type="string">
            <text:p>broadcast-ata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servers supporting ATA over ethernet. requires "-e &lt;interface&gt;"</text:p>
          </table:table-cell>
          <table:table-cell table:formula="of:=&quot;#&quot; &amp; [.B248] &amp; &quot;: &quot; &amp; [.E248]" office:value-type="string" office:string-value="#broadcast-ataoe-discover: discover servers supporting ATA over ethernet. requires &quot;-e &lt;interface&gt;&quot;" calcext:value-type="string">
            <text:p>#broadcast-ataoe-discover: discover servers supporting ATA over ethernet. requires "-e &lt;interface&gt;"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avahi-dos.nse" xlink:type="simple">broadcast-avahi-dos.nse</text:a></text:p>
          </table:table-cell>
          <table:table-cell table:style-name="ce1" table:formula="of:=LEFT(TRIM([.A249]);LEN(TRIM([.A249]))-4)" office:value-type="string" office:string-value="broadcast-avahi-dos" calcext:value-type="string">
            <text:p>broadcast-avahi-dos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Exploits DoS</text:p>
          </table:table-cell>
          <table:table-cell table:formula="of:=&quot;#&quot; &amp; [.B249] &amp; &quot;: &quot; &amp; [.E249]" office:value-type="string" office:string-value="#broadcast-avahi-dos: Exploits DoS" calcext:value-type="string">
            <text:p>#broadcast-avahi-dos: Exploits Do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bjnp-discover.nse" xlink:type="simple">broadcast-bjnp-discover.nse</text:a></text:p>
          </table:table-cell>
          <table:table-cell table:style-name="ce1" table:formula="of:=LEFT(TRIM([.A250]);LEN(TRIM([.A250]))-4)" office:value-type="string" office:string-value="broadcast-bjnp-discover" calcext:value-type="string">
            <text:p>broadcast-bjn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Canon (printer/scanner) supporting BJNP</text:p>
          </table:table-cell>
          <table:table-cell table:formula="of:=&quot;#&quot; &amp; [.B250] &amp; &quot;: &quot; &amp; [.E250]" office:value-type="string" office:string-value="#broadcast-bjnp-discover: Discover Canon (printer/scanner) supporting BJNP" calcext:value-type="string">
            <text:p>#broadcast-bjnp-discover: Discover Canon (printer/scanner) supporting BJN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b2-discover.nse" xlink:type="simple">broadcast-db2-discover.nse</text:a></text:p>
          </table:table-cell>
          <table:table-cell table:style-name="ce1" table:formula="of:=LEFT(TRIM([.A251]);LEN(TRIM([.A251]))-4)" office:value-type="string" office:string-value="broadcast-db2-discover" calcext:value-type="string">
            <text:p>broadcast-db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 DB2 servers on network by sending broadcast to UDP 523</text:p>
          </table:table-cell>
          <table:table-cell table:formula="of:=&quot;#&quot; &amp; [.B251] &amp; &quot;: &quot; &amp; [.E251]" office:value-type="string" office:string-value="#broadcast-db2-discover: attempt to discover DB2 servers on network by sending broadcast to UDP 523" calcext:value-type="string">
            <text:p>#broadcast-db2-discover: attempt to discover DB2 servers on network by sending broadcast to UDP 5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hcp-discover.nse" xlink:type="simple">broadcast-dhcp-discover.nse</text:a></text:p>
          </table:table-cell>
          <table:table-cell table:style-name="ce1" table:formula="of:=LEFT(TRIM([.A252]);LEN(TRIM([.A252]))-4)" office:value-type="string" office:string-value="broadcast-dhcp-discover" calcext:value-type="string">
            <text:p>broadcast-dh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 request to broadcast address and reports results</text:p>
          </table:table-cell>
          <table:table-cell table:formula="of:=&quot;#&quot; &amp; [.B252] &amp; &quot;: &quot; &amp; [.E252]" office:value-type="string" office:string-value="#broadcast-dhcp-discover: send DHCP request to broadcast address and reports results" calcext:value-type="string">
            <text:p>#broadcast-dhcp-discover: send DHCP request to broadcast address and reports resul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hcp6-discover.nse" xlink:type="simple">broadcast-dhcp6-discover.nse</text:a></text:p>
          </table:table-cell>
          <table:table-cell table:style-name="ce1" table:formula="of:=LEFT(TRIM([.A253]);LEN(TRIM([.A253]))-4)" office:value-type="string" office:string-value="broadcast-dhcp6-discover" calcext:value-type="string">
            <text:p>broadcast-dhcp6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v6 request to multicast and prints address with any other options</text:p>
          </table:table-cell>
          <table:table-cell table:formula="of:=&quot;#&quot; &amp; [.B253] &amp; &quot;: &quot; &amp; [.E253]" office:value-type="string" office:string-value="#broadcast-dhcp6-discover: send DHCPv6 request to multicast and prints address with any other options" calcext:value-type="string">
            <text:p>#broadcast-dhcp6-discover: send DHCPv6 request to multicast and prints address with any other op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ns-service-discovery.nse" xlink:type="simple">broadcast-dns-service-discovery.nse</text:a></text:p>
          </table:table-cell>
          <table:table-cell table:style-name="ce1" table:formula="of:=LEFT(TRIM([.A254]);LEN(TRIM([.A254]))-4)" office:value-type="string" office:string-value="broadcast-dns-service-discovery" calcext:value-type="string">
            <text:p>broadcast-dns-service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' services using DNS Service Discovery Protocol</text:p>
          </table:table-cell>
          <table:table-cell table:formula="of:=&quot;#&quot; &amp; [.B254] &amp; &quot;: &quot; &amp; [.E254]" office:value-type="string" office:string-value="#broadcast-dns-service-discovery: discover hosts' services using DNS Service Discovery Protocol" calcext:value-type="string">
            <text:p>#broadcast-dns-service-discovery: discover hosts' services using DNS Service Discovery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ropbox-listener.nse" xlink:type="simple">broadcast-dropbox-listener.nse</text:a></text:p>
          </table:table-cell>
          <table:table-cell table:style-name="ce1" table:formula="of:=LEFT(TRIM([.A255]);LEN(TRIM([.A255]))-4)" office:value-type="string" office:string-value="broadcast-dropbox-listener" calcext:value-type="string">
            <text:p>broadcast-dropbox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Listen for LAN sync Dropbox client broadcasts (already doing broadcast-listener)</text:p>
          </table:table-cell>
          <table:table-cell table:formula="of:=&quot;#&quot; &amp; [.B255] &amp; &quot;: &quot; &amp; [.E255]" office:value-type="string" office:string-value="#broadcast-dropbox-listener: Listen for LAN sync Dropbox client broadcasts (already doing broadcast-listener)" calcext:value-type="string">
            <text:p>#broadcast-dropbox-listener: Listen for LAN sync Dropbox client broadcasts (already doing broadcast-listener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eigrp-discovery.nse" xlink:type="simple">broadcast-eigrp-discovery.nse</text:a></text:p>
          </table:table-cell>
          <table:table-cell table:style-name="ce1" table:formula="of:=LEFT(TRIM([.A256]);LEN(TRIM([.A256]))-4)" office:value-type="string" office:string-value="broadcast-eigrp-discovery" calcext:value-type="string">
            <text:p>broadcast-eigrp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through CISCO's EIGRP, needs a A.S. value or will listen</text:p>
          </table:table-cell>
          <table:table-cell table:formula="of:=&quot;#&quot; &amp; [.B256] &amp; &quot;: &quot; &amp; [.E256]" office:value-type="string" office:string-value="#broadcast-eigrp-discovery: discover through CISCO's EIGRP, needs a A.S. value or will listen" calcext:value-type="string">
            <text:p>#broadcast-eigrp-discovery: discover through CISCO's EIGRP, needs a A.S. value or will liste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<text:a xlink:href="https://github.com/nmap/nmap/blob/master/scripts/broadcast-hid-discoveryd.nse" xlink:type="simple">broadcast-hid-discoveryd.nse</text:a></text:p>
          </table:table-cell>
          <table:table-cell table:style-name="ce1" table:formula="of:=LEFT(TRIM([.A257]);LEN(TRIM([.A257]))-4)" office:value-type="string" office:string-value="broadcast-hid-discoveryd" calcext:value-type="string">
            <text:p>broadcast-hid-discoveryd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HID devices by sending a discoveryd network broadcast probe</text:p>
          </table:table-cell>
          <table:table-cell table:formula="of:=&quot;#&quot; &amp; [.B257] &amp; &quot;: &quot; &amp; [.E257]" office:value-type="string" office:string-value="#broadcast-hid-discoveryd: Discovers HID devices by sending a discoveryd network broadcast probe" calcext:value-type="string">
            <text:p>#broadcast-hid-discoveryd: Discovers HID devices by sending a discoveryd network broadcast probe</text:p>
          </table:table-cell>
          <table:table-cell office:value-type="string" calcext:value-type="string">
            <text:p>NOT IN KAL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igmp-discovery.nse" xlink:type="simple">broadcast-igmp-discovery.nse</text:a></text:p>
          </table:table-cell>
          <table:table-cell table:style-name="ce1" table:formula="of:=LEFT(TRIM([.A258]);LEN(TRIM([.A258]))-4)" office:value-type="string" office:string-value="broadcast-igmp-discovery" calcext:value-type="string">
            <text:p>broadcast-igmp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targets that have IGMP Multicast memberships and grabs interesting information</text:p>
          </table:table-cell>
          <table:table-cell table:formula="of:=&quot;#&quot; &amp; [.B258] &amp; &quot;: &quot; &amp; [.E258]" office:value-type="string" office:string-value="#broadcast-igmp-discovery: Discovers targets that have IGMP Multicast memberships and grabs interesting information" calcext:value-type="string">
            <text:p>#broadcast-igmp-discovery: Discovers targets that have IGMP Multicast memberships and grabs interesting inform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jenkins-discover.nse" xlink:type="simple">broadcast-jenkins-discover.nse</text:a></text:p>
          </table:table-cell>
          <table:table-cell table:style-name="ce1" table:formula="of:=LEFT(TRIM([.A259]);LEN(TRIM([.A259]))-4)" office:value-type="string" office:string-value="broadcast-jenkins-discover" calcext:value-type="string">
            <text:p>broadcast-jenkins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Jenkins on a LAN by sending a discovery broadcast probe</text:p>
          </table:table-cell>
          <table:table-cell table:formula="of:=&quot;#&quot; &amp; [.B259] &amp; &quot;: &quot; &amp; [.E259]" office:value-type="string" office:string-value="#broadcast-jenkins-discover: Discovers Jenkins on a LAN by sending a discovery broadcast probe" calcext:value-type="string">
            <text:p>#broadcast-jenkins-discover: Discovers Jenkins on a LAN by sending a discovery broadcast probe</text:p>
          </table:table-cell>
          <table:table-cell office:value-type="string" calcext:value-type="string">
            <text:p>NOT IN KAL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listener.nse" xlink:type="simple">broadcast-listener.nse</text:a></text:p>
          </table:table-cell>
          <table:table-cell table:style-name="ce1" table:formula="of:=LEFT(TRIM([.A260]);LEN(TRIM([.A260]))-4)" office:value-type="string" office:string-value="broadcast-listener" calcext:value-type="string">
            <text:p>broadcast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s for broadcast communication and attempts to decode received packets, CDP, HSRP, Spotify, DropBox, DHCP, ARP and more</text:p>
          </table:table-cell>
          <table:table-cell table:formula="of:=&quot;#&quot; &amp; [.B260] &amp; &quot;: &quot; &amp; [.E260]" office:value-type="string" office:string-value="#broadcast-listener: sniffs for broadcast communication and attempts to decode received packets, CDP, HSRP, Spotify, DropBox, DHCP, ARP and more" calcext:value-type="string">
            <text:p>#broadcast-listener: sniffs for broadcast communication and attempts to decode received packets, CDP, HSRP, Spotify, DropBox, DHCP, ARP and mo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ms-sql-discover.nse" xlink:type="simple">broadcast-ms-sql-discover.nse</text:a></text:p>
          </table:table-cell>
          <table:table-cell table:style-name="ce1" table:formula="of:=LEFT(TRIM([.A261]);LEN(TRIM([.A261]))-4)" office:value-type="string" office:string-value="broadcast-ms-sql-discover" calcext:value-type="string">
            <text:p>broadcast-ms-sq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broadcast version uses roadcast and only SQL Server Browser service discovery method.</text:p>
          </table:table-cell>
          <table:table-cell table:formula="of:=&quot;#&quot; &amp; [.B261] &amp; &quot;: &quot; &amp; [.E261]" office:value-type="string" office:string-value="#broadcast-ms-sql-discover: broadcast version uses roadcast and only SQL Server Browser service discovery method." calcext:value-type="string">
            <text:p>#broadcast-ms-sql-discover: broadcast version uses roadcast and only SQL Server Browser service discovery metho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etbios-master-browser.nse" xlink:type="simple">broadcast-netbios-master-browser.nse</text:a></text:p>
          </table:table-cell>
          <table:table-cell table:style-name="ce1" table:formula="of:=LEFT(TRIM([.A262]);LEN(TRIM([.A262]))-4)" office:value-type="string" office:string-value="broadcast-netbios-master-browser" calcext:value-type="string">
            <text:p>broadcast-netbios-master-brows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y master browser and the domains they manage</text:p>
          </table:table-cell>
          <table:table-cell table:formula="of:=&quot;#&quot; &amp; [.B262] &amp; &quot;: &quot; &amp; [.E262]" office:value-type="string" office:string-value="#broadcast-netbios-master-browser: attempt to discovery master browser and the domains they manage" calcext:value-type="string">
            <text:p>#broadcast-netbios-master-browser: attempt to discovery master browser and the domains they manag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etworker-discover.nse" xlink:type="simple">broadcast-networker-discover.nse</text:a></text:p>
          </table:table-cell>
          <table:table-cell table:style-name="ce1" table:formula="of:=LEFT(TRIM([.A263]);LEN(TRIM([.A263]))-4)" office:value-type="string" office:string-value="broadcast-networker-discover" calcext:value-type="string">
            <text:p>broadcast-networker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EMC Networker backup software servers by sending broadcast query</text:p>
          </table:table-cell>
          <table:table-cell table:formula="of:=&quot;#&quot; &amp; [.B263] &amp; &quot;: &quot; &amp; [.E263]" office:value-type="string" office:string-value="#broadcast-networker-discover: Discovers EMC Networker backup software servers by sending broadcast query" calcext:value-type="string">
            <text:p>#broadcast-networker-discover: Discovers EMC Networker backup software servers by sending broadcast que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ovell-locate.nse" xlink:type="simple">broadcast-novell-locate.nse</text:a></text:p>
          </table:table-cell>
          <table:table-cell table:style-name="ce1" table:formula="of:=LEFT(TRIM([.A264]);LEN(TRIM([.A264]))-4)" office:value-type="string" office:string-value="broadcast-novell-locate" calcext:value-type="string">
            <text:p>broadcast-novell-locat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s to use Service Location Protocol to discover Novell NetWare Core Protocol (NCP) servers</text:p>
          </table:table-cell>
          <table:table-cell table:formula="of:=&quot;#&quot; &amp; [.B264] &amp; &quot;: &quot; &amp; [.E264]" office:value-type="string" office:string-value="#broadcast-novell-locate: Attempts to use Service Location Protocol to discover Novell NetWare Core Protocol (NCP) servers" calcext:value-type="string">
            <text:p>#broadcast-novell-locate: Attempts to use Service Location Protocol to discover Novell NetWare Core Protocol (NCP) serv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ospf2-discover.nse" xlink:type="simple">broadcast-ospf2-discover.nse</text:a></text:p>
          </table:table-cell>
          <table:table-cell table:style-name="ce1" table:formula="of:=LEFT(TRIM([.A265]);LEN(TRIM([.A265]))-4)" office:value-type="string" office:string-value="broadcast-ospf2-discover" calcext:value-type="string">
            <text:p>broadcast-ospf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IPv4 network using OSPFv2, sniff for OSPF Hello packets and reply</text:p>
          </table:table-cell>
          <table:table-cell table:formula="of:=&quot;#&quot; &amp; [.B265] &amp; &quot;: &quot; &amp; [.E265]" office:value-type="string" office:string-value="#broadcast-ospf2-discover: discover IPv4 network using OSPFv2, sniff for OSPF Hello packets and reply" calcext:value-type="string">
            <text:p>#broadcast-ospf2-discover: discover IPv4 network using OSPFv2, sniff for OSPF Hello packets and repl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c-anywhere.nse" xlink:type="simple">broadcast-pc-anywhere.nse</text:a></text:p>
          </table:table-cell>
          <table:table-cell table:style-name="ce1" table:formula="of:=LEFT(TRIM([.A266]);LEN(TRIM([.A266]))-4)" office:value-type="string" office:string-value="broadcast-pc-anywhere" calcext:value-type="string">
            <text:p>broadcast-pc-anywher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a special broadcast to check for PC Anywhere hosts</text:p>
          </table:table-cell>
          <table:table-cell table:formula="of:=&quot;#&quot; &amp; [.B266] &amp; &quot;: &quot; &amp; [.E266]" office:value-type="string" office:string-value="#broadcast-pc-anywhere: sends a special broadcast to check for PC Anywhere hosts" calcext:value-type="string">
            <text:p>#broadcast-pc-anywhere: sends a special broadcast to check for PC Anywhere hos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c-duo.nse" xlink:type="simple">broadcast-pc-duo.nse</text:a></text:p>
          </table:table-cell>
          <table:table-cell table:style-name="ce1" table:formula="of:=LEFT(TRIM([.A267]);LEN(TRIM([.A267]))-4)" office:value-type="string" office:string-value="broadcast-pc-duo" calcext:value-type="string">
            <text:p>broadcast-pc-duo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PC-DUO remote control hosts and gateways by sending broadcast probe</text:p>
          </table:table-cell>
          <table:table-cell table:formula="of:=&quot;#&quot; &amp; [.B267] &amp; &quot;: &quot; &amp; [.E267]" office:value-type="string" office:string-value="#broadcast-pc-duo: Discovers PC-DUO remote control hosts and gateways by sending broadcast probe" calcext:value-type="string">
            <text:p>#broadcast-pc-duo: Discovers PC-DUO remote control hosts and gateways by sending broadcast prob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im-discovery.nse" xlink:type="simple">broadcast-pim-discovery.nse</text:a></text:p>
          </table:table-cell>
          <table:table-cell table:style-name="ce1" table:formula="of:=LEFT(TRIM([.A268]);LEN(TRIM([.A268]))-4)" office:value-type="string" office:string-value="broadcast-pim-discovery" calcext:value-type="string">
            <text:p>broadcast-pim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routers that are running PIM (protocol Independent Multicast)</text:p>
          </table:table-cell>
          <table:table-cell table:formula="of:=&quot;#&quot; &amp; [.B268] &amp; &quot;: &quot; &amp; [.E268]" office:value-type="string" office:string-value="#broadcast-pim-discovery: Discovers routers that are running PIM (protocol Independent Multicast)" calcext:value-type="string">
            <text:p>#broadcast-pim-discovery: Discovers routers that are running PIM (protocol Independent Multicas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ing.nse" xlink:type="simple">broadcast-ping.nse</text:a></text:p>
          </table:table-cell>
          <table:table-cell table:style-name="ce1" table:formula="of:=LEFT(TRIM([.A269]);LEN(TRIM([.A269]))-4)" office:value-type="string" office:string-value="broadcast-ping" calcext:value-type="string">
            <text:p>broadcast-ping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broadcast pings and outputs responding hosts IP and MAC</text:p>
          </table:table-cell>
          <table:table-cell table:formula="of:=&quot;#&quot; &amp; [.B269] &amp; &quot;: &quot; &amp; [.E269]" office:value-type="string" office:string-value="#broadcast-ping: Sends broadcast pings and outputs responding hosts IP and MAC" calcext:value-type="string">
            <text:p>#broadcast-ping: Sends broadcast pings and outputs responding hosts IP and MA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ppoe-discover.nse" xlink:type="simple">broadcast-pppoe-discover.nse</text:a></text:p>
          </table:table-cell>
          <table:table-cell table:style-name="ce1" table:formula="of:=LEFT(TRIM([.A270]);LEN(TRIM([.A270]))-4)" office:value-type="string" office:string-value="broadcast-pppoe-discover" calcext:value-type="string">
            <text:p>broadcast-ppp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PPPoE servers using PPPoE Discovery protocol</text:p>
          </table:table-cell>
          <table:table-cell table:formula="of:=&quot;#&quot; &amp; [.B270] &amp; &quot;: &quot; &amp; [.E270]" office:value-type="string" office:string-value="#broadcast-pppoe-discover: Discovers PPPoE servers using PPPoE Discovery protocol" calcext:value-type="string">
            <text:p>#broadcast-pppoe-discover: Discovers PPPoE servers using PPPoE Discovery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rip-discover.nse" xlink:type="simple">broadcast-rip-discover.nse</text:a></text:p>
          </table:table-cell>
          <table:table-cell table:style-name="ce1" table:formula="of:=LEFT(TRIM([.A271]);LEN(TRIM([.A271]))-4)" office:value-type="string" office:string-value="broadcast-rip-discover" calcext:value-type="string">
            <text:p>broadcast-ri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 and routing using RIPv2. Send RIPv2 Request and collects responses</text:p>
          </table:table-cell>
          <table:table-cell table:formula="of:=&quot;#&quot; &amp; [.B271] &amp; &quot;: &quot; &amp; [.E271]" office:value-type="string" office:string-value="#broadcast-rip-discover: discover hosts and routing using RIPv2. Send RIPv2 Request and collects responses" calcext:value-type="string">
            <text:p>#broadcast-rip-discover: discover hosts and routing using RIPv2. Send RIPv2 Request and collects respons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ripng-discover.nse" xlink:type="simple">broadcast-ripng-discover.nse</text:a></text:p>
          </table:table-cell>
          <table:table-cell table:style-name="ce1" table:formula="of:=LEFT(TRIM([.A272]);LEN(TRIM([.A272]))-4)" office:value-type="string" office:string-value="broadcast-ripng-discover" calcext:value-type="string">
            <text:p>broadcast-ripng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hosts and routing information from devices running RIPng</text:p>
          </table:table-cell>
          <table:table-cell table:formula="of:=&quot;#&quot; &amp; [.B272] &amp; &quot;: &quot; &amp; [.E272]" office:value-type="string" office:string-value="#broadcast-ripng-discover: Discovers hosts and routing information from devices running RIPng" calcext:value-type="string">
            <text:p>#broadcast-ripng-discover: Discovers hosts and routing information from devices running RIP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sonicwall-discover.nse" xlink:type="simple">broadcast-sonicwall-discover.nse</text:a></text:p>
          </table:table-cell>
          <table:table-cell table:style-name="ce1" table:formula="of:=LEFT(TRIM([.A273]);LEN(TRIM([.A273]))-4)" office:value-type="string" office:string-value="broadcast-sonicwall-discover" calcext:value-type="string">
            <text:p>broadcast-sonicwal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onicwall firewalls using same method as manufacturers own “SetupTool”</text:p>
          </table:table-cell>
          <table:table-cell table:formula="of:=&quot;#&quot; &amp; [.B273] &amp; &quot;: &quot; &amp; [.E273]" office:value-type="string" office:string-value="#broadcast-sonicwall-discover: Discovers Sonicwall firewalls using same method as manufacturers own “SetupTool”" calcext:value-type="string">
            <text:p>#broadcast-sonicwall-discover: Discovers Sonicwall firewalls using same method as manufacturers own “SetupTool”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sybase-asa-discover.nse" xlink:type="simple">broadcast-sybase-asa-discover.nse</text:a></text:p>
          </table:table-cell>
          <table:table-cell table:style-name="ce1" table:formula="of:=LEFT(TRIM([.A274]);LEN(TRIM([.A274]))-4)" office:value-type="string" office:string-value="broadcast-sybase-asa-discover" calcext:value-type="string">
            <text:p>broadcast-sybase-asa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ybase Anywhere Servers on LAN</text:p>
          </table:table-cell>
          <table:table-cell table:formula="of:=&quot;#&quot; &amp; [.B274] &amp; &quot;: &quot; &amp; [.E274]" office:value-type="string" office:string-value="#broadcast-sybase-asa-discover: Discovers Sybase Anywhere Servers on LAN" calcext:value-type="string">
            <text:p>#broadcast-sybase-asa-discover: Discovers Sybase Anywhere Servers on L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tellstick-discover.nse" xlink:type="simple">broadcast-tellstick-discover.nse</text:a></text:p>
          </table:table-cell>
          <table:table-cell table:style-name="ce1" table:formula="of:=LEFT(TRIM([.A275]);LEN(TRIM([.A275]))-4)" office:value-type="string" office:string-value="broadcast-tellstick-discover" calcext:value-type="string">
            <text:p>broadcast-tellstick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Telldus Technologies TellStickNet</text:p>
          </table:table-cell>
          <table:table-cell table:formula="of:=&quot;#&quot; &amp; [.B275] &amp; &quot;: &quot; &amp; [.E275]" office:value-type="string" office:string-value="#broadcast-tellstick-discover: Discovers Telldus Technologies TellStickNet" calcext:value-type="string">
            <text:p>#broadcast-tellstick-discover: Discovers Telldus Technologies TellStickN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upnp-info.nse" xlink:type="simple">broadcast-upnp-info.nse</text:a></text:p>
          </table:table-cell>
          <table:table-cell table:style-name="ce1" table:formula="of:=LEFT(TRIM([.A276]);LEN(TRIM([.A276]))-4)" office:value-type="string" office:string-value="broadcast-upnp-info" calcext:value-type="string">
            <text:p>broadcast-upnp-info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extract system information from UPnP service by sending multicast and collecting</text:p>
          </table:table-cell>
          <table:table-cell table:formula="of:=&quot;#&quot; &amp; [.B276] &amp; &quot;: &quot; &amp; [.E276]" office:value-type="string" office:string-value="#broadcast-upnp-info: attempt to extract system information from UPnP service by sending multicast and collecting" calcext:value-type="string">
            <text:p>#broadcast-upnp-info: attempt to extract system information from UPnP service by sending multicast and collect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versant-locate.nse" xlink:type="simple">broadcast-versant-locate.nse</text:a></text:p>
          </table:table-cell>
          <table:table-cell table:style-name="ce1" table:formula="of:=LEFT(TRIM([.A277]);LEN(TRIM([.A277]))-4)" office:value-type="string" office:string-value="broadcast-versant-locate" calcext:value-type="string">
            <text:p>broadcast-versant-locat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Versant object databases using broadcast srvloc</text:p>
          </table:table-cell>
          <table:table-cell table:formula="of:=&quot;#&quot; &amp; [.B277] &amp; &quot;: &quot; &amp; [.E277]" office:value-type="string" office:string-value="#broadcast-versant-locate: Discovers Versant object databases using broadcast srvloc" calcext:value-type="string">
            <text:p>#broadcast-versant-locate: Discovers Versant object databases using broadcast srvlo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ake-on-lan.nse" xlink:type="simple">broadcast-wake-on-lan.nse</text:a></text:p>
          </table:table-cell>
          <table:table-cell table:style-name="ce1" table:formula="of:=LEFT(TRIM([.A278]);LEN(TRIM([.A278]))-4)" office:value-type="string" office:string-value="broadcast-wake-on-lan" calcext:value-type="string">
            <text:p>broadcast-wake-on-lan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Wakes a remote system from sleep using WoL packet</text:p>
          </table:table-cell>
          <table:table-cell table:formula="of:=&quot;#&quot; &amp; [.B278] &amp; &quot;: &quot; &amp; [.E278]" office:value-type="string" office:string-value="#broadcast-wake-on-lan: Wakes a remote system from sleep using WoL packet" calcext:value-type="string">
            <text:p>#broadcast-wake-on-lan: Wakes a remote system from sleep using WoL pack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pad-discover.nse" xlink:type="simple">broadcast-wpad-discover.nse</text:a></text:p>
          </table:table-cell>
          <table:table-cell table:style-name="ce1" table:formula="of:=LEFT(TRIM([.A279]);LEN(TRIM([.A279]))-4)" office:value-type="string" office:string-value="broadcast-wpad-discover" calcext:value-type="string">
            <text:p>broadcast-wpa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Retrieve a list of proxy servers on lan using WPAD. Both DHCP and DNS methods.</text:p>
          </table:table-cell>
          <table:table-cell table:formula="of:=&quot;#&quot; &amp; [.B279] &amp; &quot;: &quot; &amp; [.E279]" office:value-type="string" office:string-value="#broadcast-wpad-discover: Retrieve a list of proxy servers on lan using WPAD. Both DHCP and DNS methods." calcext:value-type="string">
            <text:p>#broadcast-wpad-discover: Retrieve a list of proxy servers on lan using WPAD. Both DHCP and DNS method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sdd-discover.nse" xlink:type="simple">broadcast-wsdd-discover.nse</text:a></text:p>
          </table:table-cell>
          <table:table-cell table:style-name="ce1" table:formula="of:=LEFT(TRIM([.A280]);LEN(TRIM([.A280]))-4)" office:value-type="string" office:string-value="broadcast-wsdd-discover" calcext:value-type="string">
            <text:p>broadcast-wsd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multicast discover supporting Web Services Dynamic Discovery protocol.</text:p>
          </table:table-cell>
          <table:table-cell table:formula="of:=&quot;#&quot; &amp; [.B280] &amp; &quot;: &quot; &amp; [.E280]" office:value-type="string" office:string-value="#broadcast-wsdd-discover: multicast discover supporting Web Services Dynamic Discovery protocol." calcext:value-type="string">
            <text:p>#broadcast-wsdd-discover: multicast discover supporting Web Services Dynamic Discovery protocol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xdmcp-discover.nse" xlink:type="simple">broadcast-xdmcp-discover.nse</text:a></text:p>
          </table:table-cell>
          <table:table-cell table:style-name="ce1" table:formula="of:=LEFT(TRIM([.A281]);LEN(TRIM([.A281]))-4)" office:value-type="string" office:string-value="broadcast-xdmcp-discover" calcext:value-type="string">
            <text:p>broadcast-xdm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ervers running XDMCP</text:p>
          </table:table-cell>
          <table:table-cell table:formula="of:=&quot;#&quot; &amp; [.B281] &amp; &quot;: &quot; &amp; [.E281]" office:value-type="string" office:string-value="#broadcast-xdmcp-discover: discovers servers running XDMCP" calcext:value-type="string">
            <text:p>#broadcast-xdmcp-discover: discovers servers running XDMC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url-snarf.nse" xlink:type="simple">url-snarf.nse</text:a> </text:p>
          </table:table-cell>
          <table:table-cell table:style-name="ce1" table:formula="of:=LEFT(TRIM([.A282]);LEN(TRIM([.A282]))-4)" office:value-type="string" office:string-value="url-snarf" calcext:value-type="string">
            <text:p>url-snarf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 interface for HTTP traffic and dumps URLs</text:p>
          </table:table-cell>
          <table:table-cell table:formula="of:=&quot;#&quot; &amp; [.B282] &amp; &quot;: &quot; &amp; [.E282]" office:value-type="string" office:string-value="#url-snarf: Sniff interface for HTTP traffic and dumps URLs" calcext:value-type="string">
            <text:p>#url-snarf: Sniff interface for HTTP traffic and dumps URL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targets-sniffer.nse" xlink:type="simple">targets-sniffer.nse</text:a></text:p>
          </table:table-cell>
          <table:table-cell table:style-name="ce1" table:formula="of:=LEFT(TRIM([.A283]);LEN(TRIM([.A283]))-4)" office:value-type="string" office:string-value="targets-sniffer" calcext:value-type="string">
            <text:p>targets-sniff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 interface for IP addresses</text:p>
          </table:table-cell>
          <table:table-cell table:formula="of:=&quot;#&quot; &amp; [.B283] &amp; &quot;: &quot; &amp; [.E283]" office:value-type="string" office:string-value="#targets-sniffer: Sniff interface for IP addresses" calcext:value-type="string">
            <text:p>#targets-sniffer: Sniff interface for IP addres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lltd-discovery.nse" xlink:type="simple">lltd-discovery.nse</text:a></text:p>
          </table:table-cell>
          <table:table-cell table:style-name="ce1" table:formula="of:=LEFT(TRIM([.A284]);LEN(TRIM([.A284]))-4)" office:value-type="string" office:string-value="lltd-discovery" calcext:value-type="string">
            <text:p>lltd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Use Microsoft LLTD protocol to discover hosts on a local network</text:p>
          </table:table-cell>
          <table:table-cell table:formula="of:=&quot;#&quot; &amp; [.B284] &amp; &quot;: &quot; &amp; [.E284]" office:value-type="string" office:string-value="#lltd-discovery: Use Microsoft LLTD protocol to discover hosts on a local network" calcext:value-type="string">
            <text:p>#lltd-discovery: Use Microsoft LLTD protocol to discover hosts on a local networ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llmnr-resolve.nse" xlink:type="simple">llmnr-resolve.nse</text:a></text:p>
          </table:table-cell>
          <table:table-cell table:style-name="ce1" table:formula="of:=LEFT(TRIM([.A285]);LEN(TRIM([.A285]))-4)" office:value-type="string" office:string-value="llmnr-resolve" calcext:value-type="string">
            <text:p>llmnr-resolve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Resolve a hostname using LLMNR. Requires –script-arg ‘llmnr-resolve.hostname=examplename’</text:p>
          </table:table-cell>
          <table:table-cell table:formula="of:=&quot;#&quot; &amp; [.B285] &amp; &quot;: &quot; &amp; [.E285]" office:value-type="string" office:string-value="#llmnr-resolve: Resolve a hostname using LLMNR. Requires –script-arg ‘llmnr-resolve.hostname=examplename’" calcext:value-type="string">
            <text:p>#llmnr-resolve: Resolve a hostname using LLMNR. Requires –script-arg ‘llmnr-resolve.hostname=examplename’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targets-asn.nse" xlink:type="simple">targets-asn.nse</text:a></text:p>
          </table:table-cell>
          <table:table-cell table:style-name="ce1" table:formula="of:=LEFT(TRIM([.A286]);LEN(TRIM([.A286]))-4)" office:value-type="string" office:string-value="targets-asn" calcext:value-type="string">
            <text:p>targets-asn</text:p>
          </table:table-cell>
          <table:table-cell office:value-type="string" calcext:value-type="string">
            <text:p>aliverecon (turned off)</text:p>
          </table:table-cell>
          <table:table-cell/>
          <table:table-cell office:value-type="string" calcext:value-type="string">
            <text:p>List of IP prefixes for a given routing AS number –script-args targets-asn.asn=</text:p>
          </table:table-cell>
          <table:table-cell table:formula="of:=&quot;#&quot; &amp; [.B286] &amp; &quot;: &quot; &amp; [.E286]" office:value-type="string" office:string-value="#targets-asn: List of IP prefixes for a given routing AS number –script-args targets-asn.asn=" calcext:value-type="string">
            <text:p>#targets-asn: List of IP prefixes for a given routing AS number –script-args targets-asn.asn=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targets-ipv6-map4to6.nse" xlink:type="simple">targets-ipv6-map4to6.nse</text:a></text:p>
          </table:table-cell>
          <table:table-cell table:style-name="ce1" table:formula="of:=LEFT(TRIM([.A287]);LEN(TRIM([.A287]))-4)" office:value-type="string" office:string-value="targets-ipv6-map4to6" calcext:value-type="string">
            <text:p>targets-ipv6-map4to6</text:p>
          </table:table-cell>
          <table:table-cell office:value-type="string" calcext:value-type="string">
            <text:p>aliverecon (turned off)</text:p>
          </table:table-cell>
          <table:table-cell/>
          <table:table-cell office:value-type="string" calcext:value-type="string">
            <text:p>Runs in pre-scanning to map IPv4 to IPv6 and add them to scan. Lower 4 bytes of IPv6 are replaced with IPv4 address. --script-args targets-ipv6-map4to6.IPv4Hosts={},targets-ipv6-subnet={}</text:p>
          </table:table-cell>
          <table:table-cell table:formula="of:=&quot;#&quot; &amp; [.B287] &amp; &quot;: &quot; &amp; [.E287]" office:value-type="string" office:string-value="#targets-ipv6-map4to6: Runs in pre-scanning to map IPv4 to IPv6 and add them to scan. Lower 4 bytes of IPv6 are replaced with IPv4 address. --script-args targets-ipv6-map4to6.IPv4Hosts={},targets-ipv6-subnet={}" calcext:value-type="string">
            <text:p>#targets-ipv6-map4to6: Runs in pre-scanning to map IPv4 to IPv6 and add them to scan. Lower 4 bytes of IPv6 are replaced with IPv4 address. --script-args targets-ipv6-map4to6.IPv4Hosts={},targets-ipv6-subnet={}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targets-ipv6-multicast-echo.nse" xlink:type="simple">targets-ipv6-multicast-echo.nse</text:a></text:p>
          </table:table-cell>
          <table:table-cell table:style-name="ce1" table:formula="of:=LEFT(TRIM([.A288]);LEN(TRIM([.A288]))-4)" office:value-type="string" office:string-value="targets-ipv6-multicast-echo" calcext:value-type="string">
            <text:p>targets-ipv6-multicast-echo</text:p>
          </table:table-cell>
          <table:table-cell office:value-type="string" calcext:value-type="string">
            <text:p>aliverecon</text:p>
          </table:table-cell>
          <table:table-cell/>
          <table:table-cell office:value-type="string" calcext:value-type="string">
            <text:p>Sends ICMPv6 echo to all nodes link-local (ff02::1) –script-args ‘newtargets,interface=’</text:p>
          </table:table-cell>
          <table:table-cell table:formula="of:=&quot;#&quot; &amp; [.B288] &amp; &quot;: &quot; &amp; [.E288]" office:value-type="string" office:string-value="#targets-ipv6-multicast-echo: Sends ICMPv6 echo to all nodes link-local (ff02::1) –script-args ‘newtargets,interface=’" calcext:value-type="string">
            <text:p>#targets-ipv6-multicast-echo: Sends ICMPv6 echo to all nodes link-local (ff02::1) –script-args ‘newtargets,interface=’</text:p>
          </table:table-cell>
          <table:table-cell office:value-type="string" calcext:value-type="string">
            <text:p>Nmap -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https://github.com/nmap/nmap/blob/master/scripts/targets-ipv6-multicast-invalid-dst.nse" xlink:type="simple">targets-ipv6-multicast-invalid-dst.nse</text:a></text:p>
          </table:table-cell>
          <table:table-cell table:style-name="ce1" table:formula="of:=LEFT(TRIM([.A289]);LEN(TRIM([.A289]))-4)" office:value-type="string" office:string-value="targets-ipv6-multicast-invalid-dst" calcext:value-type="string">
            <text:p>targets-ipv6-multicast-invalid-dst</text:p>
          </table:table-cell>
          <table:table-cell office:value-type="string" calcext:value-type="string">
            <text:p>aliverecon</text:p>
          </table:table-cell>
          <table:table-cell/>
          <table:table-cell office:value-type="string" calcext:value-type="string">
            <text:p>Sends ICMPv6 with invalid extension to all nodes link-local (ff02::1) for Windows responses. --script-args ‘newtargets,interface=’</text:p>
          </table:table-cell>
          <table:table-cell table:formula="of:=&quot;#&quot; &amp; [.B289] &amp; &quot;: &quot; &amp; [.E289]" office:value-type="string" office:string-value="#targets-ipv6-multicast-invalid-dst: Sends ICMPv6 with invalid extension to all nodes link-local (ff02::1) for Windows responses. --script-args ‘newtargets,interface=’" calcext:value-type="string">
            <text:p>#targets-ipv6-multicast-invalid-dst: Sends ICMPv6 with invalid extension to all nodes link-local (ff02::1) for Windows responses. --script-args ‘newtargets,interface=’</text:p>
          </table:table-cell>
          <table:table-cell office:value-type="string" calcext:value-type="string">
            <text:p>Nmap -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https://github.com/nmap/nmap/blob/master/scripts/targets-ipv6-multicast-mld.nse" xlink:type="simple">targets-ipv6-multicast-mld.nse</text:a></text:p>
          </table:table-cell>
          <table:table-cell table:style-name="ce1" table:formula="of:=LEFT(TRIM([.A290]);LEN(TRIM([.A290]))-4)" office:value-type="string" office:string-value="targets-ipv6-multicast-mld" calcext:value-type="string">
            <text:p>targets-ipv6-multicast-mld</text:p>
          </table:table-cell>
          <table:table-cell office:value-type="string" calcext:value-type="string">
            <text:p>aliverecon</text:p>
          </table:table-cell>
          <table:table-cell/>
          <table:table-cell office:value-type="string" calcext:value-type="string">
            <text:p>Sends multicast listener discovery to link-local (ff02::1), resp set to 1 to provoke immediate response. --script-args ‘newtargets,interface=’</text:p>
          </table:table-cell>
          <table:table-cell table:formula="of:=&quot;#&quot; &amp; [.B290] &amp; &quot;: &quot; &amp; [.E290]" office:value-type="string" office:string-value="#targets-ipv6-multicast-mld: Sends multicast listener discovery to link-local (ff02::1), resp set to 1 to provoke immediate response. --script-args ‘newtargets,interface=’" calcext:value-type="string">
            <text:p>#targets-ipv6-multicast-mld: Sends multicast listener discovery to link-local (ff02::1), resp set to 1 to provoke immediate response. --script-args ‘newtargets,interface=’</text:p>
          </table:table-cell>
          <table:table-cell office:value-type="string" calcext:value-type="string">
            <text:p>Nmap -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https://github.com/nmap/nmap/blob/master/scripts/targets-ipv6-multicast-slaac.nse" xlink:type="simple">targets-ipv6-multicast-slaac.nse</text:a></text:p>
          </table:table-cell>
          <table:table-cell table:style-name="ce1" table:formula="of:=LEFT(TRIM([.A291]);LEN(TRIM([.A291]))-4)" office:value-type="string" office:string-value="targets-ipv6-multicast-slaac" calcext:value-type="string">
            <text:p>targets-ipv6-multicast-slaac</text:p>
          </table:table-cell>
          <table:table-cell office:value-type="string" calcext:value-type="string">
            <text:p>aliverecon (turned off)</text:p>
          </table:table-cell>
          <table:table-cell/>
          <table:table-cell office:value-type="string" calcext:value-type="string">
            <text:p>Sends ICMPv6 router advertisement with random address prefix. Some hosts being SLAAC. --script-args ‘newtargets,interface=’</text:p>
          </table:table-cell>
          <table:table-cell table:formula="of:=&quot;#&quot; &amp; [.B291] &amp; &quot;: &quot; &amp; [.E291]" office:value-type="string" office:string-value="#targets-ipv6-multicast-slaac: Sends ICMPv6 router advertisement with random address prefix. Some hosts being SLAAC. --script-args ‘newtargets,interface=’" calcext:value-type="string">
            <text:p>#targets-ipv6-multicast-slaac: Sends ICMPv6 router advertisement with random address prefix. Some hosts being SLAAC. --script-args ‘newtargets,interface=’</text:p>
          </table:table-cell>
          <table:table-cell office:value-type="string" calcext:value-type="string">
            <text:p>Nmap -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https://github.com/nmap/nmap/blob/master/scripts/targets-ipv6-wordlist.nse" xlink:type="simple">targets-ipv6-wordlist.nse</text:a></text:p>
          </table:table-cell>
          <table:table-cell table:style-name="ce1" table:formula="of:=LEFT(TRIM([.A292]);LEN(TRIM([.A292]))-4)" office:value-type="string" office:string-value="targets-ipv6-wordlist" calcext:value-type="string">
            <text:p>targets-ipv6-wordlist</text:p>
          </table:table-cell>
          <table:table-cell office:value-type="string" calcext:value-type="string">
            <text:p>aliverecon (turned off)</text:p>
          </table:table-cell>
          <table:table-cell/>
          <table:table-cell office:value-type="string" calcext:value-type="string">
            <text:p>Adds IPv6 addresses to scan queue using wordlist of hexadecimal “words” that form addresses in a given subnet. --script-args targets-ipv6-wordlist.wordlist,targets-ipv6-wordlists.nsegments,targets-ipv6-wordliss.fillright,targets-ipv6-subnet</text:p>
          </table:table-cell>
          <table:table-cell table:formula="of:=&quot;#&quot; &amp; [.B292] &amp; &quot;: &quot; &amp; [.E292]" office:value-type="string" office:string-value="#targets-ipv6-wordlist: Adds IPv6 addresses to scan queue using wordlist of hexadecimal “words” that form addresses in a given subnet. --script-args targets-ipv6-wordlist.wordlist,targets-ipv6-wordlists.nsegments,targets-ipv6-wordliss.fillright,targets-ipv6-subnet" calcext:value-type="string">
            <text:p>#targets-ipv6-wordlist: Adds IPv6 addresses to scan queue using wordlist of hexadecimal “words” that form addresses in a given subnet. --script-args targets-ipv6-wordlist.wordlist,targets-ipv6-wordlists.nsegments,targets-ipv6-wordliss.fillright,targets-ipv6-subnet</text:p>
          </table:table-cell>
          <table:table-cell office:value-type="string" calcext:value-type="string">
            <text:p>Nmap -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brute-xml.nse" xlink:type="simple">citrix-brute-xml.nse</text:a></text:p>
          </table:table-cell>
          <table:table-cell table:style-name="ce1" table:formula="of:=LEFT(TRIM([.A293]);LEN(TRIM([.A293]))-4)" office:value-type="string" office:string-value="citrix-brute-xml" calcext:value-type="string">
            <text:p>citrix-brute-xml</text:p>
          </table:table-cell>
          <table:table-cell table:style-name="ce4"/>
          <table:table-cell office:value-type="string" calcext:value-type="string">
            <text:p>Citrix (turned off)</text:p>
          </table:table-cell>
          <table:table-cell office:value-type="string" calcext:value-type="string">
            <text:p>Brute auth for Citrix PN Web Agent XML</text:p>
          </table:table-cell>
          <table:table-cell table:formula="of:=&quot;#&quot; &amp; [.B293] &amp; &quot;: &quot; &amp; [.E293]" office:value-type="string" office:string-value="#citrix-brute-xml: Brute auth for Citrix PN Web Agent XML" calcext:value-type="string">
            <text:p>#citrix-brute-xml: Brute auth for Citrix PN Web Agent X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apps-xml.nse" xlink:type="simple">citrix-enum-apps-xml.nse</text:a></text:p>
          </table:table-cell>
          <table:table-cell table:style-name="ce1" table:formula="of:=LEFT(TRIM([.A294]);LEN(TRIM([.A294]))-4)" office:value-type="string" office:string-value="citrix-enum-apps-xml" calcext:value-type="string">
            <text:p>citrix-enum-app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list of applications, ACLs, and settings from Citrix XML</text:p>
          </table:table-cell>
          <table:table-cell table:formula="of:=&quot;#&quot; &amp; [.B294] &amp; &quot;: &quot; &amp; [.E294]" office:value-type="string" office:string-value="#citrix-enum-apps-xml: Extracts list of applications, ACLs, and settings from Citrix XML" calcext:value-type="string">
            <text:p>#citrix-enum-apps-xml: Extracts list of applications, ACLs, and settings from Citrix X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apps.nse" xlink:type="simple">citrix-enum-apps.nse</text:a></text:p>
          </table:table-cell>
          <table:table-cell table:style-name="ce1" table:formula="of:=LEFT(TRIM([.A295]);LEN(TRIM([.A295]))-4)" office:value-type="string" office:string-value="citrix-enum-apps" calcext:value-type="string">
            <text:p>citrix-enum-apps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a list of published applications from the ICA Browser service</text:p>
          </table:table-cell>
          <table:table-cell table:formula="of:=&quot;#&quot; &amp; [.B295] &amp; &quot;: &quot; &amp; [.E295]" office:value-type="string" office:string-value="#citrix-enum-apps: Extracts a list of published applications from the ICA Browser service" calcext:value-type="string">
            <text:p>#citrix-enum-apps: Extracts a list of published applications from the ICA Browser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servers-xml.nse" xlink:type="simple">citrix-enum-servers-xml.nse</text:a></text:p>
          </table:table-cell>
          <table:table-cell table:style-name="ce1" table:formula="of:=LEFT(TRIM([.A296]);LEN(TRIM([.A296]))-4)" office:value-type="string" office:string-value="citrix-enum-servers-xml" calcext:value-type="string">
            <text:p>citrix-enum-server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name of server farm and member servers from Citrix XML</text:p>
          </table:table-cell>
          <table:table-cell table:formula="of:=&quot;#&quot; &amp; [.B296] &amp; &quot;: &quot; &amp; [.E296]" office:value-type="string" office:string-value="#citrix-enum-servers-xml: Extracts name of server farm and member servers from Citrix XML" calcext:value-type="string">
            <text:p>#citrix-enum-servers-xml: Extracts name of server farm and member servers from Citrix X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servers.nse" xlink:type="simple">citrix-enum-servers.nse</text:a></text:p>
          </table:table-cell>
          <table:table-cell table:style-name="ce1" table:formula="of:=LEFT(TRIM([.A297]);LEN(TRIM([.A297]))-4)" office:value-type="string" office:string-value="citrix-enum-servers" calcext:value-type="string">
            <text:p>citrix-enum-servers</text:p>
          </table:table-cell>
          <table:table-cell/>
          <table:table-cell office:value-type="string" calcext:value-type="string">
            <text:p>Citrix</text:p>
          </table:table-cell>
          <table:table-cell office:value-type="string" calcext:value-type="string">
            <text:p>Extracts a list of Citrix servers from the ICA Browser service</text:p>
          </table:table-cell>
          <table:table-cell table:formula="of:=&quot;#&quot; &amp; [.B297] &amp; &quot;: &quot; &amp; [.E297]" office:value-type="string" office:string-value="#citrix-enum-servers: Extracts a list of Citrix servers from the ICA Browser service" calcext:value-type="string">
            <text:p>#citrix-enum-servers: Extracts a list of Citrix servers from the ICA Browser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blacklist.nse" xlink:type="simple">dns-blacklist.nse</text:a></text:p>
          </table:table-cell>
          <table:table-cell table:style-name="ce1" table:formula="of:=LEFT(TRIM([.A298]);LEN(TRIM([.A298]))-4)" office:value-type="string" office:string-value="dns-blacklist" calcext:value-type="string">
            <text:p>dns-blacklist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s target IP addresses against multiple DNS anti-spam and other lists</text:p>
          </table:table-cell>
          <table:table-cell table:formula="of:=&quot;#&quot; &amp; [.B298] &amp; &quot;: &quot; &amp; [.E298]" office:value-type="string" office:string-value="#dns-blacklist: Checks target IP addresses against multiple DNS anti-spam and other lists" calcext:value-type="string">
            <text:p>#dns-blacklist: Checks target IP addresses against multiple DNS anti-spam and other lis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brute.nse" xlink:type="simple">dns-brute.nse</text:a></text:p>
          </table:table-cell>
          <table:table-cell table:style-name="ce1" table:formula="of:=LEFT(TRIM([.A299]);LEN(TRIM([.A299]))-4)" office:value-type="string" office:string-value="dns-brute" calcext:value-type="string">
            <text:p>dns-brute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Enum DNS by brute force</text:p>
          </table:table-cell>
          <table:table-cell table:formula="of:=&quot;#&quot; &amp; [.B299] &amp; &quot;: &quot; &amp; [.E299]" office:value-type="string" office:string-value="#dns-brute: Enum DNS by brute force" calcext:value-type="string">
            <text:p>#dns-brute: Enum DNS by brute for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cache-snoop.nse" xlink:type="simple">dns-cache-snoop.nse</text:a></text:p>
          </table:table-cell>
          <table:table-cell table:style-name="ce1" table:formula="of:=LEFT(TRIM([.A300]);LEN(TRIM([.A300]))-4)" office:value-type="string" office:string-value="dns-cache-snoop" calcext:value-type="string">
            <text:p>dns-cache-snoop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DNS cache snooping against DNS</text:p>
          </table:table-cell>
          <table:table-cell table:formula="of:=&quot;#&quot; &amp; [.B300] &amp; &quot;: &quot; &amp; [.E300]" office:value-type="string" office:string-value="#dns-cache-snoop: Performs DNS cache snooping against DNS" calcext:value-type="string">
            <text:p>#dns-cache-snoop: Performs DNS cache snooping against D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check-zone.nse" xlink:type="simple">dns-check-zone.nse</text:a></text:p>
          </table:table-cell>
          <table:table-cell table:style-name="ce1" table:formula="of:=LEFT(TRIM([.A301]);LEN(TRIM([.A301]))-4)" office:value-type="string" office:string-value="dns-check-zone" calcext:value-type="string">
            <text:p>dns-check-zon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DNS zone config against best practices</text:p>
          </table:table-cell>
          <table:table-cell table:formula="of:=&quot;#&quot; &amp; [.B301] &amp; &quot;: &quot; &amp; [.E301]" office:value-type="string" office:string-value="#dns-check-zone: Checks DNS zone config against best practices" calcext:value-type="string">
            <text:p>#dns-check-zone: Checks DNS zone config against best pract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client-subnet-scan.nse" xlink:type="simple">dns-client-subnet-scan.nse</text:a></text:p>
          </table:table-cell>
          <table:table-cell table:style-name="ce1" table:formula="of:=LEFT(TRIM([.A302]);LEN(TRIM([.A302]))-4)" office:value-type="string" office:string-value="dns-client-subnet-scan" calcext:value-type="string">
            <text:p>dns-client-subnet-scan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Perform domain lookup using the edns-client-subnet option</text:p>
          </table:table-cell>
          <table:table-cell table:formula="of:=&quot;#&quot; &amp; [.B302] &amp; &quot;: &quot; &amp; [.E302]" office:value-type="string" office:string-value="#dns-client-subnet-scan: Perform domain lookup using the edns-client-subnet option" calcext:value-type="string">
            <text:p>#dns-client-subnet-scan: Perform domain lookup using the edns-client-subnet op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fuzz.nse" xlink:type="simple">dns-fuzz.nse</text:a></text:p>
          </table:table-cell>
          <table:table-cell table:style-name="ce1" table:formula="of:=LEFT(TRIM([.A303]);LEN(TRIM([.A303]))-4)" office:value-type="string" office:string-value="dns-fuzz" calcext:value-type="string">
            <text:p>dns-fuzz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Launch DNS fuzzing attack against DNS</text:p>
          </table:table-cell>
          <table:table-cell table:formula="of:=&quot;#&quot; &amp; [.B303] &amp; &quot;: &quot; &amp; [.E303]" office:value-type="string" office:string-value="#dns-fuzz: Launch DNS fuzzing attack against DNS" calcext:value-type="string">
            <text:p>#dns-fuzz: Launch DNS fuzzing attack against D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ip6-arpa-scan.nse" xlink:type="simple">dns-ip6-arpa-scan.nse</text:a></text:p>
          </table:table-cell>
          <table:table-cell table:style-name="ce1" table:formula="of:=LEFT(TRIM([.A304]);LEN(TRIM([.A304]))-4)" office:value-type="string" office:string-value="dns-ip6-arpa-scan" calcext:value-type="string">
            <text:p>dns-ip6-arpa-sca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reverse lookup of IPv6 using special technique</text:p>
          </table:table-cell>
          <table:table-cell table:formula="of:=&quot;#&quot; &amp; [.B304] &amp; &quot;: &quot; &amp; [.E304]" office:value-type="string" office:string-value="#dns-ip6-arpa-scan: Performs reverse lookup of IPv6 using special technique" calcext:value-type="string">
            <text:p>#dns-ip6-arpa-scan: Performs reverse lookup of IPv6 using special techniq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nsec-enum.nse" xlink:type="simple">dns-nsec-enum.nse</text:a></text:p>
          </table:table-cell>
          <table:table-cell table:style-name="ce1" table:formula="of:=LEFT(TRIM([.A305]);LEN(TRIM([.A305]))-4)" office:value-type="string" office:string-value="dns-nsec-enum" calcext:value-type="string">
            <text:p>dns-nsec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 DNS using the DNSSEC NSEC-walking technique</text:p>
          </table:table-cell>
          <table:table-cell table:formula="of:=&quot;#&quot; &amp; [.B305] &amp; &quot;: &quot; &amp; [.E305]" office:value-type="string" office:string-value="#dns-nsec-enum: Enumerate DNS using the DNSSEC NSEC-walking technique" calcext:value-type="string">
            <text:p>#dns-nsec-enum: Enumerate DNS using the DNSSEC NSEC-walking techniq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nsec3-enum.nse" xlink:type="simple">dns-nsec3-enum.nse</text:a></text:p>
          </table:table-cell>
          <table:table-cell table:style-name="ce1" table:formula="of:=LEFT(TRIM([.A306]);LEN(TRIM([.A306]))-4)" office:value-type="string" office:string-value="dns-nsec3-enum" calcext:value-type="string">
            <text:p>dns-nsec3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Tries to enum domain names from DNS server that supports DNSSEC NSEC3</text:p>
          </table:table-cell>
          <table:table-cell table:formula="of:=&quot;#&quot; &amp; [.B306] &amp; &quot;: &quot; &amp; [.E306]" office:value-type="string" office:string-value="#dns-nsec3-enum: Tries to enum domain names from DNS server that supports DNSSEC NSEC3" calcext:value-type="string">
            <text:p>#dns-nsec3-enum: Tries to enum domain names from DNS server that supports DNSSEC NSEC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nsid.nse" xlink:type="simple">dns-nsid.nse</text:a></text:p>
          </table:table-cell>
          <table:table-cell table:style-name="ce1" table:formula="of:=LEFT(TRIM([.A307]);LEN(TRIM([.A307]))-4)" office:value-type="string" office:string-value="dns-nsid" calcext:value-type="string">
            <text:p>dns-ns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Retrieves information from DNS by requesting nameserver ID and asking for its id.server and version.bind values</text:p>
          </table:table-cell>
          <table:table-cell table:formula="of:=&quot;#&quot; &amp; [.B307] &amp; &quot;: &quot; &amp; [.E307]" office:value-type="string" office:string-value="#dns-nsid: Retrieves information from DNS by requesting nameserver ID and asking for its id.server and version.bind values" calcext:value-type="string">
            <text:p>#dns-nsid: Retrieves information from DNS by requesting nameserver ID and asking for its id.server and version.bind valu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random-srcport.nse" xlink:type="simple">dns-random-srcport.nse</text:a></text:p>
          </table:table-cell>
          <table:table-cell table:style-name="ce1" table:formula="of:=LEFT(TRIM([.A308]);LEN(TRIM([.A308]))-4)" office:value-type="string" office:string-value="dns-random-srcport" calcext:value-type="string">
            <text:p>dns-random-srcport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-port recursion Vuln</text:p>
          </table:table-cell>
          <table:table-cell table:formula="of:=&quot;#&quot; &amp; [.B308] &amp; &quot;: &quot; &amp; [.E308]" office:value-type="string" office:string-value="#dns-random-srcport: Check DNS for predictable-port recursion Vuln" calcext:value-type="string">
            <text:p>#dns-random-srcport: Check DNS for predictable-port recursion Vul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random-txid.nse" xlink:type="simple">dns-random-txid.nse</text:a></text:p>
          </table:table-cell>
          <table:table-cell table:style-name="ce1" table:formula="of:=LEFT(TRIM([.A309]);LEN(TRIM([.A309]))-4)" office:value-type="string" office:string-value="dns-random-txid" calcext:value-type="string">
            <text:p>dns-random-tx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 TXID DNS recursion Vuln</text:p>
          </table:table-cell>
          <table:table-cell table:formula="of:=&quot;#&quot; &amp; [.B309] &amp; &quot;: &quot; &amp; [.E309]" office:value-type="string" office:string-value="#dns-random-txid: Check DNS for predictable TXID DNS recursion Vuln" calcext:value-type="string">
            <text:p>#dns-random-txid: Check DNS for predictable TXID DNS recursion Vul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recursion.nse" xlink:type="simple">dns-recursion.nse</text:a></text:p>
          </table:table-cell>
          <table:table-cell table:style-name="ce1" table:formula="of:=LEFT(TRIM([.A310]);LEN(TRIM([.A310]))-4)" office:value-type="string" office:string-value="dns-recursion" calcext:value-type="string">
            <text:p>dns-recursio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if DNS allows queries for third-party names</text:p>
          </table:table-cell>
          <table:table-cell table:formula="of:=&quot;#&quot; &amp; [.B310] &amp; &quot;: &quot; &amp; [.E310]" office:value-type="string" office:string-value="#dns-recursion: Checks if DNS allows queries for third-party names" calcext:value-type="string">
            <text:p>#dns-recursion: Checks if DNS allows queries for third-party nam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service-discovery.nse" xlink:type="simple">dns-service-discovery.nse</text:a></text:p>
          </table:table-cell>
          <table:table-cell table:style-name="ce1" table:formula="of:=LEFT(TRIM([.A311]);LEN(TRIM([.A311]))-4)" office:value-type="string" office:string-value="dns-service-discovery" calcext:value-type="string">
            <text:p>dns-service-discovery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Attempts to discover target hosts’ services using DNS</text:p>
          </table:table-cell>
          <table:table-cell table:formula="of:=&quot;#&quot; &amp; [.B311] &amp; &quot;: &quot; &amp; [.E311]" office:value-type="string" office:string-value="#dns-service-discovery: Attempts to discover target hosts’ services using DNS" calcext:value-type="string">
            <text:p>#dns-service-discovery: Attempts to discover target hosts’ services using D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srv-enum.nse" xlink:type="simple">dns-srv-enum.nse</text:a></text:p>
          </table:table-cell>
          <table:table-cell table:style-name="ce1" table:formula="of:=LEFT(TRIM([.A312]);LEN(TRIM([.A312]))-4)" office:value-type="string" office:string-value="dns-srv-enum" calcext:value-type="string">
            <text:p>dns-srv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s various common SRV records for a given domain name</text:p>
          </table:table-cell>
          <table:table-cell table:formula="of:=&quot;#&quot; &amp; [.B312] &amp; &quot;: &quot; &amp; [.E312]" office:value-type="string" office:string-value="#dns-srv-enum: Enumerates various common SRV records for a given domain name" calcext:value-type="string">
            <text:p>#dns-srv-enum: Enumerates various common SRV records for a given domain nam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update.nse" xlink:type="simple">dns-update.nse</text:a></text:p>
          </table:table-cell>
          <table:table-cell table:style-name="ce1" table:formula="of:=LEFT(TRIM([.A313]);LEN(TRIM([.A313]))-4)" office:value-type="string" office:string-value="dns-update" calcext:value-type="string">
            <text:p>dns-updat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 dynamic DNS update without authentication</text:p>
          </table:table-cell>
          <table:table-cell table:formula="of:=&quot;#&quot; &amp; [.B313] &amp; &quot;: &quot; &amp; [.E313]" office:value-type="string" office:string-value="#dns-update: Perform dynamic DNS update without authentication" calcext:value-type="string">
            <text:p>#dns-update: Perform dynamic DNS update without authentic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zeustracker.nse" xlink:type="simple">dns-zeustracker.nse</text:a></text:p>
          </table:table-cell>
          <table:table-cell table:style-name="ce1" table:formula="of:=LEFT(TRIM([.A314]);LEN(TRIM([.A314]))-4)" office:value-type="string" office:string-value="dns-zeustracker" calcext:value-type="string">
            <text:p>dns-zeustracker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 if IP range is part of Zeus</text:p>
          </table:table-cell>
          <table:table-cell table:formula="of:=&quot;#&quot; &amp; [.B314] &amp; &quot;: &quot; &amp; [.E314]" office:value-type="string" office:string-value="#dns-zeustracker: Check if IP range is part of Zeus" calcext:value-type="string">
            <text:p>#dns-zeustracker: Check if IP range is part of Zeu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zone-transfer.nse" xlink:type="simple">dns-zone-transfer.nse</text:a></text:p>
          </table:table-cell>
          <table:table-cell table:style-name="ce1" table:formula="of:=LEFT(TRIM([.A315]);LEN(TRIM([.A315]))-4)" office:value-type="string" office:string-value="dns-zone-transfer" calcext:value-type="string">
            <text:p>dns-zone-transfer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Requests a zone transfer from DNS server</text:p>
          </table:table-cell>
          <table:table-cell table:formula="of:=&quot;#&quot; &amp; [.B315] &amp; &quot;: &quot; &amp; [.E315]" office:value-type="string" office:string-value="#dns-zone-transfer: Requests a zone transfer from DNS server" calcext:value-type="string">
            <text:p>#dns-zone-transfer: Requests a zone transfer from DNS serv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whois-domain.nse" xlink:type="simple">whois-domain.nse</text:a> </text:p>
          </table:table-cell>
          <table:table-cell table:style-name="ce1" table:formula="of:=LEFT(TRIM([.A316]);LEN(TRIM([.A316]))-4)" office:value-type="string" office:string-value="whois-domain" calcext:value-type="string">
            <text:p>whois-domain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Queries whois.iana.org,</text:p>
          </table:table-cell>
          <table:table-cell table:formula="of:=&quot;#&quot; &amp; [.B316] &amp; &quot;: &quot; &amp; [.E316]" office:value-type="string" office:string-value="#whois-domain: Queries whois.iana.org," calcext:value-type="string">
            <text:p>#whois-domain: Queries whois.iana.org,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exec.nse" xlink:type="simple">jdwp-exec.nse</text:a></text:p>
          </table:table-cell>
          <table:table-cell table:style-name="ce1" table:formula="of:=LEFT(TRIM([.A317]);LEN(TRIM([.A317]))-4)" office:value-type="string" office:string-value="jdwp-exec" calcext:value-type="string">
            <text:p>jdwp-exec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cmd as argument)</text:p>
          </table:table-cell>
          <table:table-cell table:formula="of:=&quot;#&quot; &amp; [.B317] &amp; &quot;: &quot; &amp; [.E317]" office:value-type="string" office:string-value="#jdwp-exec: Exploit java remote debugging port (requires cmd as argument)" calcext:value-type="string">
            <text:p>#jdwp-exec: Exploit java remote debugging port (requires cmd as argumen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info.nse" xlink:type="simple">jdwp-info.nse</text:a></text:p>
          </table:table-cell>
          <table:table-cell table:style-name="ce1" table:formula="of:=LEFT(TRIM([.A318]);LEN(TRIM([.A318]))-4)" office:value-type="string" office:string-value="jdwp-info" calcext:value-type="string">
            <text:p>jdwp-info</text:p>
          </table:table-cell>
          <table:table-cell table:style-name="ce4"/>
          <table:table-cell office:value-type="string" calcext:value-type="string">
            <text:p>Java</text:p>
          </table:table-cell>
          <table:table-cell office:value-type="string" calcext:value-type="string">
            <text:p>Detect java remote debugging port</text:p>
          </table:table-cell>
          <table:table-cell table:formula="of:=&quot;#&quot; &amp; [.B318] &amp; &quot;: &quot; &amp; [.E318]" office:value-type="string" office:string-value="#jdwp-info: Detect java remote debugging port" calcext:value-type="string">
            <text:p>#jdwp-info: Detect java remote debugging po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inject.nse" xlink:type="simple">jdwp-inject.nse</text:a></text:p>
          </table:table-cell>
          <table:table-cell table:style-name="ce1" table:formula="of:=LEFT(TRIM([.A319]);LEN(TRIM([.A319]))-4)" office:value-type="string" office:string-value="jdwp-inject" calcext:value-type="string">
            <text:p>jdwp-inject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user passed java class)</text:p>
          </table:table-cell>
          <table:table-cell table:formula="of:=&quot;#&quot; &amp; [.B319] &amp; &quot;: &quot; &amp; [.E319]" office:value-type="string" office:string-value="#jdwp-inject: Exploit java remote debugging port (requires user passed java class)" calcext:value-type="string">
            <text:p>#jdwp-inject: Exploit java remote debugging port (requires user passed java class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version.nse" xlink:type="simple">jdwp-version.nse</text:a></text:p>
          </table:table-cell>
          <table:table-cell table:style-name="ce1" table:formula="of:=LEFT(TRIM([.A320]);LEN(TRIM([.A320]))-4)" office:value-type="string" office:string-value="jdwp-version" calcext:value-type="string">
            <text:p>jdwp-version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Detects Java Debug Wire Protocol</text:p>
          </table:table-cell>
          <table:table-cell table:formula="of:=&quot;#&quot; &amp; [.B320] &amp; &quot;: &quot; &amp; [.E320]" office:value-type="string" office:string-value="#jdwp-version: Detects Java Debug Wire Protocol" calcext:value-type="string">
            <text:p>#jdwp-version: Detects Java Debug Wire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ongodb-brute.nse" xlink:type="simple">mongodb-brute.nse</text:a></text:p>
          </table:table-cell>
          <table:table-cell table:style-name="ce1" table:formula="of:=LEFT(TRIM([.A321]);LEN(TRIM([.A321]))-4)" office:value-type="string" office:string-value="mongodb-brute" calcext:value-type="string">
            <text:p>mongodb-brute</text:p>
          </table:table-cell>
          <table:table-cell table:style-name="ce4"/>
          <table:table-cell office:value-type="string" calcext:value-type="string">
            <text:p>MongoDB (turned off)</text:p>
          </table:table-cell>
          <table:table-cell office:value-type="string" calcext:value-type="string">
            <text:p>Auth Brute</text:p>
          </table:table-cell>
          <table:table-cell table:formula="of:=&quot;#&quot; &amp; [.B321] &amp; &quot;: &quot; &amp; [.E321]" office:value-type="string" office:string-value="#mongodb-brute: Auth Brute" calcext:value-type="string">
            <text:p>#mongodb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ongodb-databases.nse" xlink:type="simple">mongodb-databases.nse</text:a></text:p>
          </table:table-cell>
          <table:table-cell table:style-name="ce1" table:formula="of:=LEFT(TRIM([.A322]);LEN(TRIM([.A322]))-4)" office:value-type="string" office:string-value="mongodb-databases" calcext:value-type="string">
            <text:p>mongodb-databases</text:p>
          </table:table-cell>
          <table:table-cell table:style-name="ce4"/>
          <table:table-cell office:value-type="string" calcext:value-type="string">
            <text:p>MongoDB</text:p>
          </table:table-cell>
          <table:table-cell office:value-type="string" calcext:value-type="string">
            <text:p>Get a list of tables from a mongo db</text:p>
          </table:table-cell>
          <table:table-cell table:formula="of:=&quot;#&quot; &amp; [.B322] &amp; &quot;: &quot; &amp; [.E322]" office:value-type="string" office:string-value="#mongodb-databases: Get a list of tables from a mongo db" calcext:value-type="string">
            <text:p>#mongodb-databases: Get a list of tables from a mongo db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ongodb-info.nse" xlink:type="simple">mongodb-info.nse</text:a></text:p>
          </table:table-cell>
          <table:table-cell table:style-name="ce1" table:formula="of:=LEFT(TRIM([.A323]);LEN(TRIM([.A323]))-4)" office:value-type="string" office:string-value="mongodb-info" calcext:value-type="string">
            <text:p>mongodb-info</text:p>
          </table:table-cell>
          <table:table-cell/>
          <table:table-cell office:value-type="string" calcext:value-type="string">
            <text:p>MongoDB</text:p>
          </table:table-cell>
          <table:table-cell office:value-type="string" calcext:value-type="string">
            <text:p>Get build info and server status from mongo db</text:p>
          </table:table-cell>
          <table:table-cell table:formula="of:=&quot;#&quot; &amp; [.B323] &amp; &quot;: &quot; &amp; [.E323]" office:value-type="string" office:string-value="#mongodb-info: Get build info and server status from mongo db" calcext:value-type="string">
            <text:p>#mongodb-info: Get build info and server status from mongo db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brute-stealth.nse" xlink:type="simple">oracle-brute-stealth.nse</text:a></text:p>
          </table:table-cell>
          <table:table-cell table:style-name="ce1" table:formula="of:=LEFT(TRIM([.A324]);LEN(TRIM([.A324]))-4)" office:value-type="string" office:string-value="oracle-brute-stealth" calcext:value-type="string">
            <text:p>oracle-brute-stealth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xploit vuln to steal session key and salt for offline brute</text:p>
          </table:table-cell>
          <table:table-cell table:formula="of:=&quot;#&quot; &amp; [.B324] &amp; &quot;: &quot; &amp; [.E324]" office:value-type="string" office:string-value="#oracle-brute-stealth: Exploit vuln to steal session key and salt for offline brute" calcext:value-type="string">
            <text:p>#oracle-brute-stealth: Exploit vuln to steal session key and salt for offline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brute.nse" xlink:type="simple">oracle-brute.nse</text:a></text:p>
          </table:table-cell>
          <table:table-cell table:style-name="ce1" table:formula="of:=LEFT(TRIM([.A325]);LEN(TRIM([.A325]))-4)" office:value-type="string" office:string-value="oracle-brute" calcext:value-type="string">
            <text:p>oracle-brute</text:p>
          </table:table-cell>
          <table:table-cell table:style-name="ce4"/>
          <table:table-cell office:value-type="string" calcext:value-type="string">
            <text:p>Oracle (turned off)</text:p>
          </table:table-cell>
          <table:table-cell office:value-type="string" calcext:value-type="string">
            <text:p>Auth brute</text:p>
          </table:table-cell>
          <table:table-cell table:formula="of:=&quot;#&quot; &amp; [.B325] &amp; &quot;: &quot; &amp; [.E325]" office:value-type="string" office:string-value="#oracle-brute: Auth brute" calcext:value-type="string">
            <text:p>#oracle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enum-users.nse" xlink:type="simple">oracle-enum-users.nse</text:a></text:p>
          </table:table-cell>
          <table:table-cell table:style-name="ce1" table:formula="of:=LEFT(TRIM([.A326]);LEN(TRIM([.A326]))-4)" office:value-type="string" office:string-value="oracle-enum-users" calcext:value-type="string">
            <text:p>oracle-enum-users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numerate valid oracle users against unpatched Oracle 11g</text:p>
          </table:table-cell>
          <table:table-cell table:formula="of:=&quot;#&quot; &amp; [.B326] &amp; &quot;: &quot; &amp; [.E326]" office:value-type="string" office:string-value="#oracle-enum-users: Enumerate valid oracle users against unpatched Oracle 11g" calcext:value-type="string">
            <text:p>#oracle-enum-users: Enumerate valid oracle users against unpatched Oracle 11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sid-brute.nse" xlink:type="simple">oracle-sid-brute.nse</text:a></text:p>
          </table:table-cell>
          <table:table-cell table:style-name="ce1" table:formula="of:=LEFT(TRIM([.A327]);LEN(TRIM([.A327]))-4)" office:value-type="string" office:string-value="oracle-sid-brute" calcext:value-type="string">
            <text:p>oracle-sid-brute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Guesses oracle instance/SID names against TNS listener</text:p>
          </table:table-cell>
          <table:table-cell table:formula="of:=&quot;#&quot; &amp; [.B327] &amp; &quot;: &quot; &amp; [.E327]" office:value-type="string" office:string-value="#oracle-sid-brute: Guesses oracle instance/SID names against TNS listener" calcext:value-type="string">
            <text:p>#oracle-sid-brute: Guesses oracle instance/SID names against TNS listen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tns-version.nse" xlink:type="simple">oracle-tns-version.nse</text:a></text:p>
          </table:table-cell>
          <table:table-cell table:style-name="ce1" table:formula="of:=LEFT(TRIM([.A328]);LEN(TRIM([.A328]))-4)" office:value-type="string" office:string-value="oracle-tns-version" calcext:value-type="string">
            <text:p>oracle-tns-version</text:p>
          </table:table-cell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Decodes the VSNNUM version from TNS listener</text:p>
          </table:table-cell>
          <table:table-cell table:formula="of:=&quot;#&quot; &amp; [.B328] &amp; &quot;: &quot; &amp; [.E328]" office:value-type="string" office:string-value="#oracle-tns-version: Decodes the VSNNUM version from TNS listener" calcext:value-type="string">
            <text:p>#oracle-tns-version: Decodes the VSNNUM version from TNS listen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pop3-brute.nse" xlink:type="simple">pop3-brute.nse</text:a></text:p>
          </table:table-cell>
          <table:table-cell table:style-name="ce1" table:formula="of:=LEFT(TRIM([.A329]);LEN(TRIM([.A329]))-4)" office:value-type="string" office:string-value="pop3-brute" calcext:value-type="string">
            <text:p>pop3-brute</text:p>
          </table:table-cell>
          <table:table-cell table:style-name="ce4"/>
          <table:table-cell office:value-type="string" calcext:value-type="string">
            <text:p>pop3 (turned off)</text:p>
          </table:table-cell>
          <table:table-cell office:value-type="string" calcext:value-type="string">
            <text:p>auth brute</text:p>
          </table:table-cell>
          <table:table-cell table:formula="of:=&quot;#&quot; &amp; [.B329] &amp; &quot;: &quot; &amp; [.E329]" office:value-type="string" office:string-value="#pop3-brute: auth brute" calcext:value-type="string">
            <text:p>#pop3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pop3-capabilities.nse" xlink:type="simple">pop3-capabilities.nse</text:a></text:p>
          </table:table-cell>
          <table:table-cell table:style-name="ce1" table:formula="of:=LEFT(TRIM([.A330]);LEN(TRIM([.A330]))-4)" office:value-type="string" office:string-value="pop3-capabilities" calcext:value-type="string">
            <text:p>pop3-capabilities</text:p>
          </table:table-cell>
          <table:table-cell table:style-name="ce4"/>
          <table:table-cell table:style-name="ce4" office:value-type="string" calcext:value-type="string">
            <text:p>pop3</text:p>
          </table:table-cell>
          <table:table-cell office:value-type="string" calcext:value-type="string">
            <text:p>CAPA command to ask what commands it supports</text:p>
          </table:table-cell>
          <table:table-cell table:formula="of:=&quot;#&quot; &amp; [.B330] &amp; &quot;: &quot; &amp; [.E330]" office:value-type="string" office:string-value="#pop3-capabilities: CAPA command to ask what commands it supports" calcext:value-type="string">
            <text:p>#pop3-capabilities: CAPA command to ask what commands it suppor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TRIM([.A331]);LEN(TRIM([.A331])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pop3</text:p>
          </table:table-cell>
          <table:table-cell office:value-type="string" calcext:value-type="string">
            <text:p>Enumerate information from POP3 with NTLM auth enabled</text:p>
          </table:table-cell>
          <table:table-cell table:formula="of:=&quot;#&quot; &amp; [.B331] &amp; &quot;: &quot; &amp; [.E331]" office:value-type="string" office:string-value="#pop3-ntlm-info: Enumerate information from POP3 with NTLM auth enabled" calcext:value-type="string">
            <text:p>#pop3-ntlm-info: Enumerate information from POP3 with NTLM auth enabl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vnc-brute.nse" xlink:type="simple">vnc-brute.nse</text:a></text:p>
          </table:table-cell>
          <table:table-cell table:style-name="ce1" table:formula="of:=LEFT(TRIM([.A332]);LEN(TRIM([.A332]))-4)" office:value-type="string" office:string-value="vnc-brute" calcext:value-type="string">
            <text:p>vnc-brute</text:p>
          </table:table-cell>
          <table:table-cell table:style-name="ce4"/>
          <table:table-cell office:value-type="string" calcext:value-type="string">
            <text:p>VNC (turned off)</text:p>
          </table:table-cell>
          <table:table-cell office:value-type="string" calcext:value-type="string">
            <text:p>Auth brute</text:p>
          </table:table-cell>
          <table:table-cell table:formula="of:=&quot;#&quot; &amp; [.B332] &amp; &quot;: &quot; &amp; [.E332]" office:value-type="string" office:string-value="#vnc-brute: Auth brute" calcext:value-type="string">
            <text:p>#vnc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vnc-info.nse" xlink:type="simple">vnc-info.nse</text:a></text:p>
          </table:table-cell>
          <table:table-cell table:style-name="ce1" table:formula="of:=LEFT(TRIM([.A333]);LEN(TRIM([.A333]))-4)" office:value-type="string" office:string-value="vnc-info" calcext:value-type="string">
            <text:p>vnc-info</text:p>
          </table:table-cell>
          <table:table-cell table:style-name="ce4"/>
          <table:table-cell table:style-name="ce4" office:value-type="string" calcext:value-type="string">
            <text:p>VNC</text:p>
          </table:table-cell>
          <table:table-cell office:value-type="string" calcext:value-type="string">
            <text:p>Queries for protocol version and supported security types</text:p>
          </table:table-cell>
          <table:table-cell table:formula="of:=&quot;#&quot; &amp; [.B333] &amp; &quot;: &quot; &amp; [.E333]" office:value-type="string" office:string-value="#vnc-info: Queries for protocol version and supported security types" calcext:value-type="string">
            <text:p>#vnc-info: Queries for protocol version and supported security typ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vnc-title.nse" xlink:type="simple">vnc-title.nse</text:a></text:p>
          </table:table-cell>
          <table:table-cell table:style-name="ce1" table:formula="of:=LEFT(TRIM([.A334]);LEN(TRIM([.A334]))-4)" office:value-type="string" office:string-value="vnc-title" calcext:value-type="string">
            <text:p>vnc-title</text:p>
          </table:table-cell>
          <table:table-cell/>
          <table:table-cell office:value-type="string" calcext:value-type="string">
            <text:p>VNC</text:p>
          </table:table-cell>
          <table:table-cell office:value-type="string" calcext:value-type="string">
            <text:p>Tries to log in and get desktop name (auth or no auth)</text:p>
          </table:table-cell>
          <table:table-cell table:formula="of:=&quot;#&quot; &amp; [.B334] &amp; &quot;: &quot; &amp; [.E334]" office:value-type="string" office:string-value="#vnc-title: Tries to log in and get desktop name (auth or no auth)" calcext:value-type="string">
            <text:p>#vnc-title: Tries to log in and get desktop name (auth or no aut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ccs-injection.nse" xlink:type="simple">ssl-ccs-injection.nse</text:a></text:p>
          </table:table-cell>
          <table:table-cell table:style-name="ce1" table:formula="of:=LEFT(TRIM([.A335]);LEN(TRIM([.A335]))-4)" office:value-type="string" office:string-value="ssl-ccs-injection" calcext:value-type="string">
            <text:p>ssl-ccs-injection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Requires tls.lua. Check if vuln to CCS vulnerability CVE-2014-0224, MitM</text:p>
          </table:table-cell>
          <table:table-cell table:formula="of:=&quot;#&quot; &amp; [.B335] &amp; &quot;: &quot; &amp; [.E335]" office:value-type="string" office:string-value="#ssl-ccs-injection: Requires tls.lua. Check if vuln to CCS vulnerability CVE-2014-0224, MitM" calcext:value-type="string">
            <text:p>#ssl-ccs-injection: Requires tls.lua. Check if vuln to CCS vulnerability CVE-2014-0224, Mit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cert-intaddr.nse" xlink:type="simple">ssl-cert-intaddr.nse</text:a></text:p>
          </table:table-cell>
          <table:table-cell table:style-name="ce1" table:formula="of:=LEFT(TRIM([.A336]);LEN(TRIM([.A336]))-4)" office:value-type="string" office:string-value="ssl-cert-intaddr" calcext:value-type="string">
            <text:p>ssl-cert-intaddr</text:p>
          </table:table-cell>
          <table:table-cell table:style-name="ce4" office:value-type="string" calcext:value-type="string">
            <text:p>sslrecon</text:p>
          </table:table-cell>
          <table:table-cell/>
          <table:table-cell office:value-type="string" calcext:value-type="string">
            <text:p>Reports private IPv4 address found in cert</text:p>
          </table:table-cell>
          <table:table-cell table:formula="of:=&quot;#&quot; &amp; [.B336] &amp; &quot;: &quot; &amp; [.E336]" office:value-type="string" office:string-value="#ssl-cert-intaddr: Reports private IPv4 address found in cert" calcext:value-type="string">
            <text:p>#ssl-cert-intaddr: Reports private IPv4 address found in ce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cert.nse" xlink:type="simple">ssl-cert.nse</text:a></text:p>
          </table:table-cell>
          <table:table-cell table:style-name="ce1" table:formula="of:=LEFT(TRIM([.A337]);LEN(TRIM([.A337]))-4)" office:value-type="string" office:string-value="ssl-cert" calcext:value-type="string">
            <text:p>ssl-cert</text:p>
          </table:table-cell>
          <table:table-cell table:style-name="ce4" office:value-type="string" calcext:value-type="string">
            <text:p>sslrecon</text:p>
          </table:table-cell>
          <table:table-cell/>
          <table:table-cell office:value-type="string" calcext:value-type="string">
            <text:p>Retrieves server’s SSL cert. Output depends verbosity, -v or -vv</text:p>
          </table:table-cell>
          <table:table-cell table:formula="of:=&quot;#&quot; &amp; [.B337] &amp; &quot;: &quot; &amp; [.E337]" office:value-type="string" office:string-value="#ssl-cert: Retrieves server’s SSL cert. Output depends verbosity, -v or -vv" calcext:value-type="string">
            <text:p>#ssl-cert: Retrieves server’s SSL cert. Output depends verbosity, -v or -vv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date.nse" xlink:type="simple">ssl-date.nse</text:a></text:p>
          </table:table-cell>
          <table:table-cell table:style-name="ce1" table:formula="of:=LEFT(TRIM([.A338]);LEN(TRIM([.A338]))-4)" office:value-type="string" office:string-value="ssl-date" calcext:value-type="string">
            <text:p>ssl-date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Retrieves target host’s time and date from TLS ServerHello Response</text:p>
          </table:table-cell>
          <table:table-cell table:formula="of:=&quot;#&quot; &amp; [.B338] &amp; &quot;: &quot; &amp; [.E338]" office:value-type="string" office:string-value="#ssl-date: Retrieves target host’s time and date from TLS ServerHello Response" calcext:value-type="string">
            <text:p>#ssl-date: Retrieves target host’s time and date from TLS ServerHello Respon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dh-params.nse" xlink:type="simple">ssl-dh-params.nse</text:a></text:p>
          </table:table-cell>
          <table:table-cell table:style-name="ce1" table:formula="of:=LEFT(TRIM([.A339]);LEN(TRIM([.A339]))-4)" office:value-type="string" office:string-value="ssl-dh-params" calcext:value-type="string">
            <text:p>ssl-dh-params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Weak Diffie-Hellman param detection. </text:p>
          </table:table-cell>
          <table:table-cell table:formula="of:=&quot;#&quot; &amp; [.B339] &amp; &quot;: &quot; &amp; [.E339]" office:value-type="string" office:string-value="#ssl-dh-params: Weak Diffie-Hellman param detection. " calcext:value-type="string">
            <text:p>#ssl-dh-params: Weak Diffie-Hellman param detection.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enum-ciphers.nse" xlink:type="simple">ssl-enum-ciphers.nse</text:a></text:p>
          </table:table-cell>
          <table:table-cell table:style-name="ce1" table:formula="of:=LEFT(TRIM([.A340]);LEN(TRIM([.A340]))-4)" office:value-type="string" office:string-value="ssl-enum-ciphers" calcext:value-type="string">
            <text:p>ssl-enum-ciphers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Repeatedly initiates SSLv3/TLS connection, trying new ciphers</text:p>
          </table:table-cell>
          <table:table-cell table:formula="of:=&quot;#&quot; &amp; [.B340] &amp; &quot;: &quot; &amp; [.E340]" office:value-type="string" office:string-value="#ssl-enum-ciphers: Repeatedly initiates SSLv3/TLS connection, trying new ciphers" calcext:value-type="string">
            <text:p>#ssl-enum-ciphers: Repeatedly initiates SSLv3/TLS connection, trying new ciph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heartbleed.nse" xlink:type="simple">ssl-heartbleed.nse</text:a></text:p>
          </table:table-cell>
          <table:table-cell table:style-name="ce1" table:formula="of:=LEFT(TRIM([.A341]);LEN(TRIM([.A341]))-4)" office:value-type="string" office:string-value="ssl-heartbleed" calcext:value-type="string">
            <text:p>ssl-heartbleed</text:p>
          </table:table-cell>
          <table:table-cell table:style-name="ce4" office:value-type="string" calcext:value-type="string">
            <text:p>sslrecon</text:p>
          </table:table-cell>
          <table:table-cell/>
          <table:table-cell office:value-type="string" calcext:value-type="string">
            <text:p>Detection for OpenSSL Heartbleed (CVE-2014-0160) based on ssltest.py</text:p>
          </table:table-cell>
          <table:table-cell table:formula="of:=&quot;#&quot; &amp; [.B341] &amp; &quot;: &quot; &amp; [.E341]" office:value-type="string" office:string-value="#ssl-heartbleed: Detection for OpenSSL Heartbleed (CVE-2014-0160) based on ssltest.py" calcext:value-type="string">
            <text:p>#ssl-heartbleed: Detection for OpenSSL Heartbleed (CVE-2014-0160) based on ssltest.p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known-key.nse" xlink:type="simple">ssl-known-key.nse</text:a></text:p>
          </table:table-cell>
          <table:table-cell table:style-name="ce1" table:formula="of:=LEFT(TRIM([.A342]);LEN(TRIM([.A342]))-4)" office:value-type="string" office:string-value="ssl-known-key" calcext:value-type="string">
            <text:p>ssl-known-key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Checks if SSL cert has fingerprint in db of problematic keys</text:p>
          </table:table-cell>
          <table:table-cell table:formula="of:=&quot;#&quot; &amp; [.B342] &amp; &quot;: &quot; &amp; [.E342]" office:value-type="string" office:string-value="#ssl-known-key: Checks if SSL cert has fingerprint in db of problematic keys" calcext:value-type="string">
            <text:p>#ssl-known-key: Checks if SSL cert has fingerprint in db of problematic key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poodle.nse" xlink:type="simple">ssl-poodle.nse</text:a></text:p>
          </table:table-cell>
          <table:table-cell table:style-name="ce1" table:formula="of:=LEFT(TRIM([.A343]);LEN(TRIM([.A343]))-4)" office:value-type="string" office:string-value="ssl-poodle" calcext:value-type="string">
            <text:p>ssl-poodle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Checks for SSLv3 CBC ciphers (POODLE CVE-2014-3566)</text:p>
          </table:table-cell>
          <table:table-cell table:formula="of:=&quot;#&quot; &amp; [.B343] &amp; &quot;: &quot; &amp; [.E343]" office:value-type="string" office:string-value="#ssl-poodle: Checks for SSLv3 CBC ciphers (POODLE CVE-2014-3566)" calcext:value-type="string">
            <text:p>#ssl-poodle: Checks for SSLv3 CBC ciphers (POODLE CVE-2014-3566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v2-drown.nse" xlink:type="simple">sslv2-drown.nse</text:a></text:p>
          </table:table-cell>
          <table:table-cell table:style-name="ce1" table:formula="of:=LEFT(TRIM([.A344]);LEN(TRIM([.A344]))-4)" office:value-type="string" office:string-value="sslv2-drown" calcext:value-type="string">
            <text:p>sslv2-drown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Checks for SSLv2, CVE-2015-3197, CVE-2016-0703, CVE-2016-0800 (DROWN)</text:p>
          </table:table-cell>
          <table:table-cell table:formula="of:=&quot;#&quot; &amp; [.B344] &amp; &quot;: &quot; &amp; [.E344]" office:value-type="string" office:string-value="#sslv2-drown: Checks for SSLv2, CVE-2015-3197, CVE-2016-0703, CVE-2016-0800 (DROWN)" calcext:value-type="string">
            <text:p>#sslv2-drown: Checks for SSLv2, CVE-2015-3197, CVE-2016-0703, CVE-2016-0800 (DROWN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v2.nse" xlink:type="simple">sslv2.nse</text:a></text:p>
          </table:table-cell>
          <table:table-cell table:style-name="ce1" table:formula="of:=LEFT(TRIM([.A345]);LEN(TRIM([.A345]))-4)" office:value-type="string" office:string-value="sslv2" calcext:value-type="string">
            <text:p>sslv2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Checks for SSLv2 and which ciphers</text:p>
          </table:table-cell>
          <table:table-cell table:formula="of:=&quot;#&quot; &amp; [.B345] &amp; &quot;: &quot; &amp; [.E345]" office:value-type="string" office:string-value="#sslv2: Checks for SSLv2 and which ciphers" calcext:value-type="string">
            <text:p>#sslv2: Checks for SSLv2 and which ciph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tp-discover.nse" xlink:type="simple">sstp-discover.nse</text:a></text:p>
          </table:table-cell>
          <table:table-cell table:style-name="ce1" table:formula="of:=LEFT(TRIM([.A346]);LEN(TRIM([.A346]))-4)" office:value-type="string" office:string-value="sstp-discover" calcext:value-type="string">
            <text:p>sstp-discover</text:p>
          </table:table-cell>
          <table:table-cell office:value-type="string" calcext:value-type="string">
            <text:p>sslrecon (turned off)</text:p>
          </table:table-cell>
          <table:table-cell/>
          <table:table-cell office:value-type="string" calcext:value-type="string">
            <text:p>Check if Secure Socket Tunneling Protocol is supported</text:p>
          </table:table-cell>
          <table:table-cell table:formula="of:=&quot;#&quot; &amp; [.B346] &amp; &quot;: &quot; &amp; [.E346]" office:value-type="string" office:string-value="#sstp-discover: Check if Secure Socket Tunneling Protocol is supported" calcext:value-type="string">
            <text:p>#sstp-discover: Check if Secure Socket Tunneling Protocol is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ls.nse" xlink:type="simple">afp-ls.nse</text:a></text:p>
          </table:table-cell>
          <table:table-cell table:style-name="ce1" table:formula="of:=LEFT(TRIM([.A347]);LEN(TRIM([.A347]))-4)" office:value-type="string" office:string-value="afp-ls" calcext:value-type="string">
            <text:p>afp-ls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Attempts to get useful information about files from AFP volumes</text:p>
          </table:table-cell>
          <table:table-cell table:formula="of:=&quot;#&quot; &amp; [.B347] &amp; &quot;: &quot; &amp; [.E347]" office:value-type="string" office:string-value="#afp-ls: Attempts to get useful information about files from AFP volumes" calcext:value-type="string">
            <text:p>#afp-ls: Attempts to get useful information about files from AFP volum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path-vuln.nse" xlink:type="simple">afp-path-vuln.nse</text:a></text:p>
          </table:table-cell>
          <table:table-cell table:style-name="ce1" table:formula="of:=LEFT(TRIM([.A348]);LEN(TRIM([.A348]))-4)" office:value-type="string" office:string-value="afp-path-vuln" calcext:value-type="string">
            <text:p>afp-path-vuln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Exploits dirTrav against AFP share</text:p>
          </table:table-cell>
          <table:table-cell table:formula="of:=&quot;#&quot; &amp; [.B348] &amp; &quot;: &quot; &amp; [.E348]" office:value-type="string" office:string-value="#afp-path-vuln: Exploits dirTrav against AFP share" calcext:value-type="string">
            <text:p>#afp-path-vuln: Exploits dirTrav against AFP sha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serverinfo.nse" xlink:type="simple">afp-serverinfo.nse</text:a></text:p>
          </table:table-cell>
          <table:table-cell table:style-name="ce1" table:formula="of:=LEFT(TRIM([.A349]);LEN(TRIM([.A349]))-4)" office:value-type="string" office:string-value="afp-serverinfo" calcext:value-type="string">
            <text:p>afp-serverinfo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erver information</text:p>
          </table:table-cell>
          <table:table-cell table:formula="of:=&quot;#&quot; &amp; [.B349] &amp; &quot;: &quot; &amp; [.E349]" office:value-type="string" office:string-value="#afp-serverinfo: Shows AFP server information" calcext:value-type="string">
            <text:p>#afp-serverinfo: Shows AFP server inform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showmount.nse" xlink:type="simple">afp-showmount.nse</text:a></text:p>
          </table:table-cell>
          <table:table-cell table:style-name="ce1" table:formula="of:=LEFT(TRIM([.A350]);LEN(TRIM([.A350]))-4)" office:value-type="string" office:string-value="afp-showmount" calcext:value-type="string">
            <text:p>afp-showmount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hares and ACLs</text:p>
          </table:table-cell>
          <table:table-cell table:formula="of:=&quot;#&quot; &amp; [.B350] &amp; &quot;: &quot; &amp; [.E350]" office:value-type="string" office:string-value="#afp-showmount: Shows AFP shares and ACLs" calcext:value-type="string">
            <text:p>#afp-showmount: Shows AFP shares and AC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ls-ticketbleed.nse" xlink:type="simple">tls-ticketbleed.nse</text:a> </text:p>
          </table:table-cell>
          <table:table-cell table:style-name="ce1" table:formula="of:=LEFT(TRIM([.A351]);LEN(TRIM([.A351]))-4)" office:value-type="string" office:string-value="tls-ticketbleed" calcext:value-type="string">
            <text:p>tls-ticketbleed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Detects vulnerable to F5 Ticketbleed (CVE-2016-9244)</text:p>
          </table:table-cell>
          <table:table-cell table:formula="of:=&quot;#&quot; &amp; [.B351] &amp; &quot;: &quot; &amp; [.E351]" office:value-type="string" office:string-value="#tls-ticketbleed: Detects vulnerable to F5 Ticketbleed (CVE-2016-9244)" calcext:value-type="string">
            <text:p>#tls-ticketbleed: Detects vulnerable to F5 Ticketbleed (CVE-2016-9244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ls-nextprotoneg.nse" xlink:type="simple">tls-nextprotoneg.nse</text:a> </text:p>
          </table:table-cell>
          <table:table-cell table:style-name="ce1" table:formula="of:=LEFT(TRIM([.A352]);LEN(TRIM([.A352]))-4)" office:value-type="string" office:string-value="tls-nextprotoneg" calcext:value-type="string">
            <text:p>tls-nextprotoneg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protocols</text:p>
          </table:table-cell>
          <table:table-cell table:formula="of:=&quot;#&quot; &amp; [.B352] &amp; &quot;: &quot; &amp; [.E352]" office:value-type="string" office:string-value="#tls-nextprotoneg: Enumerates a TLS server’s supported protocols" calcext:value-type="string">
            <text:p>#tls-nextprotoneg: Enumerates a TLS server’s supported protoco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ls-alpn.nse" xlink:type="simple">tls-alpn.nse</text:a> </text:p>
          </table:table-cell>
          <table:table-cell table:style-name="ce1" table:formula="of:=LEFT(TRIM([.A353]);LEN(TRIM([.A353]))-4)" office:value-type="string" office:string-value="tls-alpn" calcext:value-type="string">
            <text:p>tls-alpn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application-layer protocols using ALPN</text:p>
          </table:table-cell>
          <table:table-cell table:formula="of:=&quot;#&quot; &amp; [.B353] &amp; &quot;: &quot; &amp; [.E353]" office:value-type="string" office:string-value="#tls-alpn: Enumerates a TLS server’s supported application-layer protocols using ALPN" calcext:value-type="string">
            <text:p>#tls-alpn: Enumerates a TLS server’s supported application-layer protocols using ALP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brute.nse" xlink:type="simple">sip-brute.nse</text:a> </text:p>
          </table:table-cell>
          <table:table-cell table:style-name="ce1" table:formula="of:=LEFT(TRIM([.A354]);LEN(TRIM([.A354]))-4)" office:value-type="string" office:string-value="sip-brute" calcext:value-type="string">
            <text:p>sip-brute</text:p>
          </table:table-cell>
          <table:table-cell table:style-name="ce1"/>
          <table:table-cell office:value-type="string" calcext:value-type="string">
            <text:p>siprecon</text:p>
          </table:table-cell>
          <table:table-cell office:value-type="string" calcext:value-type="string">
            <text:p>Enum SIP Server allowed methods (INVITE, OPTIONS, SUBSCRIPTE, etc). Sends OPTION</text:p>
          </table:table-cell>
          <table:table-cell table:formula="of:=&quot;#&quot; &amp; [.B354] &amp; &quot;: &quot; &amp; [.E354]" office:value-type="string" office:string-value="#sip-brute: Enum SIP Server allowed methods (INVITE, OPTIONS, SUBSCRIPTE, etc). Sends OPTION" calcext:value-type="string">
            <text:p>#sip-brute: Enum SIP Server allowed methods (INVITE, OPTIONS, SUBSCRIPTE, etc). Sends OP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call-spoof.nse" xlink:type="simple">sip-call-spoof.nse</text:a> </text:p>
          </table:table-cell>
          <table:table-cell table:style-name="ce1" table:formula="of:=LEFT(TRIM([.A355]);LEN(TRIM([.A355]))-4)" office:value-type="string" office:string-value="sip-call-spoof" calcext:value-type="string">
            <text:p>sip-call-spoof</text:p>
          </table:table-cell>
          <table:table-cell table:style-name="ce1"/>
          <table:table-cell office:value-type="string" calcext:value-type="string">
            <text:p>siprecon</text:p>
          </table:table-cell>
          <table:table-cell office:value-type="string" calcext:value-type="string">
            <text:p>Enum SIP server’s valid extensions. Sends REGISTER SIP request looking for response code.</text:p>
          </table:table-cell>
          <table:table-cell table:formula="of:=&quot;#&quot; &amp; [.B355] &amp; &quot;: &quot; &amp; [.E355]" office:value-type="string" office:string-value="#sip-call-spoof: Enum SIP server’s valid extensions. Sends REGISTER SIP request looking for response code." calcext:value-type="string">
            <text:p>#sip-call-spoof: Enum SIP server’s valid extensions. Sends REGISTER SIP request looking for response cod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enum-users.nse" xlink:type="simple">sip-enum-users.nse</text:a> </text:p>
          </table:table-cell>
          <table:table-cell table:style-name="ce1" table:formula="of:=LEFT(TRIM([.A356]);LEN(TRIM([.A356]))-4)" office:value-type="string" office:string-value="sip-enum-users" calcext:value-type="string">
            <text:p>sip-enum-users</text:p>
          </table:table-cell>
          <table:table-cell table:style-name="ce1"/>
          <table:table-cell office:value-type="string" calcext:value-type="string">
            <text:p>siprecon (turned off)</text:p>
          </table:table-cell>
          <table:table-cell office:value-type="string" calcext:value-type="string">
            <text:p>Spoof call and detects action taken by target (busy, declined, hung up, etc)</text:p>
          </table:table-cell>
          <table:table-cell table:formula="of:=&quot;#&quot; &amp; [.B356] &amp; &quot;: &quot; &amp; [.E356]" office:value-type="string" office:string-value="#sip-enum-users: Spoof call and detects action taken by target (busy, declined, hung up, etc)" calcext:value-type="string">
            <text:p>#sip-enum-users: Spoof call and detects action taken by target (busy, declined, hung up, etc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methods.nse" xlink:type="simple">sip-methods.nse</text:a></text:p>
          </table:table-cell>
          <table:table-cell table:style-name="ce1" table:formula="of:=LEFT(TRIM([.A357]);LEN(TRIM([.A357]))-4)" office:value-type="string" office:string-value="sip-methods" calcext:value-type="string">
            <text:p>sip-methods</text:p>
          </table:table-cell>
          <table:table-cell/>
          <table:table-cell office:value-type="string" calcext:value-type="string">
            <text:p>siprecon (turned off)</text:p>
          </table:table-cell>
          <table:table-cell office:value-type="string" calcext:value-type="string">
            <text:p>Brute pass SIP accounts</text:p>
          </table:table-cell>
          <table:table-cell table:formula="of:=&quot;#&quot; &amp; [.B357] &amp; &quot;: &quot; &amp; [.E357]" office:value-type="string" office:string-value="#sip-methods: Brute pass SIP accounts" calcext:value-type="string">
            <text:p>#sip-methods: Brute pass SIP accoun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pop3-brute.nse" xlink:type="simple">pop3-brute.nse</text:a> </text:p>
          </table:table-cell>
          <table:table-cell table:style-name="ce1" table:formula="of:=LEFT(TRIM([.A358]);LEN(TRIM([.A358]))-4)" office:value-type="string" office:string-value="pop3-brute" calcext:value-type="string">
            <text:p>pop3-brute</text:p>
          </table:table-cell>
          <table:table-cell table:style-name="ce1"/>
          <table:table-cell office:value-type="string" calcext:value-type="string">
            <text:p>smtprecon (turned off)</text:p>
          </table:table-cell>
          <table:table-cell office:value-type="string" calcext:value-type="string">
            <text:p>Brute</text:p>
          </table:table-cell>
          <table:table-cell table:formula="of:=&quot;#&quot; &amp; [.B358] &amp; &quot;: &quot; &amp; [.E358]" office:value-type="string" office:string-value="#pop3-brute: Brute" calcext:value-type="string">
            <text:p>#pop3-brute: Bru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pop3-capabilities.nse" xlink:type="simple">pop3-capabilities.nse</text:a> </text:p>
          </table:table-cell>
          <table:table-cell table:style-name="ce1" table:formula="of:=LEFT(TRIM([.A359]);LEN(TRIM([.A359]))-4)" office:value-type="string" office:string-value="pop3-capabilities" calcext:value-type="string">
            <text:p>pop3-capabilities</text:p>
          </table:table-cell>
          <table:table-cell table:style-name="ce1"/>
          <table:table-cell office:value-type="string" calcext:value-type="string">
            <text:p>smtprecon</text:p>
          </table:table-cell>
          <table:table-cell office:value-type="string" calcext:value-type="string">
            <text:p>Retrieves POP3 email server capabilities</text:p>
          </table:table-cell>
          <table:table-cell table:formula="of:=&quot;#&quot; &amp; [.B359] &amp; &quot;: &quot; &amp; [.E359]" office:value-type="string" office:string-value="#pop3-capabilities: Retrieves POP3 email server capabilities" calcext:value-type="string">
            <text:p>#pop3-capabilities: Retrieves POP3 email server capabilit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TRIM([.A360]);LEN(TRIM([.A360])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smtprecon</text:p>
          </table:table-cell>
          <table:table-cell office:value-type="string" calcext:value-type="string">
            <text:p>Enum info from POP3 with NTLM auth enabled</text:p>
          </table:table-cell>
          <table:table-cell table:formula="of:=&quot;#&quot; &amp; [.B360] &amp; &quot;: &quot; &amp; [.E360]" office:value-type="string" office:string-value="#pop3-ntlm-info: Enum info from POP3 with NTLM auth enabled" calcext:value-type="string">
            <text:p>#pop3-ntlm-info: Enum info from POP3 with NTLM auth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nbstat.nse" xlink:type="simple">nbstat.nse</text:a></text:p>
          </table:table-cell>
          <table:table-cell table:style-name="ce1" table:formula="of:=LEFT(TRIM([.A361]);LEN(TRIM([.A361]))-4)" office:value-type="string" office:string-value="nbstat" calcext:value-type="string">
            <text:p>nbstat</text:p>
          </table:table-cell>
          <table:table-cell/>
          <table:table-cell office:value-type="string" calcext:value-type="string">
            <text:p>smbrecon</text:p>
          </table:table-cell>
          <table:table-cell office:value-type="string" calcext:value-type="string">
            <text:p>Retrieve nbstat information and mac</text:p>
          </table:table-cell>
          <table:table-cell table:formula="of:=&quot;#&quot; &amp; [.B361] &amp; &quot;: &quot; &amp; [.E361]" office:value-type="string" office:string-value="#nbstat: Retrieve nbstat information and mac" calcext:value-type="string">
            <text:p>#nbstat: Retrieve nbstat information and ma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krb5-enum-users.nse" xlink:type="simple">krb5-enum-users.nse</text:a></text:p>
          </table:table-cell>
          <table:table-cell table:style-name="ce1" table:formula="of:=LEFT(TRIM([.A362]);LEN(TRIM([.A362]))-4)" office:value-type="string" office:string-value="krb5-enum-users" calcext:value-type="string">
            <text:p>krb5-enum-users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Discover usernames by checking error code. Needs kerberos REALM to operate –script-args krb5-enum-users.realm=’test’</text:p>
          </table:table-cell>
          <table:table-cell table:formula="of:=&quot;#&quot; &amp; [.B362] &amp; &quot;: &quot; &amp; [.E362]" office:value-type="string" office:string-value="#krb5-enum-users: Discover usernames by checking error code. Needs kerberos REALM to operate –script-args krb5-enum-users.realm=’test’" calcext:value-type="string">
            <text:p>#krb5-enum-users: Discover usernames by checking error code. Needs kerberos REALM to operate –script-args krb5-enum-users.realm=’test’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ftp-enum.nse" xlink:type="simple">tftp-enum.nse</text:a> </text:p>
          </table:table-cell>
          <table:table-cell table:style-name="ce1" table:formula="of:=LEFT(TRIM([.A363]);LEN(TRIM([.A363]))-4)" office:value-type="string" office:string-value="tftp-enum" calcext:value-type="string">
            <text:p>tftp-enum</text:p>
          </table:table-cell>
          <table:table-cell office:value-type="string" calcext:value-type="string">
            <text:p>reconscan</text:p>
          </table:table-cell>
          <table:table-cell table:number-columns-repeated="2"/>
          <table:table-cell table:formula="of:=&quot;#&quot; &amp; [.B363] &amp; &quot;: &quot; &amp; [.E363]" office:value-type="string" office:string-value="#tftp-enum: " calcext:value-type="string">
            <text:p>#tftp-enum: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datanode-info.nse" xlink:type="simple">hadoop-datanode-info.nse</text:a> </text:p>
          </table:table-cell>
          <table:table-cell table:style-name="ce1" table:formula="of:=LEFT(TRIM([.A364]);LEN(TRIM([.A364]))-4)" office:value-type="string" office:string-value="hadoop-datanode-info" calcext:value-type="string">
            <text:p>hadoop-data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Discovers info such as log directories from Apache Hadoop DataNode</text:p>
          </table:table-cell>
          <table:table-cell table:formula="of:=&quot;#&quot; &amp; [.B364] &amp; &quot;: &quot; &amp; [.E364]" office:value-type="string" office:string-value="#hadoop-datanode-info: Discovers info such as log directories from Apache Hadoop DataNode" calcext:value-type="string">
            <text:p>#hadoop-datanode-info: Discovers info such as log directories from Apache Hadoop DataNo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jobtracker-info.nse" xlink:type="simple">hadoop-jobtracker-info.nse</text:a> </text:p>
          </table:table-cell>
          <table:table-cell table:style-name="ce1" table:formula="of:=LEFT(TRIM([.A365]);LEN(TRIM([.A365]))-4)" office:value-type="string" office:string-value="hadoop-jobtracker-info" calcext:value-type="string">
            <text:p>hadoop-jobtracker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s information from Apache Hadoop JobTracker status page</text:p>
          </table:table-cell>
          <table:table-cell table:formula="of:=&quot;#&quot; &amp; [.B365] &amp; &quot;: &quot; &amp; [.E365]" office:value-type="string" office:string-value="#hadoop-jobtracker-info: Retrieves information from Apache Hadoop JobTracker status page" calcext:value-type="string">
            <text:p>#hadoop-jobtracker-info: Retrieves information from Apache Hadoop JobTracker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namenode-info.nse" xlink:type="simple">hadoop-namenode-info.nse</text:a> </text:p>
          </table:table-cell>
          <table:table-cell table:style-name="ce1" table:formula="of:=LEFT(TRIM([.A366]);LEN(TRIM([.A366]))-4)" office:value-type="string" office:string-value="hadoop-namenode-info" calcext:value-type="string">
            <text:p>hadoop-name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NameNode status page</text:p>
          </table:table-cell>
          <table:table-cell table:formula="of:=&quot;#&quot; &amp; [.B366] &amp; &quot;: &quot; &amp; [.E366]" office:value-type="string" office:string-value="#hadoop-namenode-info: Retrieve information from Apache Hadoop NameNode status page" calcext:value-type="string">
            <text:p>#hadoop-namenode-info: Retrieve information from Apache Hadoop NameNode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secondary-namenode-info.nse" xlink:type="simple">hadoop-secondary-namenode-info.nse</text:a> </text:p>
          </table:table-cell>
          <table:table-cell table:style-name="ce1" table:formula="of:=LEFT(TRIM([.A367]);LEN(TRIM([.A367]))-4)" office:value-type="string" office:string-value="hadoop-secondary-namenode-info" calcext:value-type="string">
            <text:p>hadoop-secondary-name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secondary NameNode status page</text:p>
          </table:table-cell>
          <table:table-cell table:formula="of:=&quot;#&quot; &amp; [.B367] &amp; &quot;: &quot; &amp; [.E367]" office:value-type="string" office:string-value="#hadoop-secondary-namenode-info: Retrieve information from Apache Hadoop secondary NameNode status page" calcext:value-type="string">
            <text:p>#hadoop-secondary-namenode-info: Retrieve information from Apache Hadoop secondary NameNode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tasktracker-info.nse" xlink:type="simple">hadoop-tasktracker-info.nse</text:a></text:p>
          </table:table-cell>
          <table:table-cell table:style-name="ce1" table:formula="of:=LEFT(TRIM([.A368]);LEN(TRIM([.A368]))-4)" office:value-type="string" office:string-value="hadoop-tasktracker-info" calcext:value-type="string">
            <text:p>hadoop-tasktracker-info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TaskTracker status page</text:p>
          </table:table-cell>
          <table:table-cell table:formula="of:=&quot;#&quot; &amp; [.B368] &amp; &quot;: &quot; &amp; [.E368]" office:value-type="string" office:string-value="#hadoop-tasktracker-info: Retrieve information from Apache Hadoop TaskTracker status page" calcext:value-type="string">
            <text:p>#hadoop-tasktracker-info: Retrieve information from Apache Hadoop TaskTracker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firewalk.nse" xlink:type="simple">firewalk.nse</text:a></text:p>
          </table:table-cell>
          <table:table-cell table:style-name="ce1" table:formula="of:=LEFT(TRIM([.A369]);LEN(TRIM([.A369]))-4)" office:value-type="string" office:string-value="firewalk" calcext:value-type="string">
            <text:p>firewalk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Tries to discover firewall rules using an IP TTL expiration technique known as firewalking</text:p>
          </table:table-cell>
          <table:table-cell table:formula="of:=&quot;#&quot; &amp; [.B369] &amp; &quot;: &quot; &amp; [.E369]" office:value-type="string" office:string-value="#firewalk: Tries to discover firewall rules using an IP TTL expiration technique known as firewalking" calcext:value-type="string">
            <text:p>#firewalk: Tries to discover firewall rules using an IP TTL expiration technique known as firewalking</text:p>
          </table:table-cell>
          <table:table-cell table:number-columns-repeated="1018"/>
        </table:table-row>
        <table:table-row table:style-name="ro1" table:number-rows-repeated="1048052">
          <table:table-cell table:number-columns-repeated="1024"/>
        </table:table-row>
        <table:table-row table:style-name="ro2" table:number-rows-repeated="1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ipt Block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3">
          <table:table-cell office:value-type="string" calcext:value-type="string">
            <text:p>Modul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3">
          <table:table-cell table:style-name="ce1" office:value-type="string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2:.A42])" office:value-type="string" office:string-value="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" calcext:value-type="string">
            <text:p>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</text:p>
          </table:table-cell>
        </table:table-row>
        <table:table-row table:style-name="ro3" table:number-rows-repeated="7">
          <table:table-cell table:number-columns-repeated="3"/>
        </table:table-row>
        <table:table-row table:style-name="ro3">
          <table:table-cell table:style-name="ce1" office:value-type="string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51:.A86])" office:value-type="string" office:string-value="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" calcext:value-type="string">
            <text:p>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" office:value-type="string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1" office:value-type="string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1" office:value-type="string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90:.A92])" office:value-type="string" office:string-value="nfs-ls,nfs-showmount,nfs-statfs" calcext:value-type="string">
            <text:p>nfs-ls,nfs-showmount,nfs-statfs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" office:value-type="string" calcext:value-type="string">
            <text:p>broadcast-ataoe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avahi-dos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bjn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b2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hc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hcp6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ns-service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ropbox-listen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eigrp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hid-discoveryd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igmp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jenkins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listen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ms-sql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etbios-master-brows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etworker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ovell-locat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ospf2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c-anywher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c-duo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im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ing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ppoe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ri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ripng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sonicwall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sybase-asa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tellstick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upnp-info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versant-locat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ake-on-lan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pad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sdd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xdmc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url-snarf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targets-sniff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lltd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table:formula="of:=COM.MICROSOFT.TEXTJOIN(&quot;,&quot;;1;[.A96:.A133])" office:value-type="string" office:string-value="broadcast-ataoe-discover,broadcast-avahi-dos,broadcast-bjnp-discover,broadcast-db2-discover,broadcast-dhcp-discover,broadcast-dhcp6-discover,broadcast-dns-service-discovery,broadcast-dropbox-listener,broadcast-eigrp-discovery,broadcast-hid-discoveryd,broadcast-igmp-discovery,broadcast-jenkins-discover,broadcast-listener,broadcast-ms-sql-discover,broadcast-netbios-master-browser,broadcast-networker-discover,broadcast-novell-locate,broadcast-ospf2-discover,broadcast-pc-anywhere,broadcast-pc-duo,broadcast-pim-discovery,broadcast-ping,broadcast-pppoe-discover,broadcast-rip-discover,broadcast-ripng-discover,broadcast-sonicwall-discover,broadcast-sybase-asa-discover,broadcast-tellstick-discover,broadcast-upnp-info,broadcast-versant-locate,broadcast-wake-on-lan,broadcast-wpad-discover,broadcast-wsdd-discover,broadcast-xdmcp-discover,url-snarf,targets-sniffer,lltd-discovery" calcext:value-type="string">
            <text:p>broadcast-ataoe-discover,broadcast-avahi-dos,broadcast-bjnp-discover,broadcast-db2-discover,broadcast-dhcp-discover,broadcast-dhcp6-discover,broadcast-dns-service-discovery,broadcast-dropbox-listener,broadcast-eigrp-discovery,broadcast-hid-discoveryd,broadcast-igmp-discovery,broadcast-jenkins-discover,broadcast-listener,broadcast-ms-sql-discover,broadcast-netbios-master-browser,broadcast-networker-discover,broadcast-novell-locate,broadcast-ospf2-discover,broadcast-pc-anywhere,broadcast-pc-duo,broadcast-pim-discovery,broadcast-ping,broadcast-pppoe-discover,broadcast-rip-discover,broadcast-ripng-discover,broadcast-sonicwall-discover,broadcast-sybase-asa-discover,broadcast-tellstick-discover,broadcast-upnp-info,broadcast-versant-locate,broadcast-wake-on-lan,broadcast-wpad-discover,broadcast-wsdd-discover,broadcast-xdmcp-discover,url-snarf,targets-sniffer,lltd-discovery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1" office:value-type="string" calcext:value-type="string">
            <text:p>ajp-auth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style-name="ce1" office:value-type="string" calcext:value-type="string">
            <text:p>ajp-headers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style-name="ce1" office:value-type="string" calcext:value-type="string">
            <text:p>ajp-methods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style-name="ce1" office:value-type="string" calcext:value-type="string">
            <text:p>ajp-request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table:formula="of:=COM.MICROSOFT.TEXTJOIN(&quot;,&quot;;1;[.A137:.A140])" office:value-type="string" office:string-value="ajp-auth,ajp-headers,ajp-methods,ajp-request" calcext:value-type="string">
            <text:p>ajp-auth,ajp-headers,ajp-methods,ajp-request</text:p>
          </table:table-cell>
        </table:table-row>
        <table:table-row table:style-name="ro3" table:number-rows-repeated="104843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'nmap mapping'.A1:'nmap mapping'.F36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09:30:25.4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21:12.271435839</meta:creation-date>
    <dc:date>2018-08-27T10:03:36.503000000</dc:date>
    <meta:editing-duration>PT4H58M1S</meta:editing-duration>
    <meta:editing-cycles>17</meta:editing-cycles>
    <meta:generator>LibreOffice/6.0.1.1$Windows_X86_64 LibreOffice_project/60bfb1526849283ce2491346ed2aa51c465abfe6</meta:generator>
    <meta:document-statistic meta:table-count="2" meta:cell-count="2101" meta:object-count="0"/>
  </office:meta>
</office:document-meta>
</file>